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72mm"/>
    </style:style>
    <style:style style:name="co10" style:family="table-column">
      <style:table-column-properties fo:break-before="auto" style:column-width="50.45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7.23mm"/>
    </style:style>
    <style:style style:name="co15" style:family="table-column">
      <style:table-column-properties fo:break-before="auto" style:column-width="17.89mm"/>
    </style:style>
    <style:style style:name="co16" style:family="table-column">
      <style:table-column-properties fo:break-before="auto" style:column-width="16.58mm"/>
    </style:style>
    <style:style style:name="co17" style:family="table-column">
      <style:table-column-properties fo:break-before="auto" style:column-width="8.11mm"/>
    </style:style>
    <style:style style:name="co18" style:family="table-column">
      <style:table-column-properties fo:break-before="auto" style:column-width="17.04mm"/>
    </style:style>
    <style:style style:name="co19" style:family="table-column">
      <style:table-column-properties fo:break-before="auto" style:column-width="18.86mm"/>
    </style:style>
    <style:style style:name="co20" style:family="table-column">
      <style:table-column-properties fo:break-before="auto" style:column-width="20.2mm"/>
    </style:style>
    <style:style style:name="co21" style:family="table-column">
      <style:table-column-properties fo:break-before="auto" style:column-width="15.61mm"/>
    </style:style>
    <style:style style:name="co22" style:family="table-column">
      <style:table-column-properties fo:break-before="auto" style:column-width="14.99mm"/>
    </style:style>
    <style:style style:name="co23" style:family="table-column">
      <style:table-column-properties fo:break-before="auto" style:column-width="20.53mm"/>
    </style:style>
    <style:style style:name="co24" style:family="table-column">
      <style:table-column-properties fo:break-before="auto" style:column-width="218.28mm"/>
    </style:style>
    <style:style style:name="co25" style:family="table-column">
      <style:table-column-properties fo:break-before="auto" style:column-width="25.74mm"/>
    </style:style>
    <style:style style:name="co26" style:family="table-column">
      <style:table-column-properties fo:break-before="auto" style:column-width="27.68mm"/>
    </style:style>
    <style:style style:name="co27" style:family="table-column">
      <style:table-column-properties fo:break-before="auto" style:column-width="185.42mm"/>
    </style:style>
    <style:style style:name="co28" style:family="table-column">
      <style:table-column-properties fo:break-before="auto" style:column-width="41.66mm"/>
    </style:style>
    <style:style style:name="co29" style:family="table-column">
      <style:table-column-properties fo:break-before="auto" style:column-width="29.63mm"/>
    </style:style>
    <style:style style:name="co30" style:family="table-column">
      <style:table-column-properties fo:break-before="auto" style:column-width="27.36mm"/>
    </style:style>
    <style:style style:name="co31" style:family="table-column">
      <style:table-column-properties fo:break-before="auto" style:column-width="50.76mm"/>
    </style:style>
    <style:style style:name="co32" style:family="table-column">
      <style:table-column-properties fo:break-before="auto" style:column-width="43.62mm"/>
    </style:style>
    <style:style style:name="co33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ext-properties style:font-name="Arial"/>
    </style:style>
    <style:style style:name="ce8" style:family="table-cell" style:parent-style-name="Default">
      <style:table-cell-properties fo:background-color="transparent"/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2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3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4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55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6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7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59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2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3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5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6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7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8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69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0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1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/>
    <style:style style:name="ce73" style:family="table-cell" style:parent-style-name="Default" style:data-style-name="N3">
      <style:text-properties style:font-name="Arial"/>
    </style:style>
    <style:style style:name="ce74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5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6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9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1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2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3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4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5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86" style:family="table-cell" style:parent-style-name="Default" style:data-style-name="N4">
      <style:table-cell-properties fo:background-color="#ffff99"/>
    </style:style>
    <style:style style:name="ce87" style:family="table-cell" style:parent-style-name="Default" style:data-style-name="N4">
      <style:table-cell-properties fo:background-color="transparent"/>
    </style:style>
    <style:style style:name="ce88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89" style:family="table-cell" style:parent-style-name="Default" style:data-style-name="N11">
      <style:table-cell-properties fo:background-color="#ffff99"/>
      <style:text-properties style:font-name="Arial"/>
    </style:style>
    <style:style style:name="ce90" style:family="table-cell" style:parent-style-name="Default" style:data-style-name="N11">
      <style:table-cell-properties fo:background-color="transparent"/>
      <style:text-properties style:font-name="Arial"/>
    </style:style>
    <style:style style:name="ce91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2" style:family="table-cell" style:parent-style-name="Default" style:data-style-name="N11"/>
    <style:style style:name="ce93" style:family="table-cell" style:parent-style-name="Default" style:data-style-name="N11">
      <style:text-properties style:font-name="Arial"/>
    </style:style>
    <style:style style:name="ce94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95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0" style:family="table-cell" style:parent-style-name="Default">
      <style:text-properties style:font-name="Arial" fo:font-size="10pt" style:font-size-asian="10pt" style:font-size-complex="10pt"/>
    </style:style>
    <style:style style:name="ce10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2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3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5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3" style:family="table-cell" style:parent-style-name="Default">
      <style:table-cell-properties fo:background-color="#83caff"/>
      <style:text-properties style:font-name="Arial"/>
    </style:style>
    <style:style style:name="ce114" style:family="table-cell" style:parent-style-name="Default">
      <style:table-cell-properties fo:background-color="transparent"/>
    </style:style>
    <style:style style:name="ce115" style:family="table-cell" style:parent-style-name="Default">
      <style:table-cell-properties fo:background-color="#ffff99"/>
    </style:style>
    <style:style style:name="ce116" style:family="table-cell" style:parent-style-name="Default" style:data-style-name="N0">
      <style:text-properties fo:font-weight="bold" style:font-weight-asian="bold" style:font-weight-complex="bold"/>
    </style:style>
    <style:style style:name="ce117" style:family="table-cell" style:parent-style-name="Default" style:data-style-name="N0"/>
    <style:style style:name="ce118" style:family="table-cell" style:parent-style-name="Default" style:data-style-name="N11">
      <style:text-properties fo:font-weight="bold" style:font-weight-asian="bold" style:font-weight-complex="bold"/>
    </style:style>
    <style:style style:name="ce119" style:family="table-cell" style:parent-style-name="Default" style:data-style-name="N11">
      <style:table-cell-properties fo:background-color="#ff9999"/>
    </style:style>
    <style:style style:name="ce120" style:family="table-cell" style:parent-style-name="Default" style:data-style-name="N11">
      <style:table-cell-properties fo:background-color="#99ff66"/>
    </style:style>
    <style:style style:name="ce12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cccccc"/>
    </style:style>
    <style:style style:name="ce127" style:family="table-cell" style:parent-style-name="Default">
      <style:table-cell-properties fo:background-color="#99ff66"/>
    </style:style>
    <style:style style:name="ce128" style:family="table-cell" style:parent-style-name="Default">
      <style:table-cell-properties fo:background-color="#ff9999"/>
    </style:style>
    <style:style style:name="ce129" style:family="table-cell" style:parent-style-name="Default">
      <style:table-cell-properties fo:background-color="#ffcc00"/>
    </style:style>
    <style:style style:name="ce130" style:family="table-cell" style:parent-style-name="Default">
      <style:table-cell-properties fo:background-color="#eeeeee"/>
    </style:style>
    <style:style style:name="ce131" style:family="table-cell" style:parent-style-name="Default">
      <style:text-properties fo:font-weight="normal" style:font-weight-asian="normal" style:font-weight-complex="normal"/>
    </style:style>
    <style:style style:name="ce132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7"/>
        <table:table-column table:style-name="co10" table:default-cell-style-name="ce7"/>
        <table:table-column table:style-name="co11" table:default-cell-style-name="ce17"/>
        <table:table-column table:style-name="co12" table:default-cell-style-name="ce7"/>
        <table:table-column table:style-name="co13" table:default-cell-style-name="ce29"/>
        <table:table-column table:style-name="co14" table:default-cell-style-name="ce7"/>
        <table:table-column table:style-name="co15" table:default-cell-style-name="ce7"/>
        <table:table-column table:style-name="co16" table:default-cell-style-name="ce50"/>
        <table:table-column table:style-name="co13" table:default-cell-style-name="ce7"/>
        <table:table-column table:style-name="co17" table:default-cell-style-name="ce58"/>
        <table:table-column table:style-name="co18" table:default-cell-style-name="ce73"/>
        <table:table-column table:style-name="co13" table:default-cell-style-name="ce81"/>
        <table:table-column table:style-name="co19" table:default-cell-style-name="ce50"/>
        <table:table-column table:style-name="co20" table:default-cell-style-name="ce50"/>
        <table:table-column table:style-name="co21" table:default-cell-style-name="ce93"/>
        <table:table-column table:style-name="co22" table:default-cell-style-name="ce7"/>
        <table:table-column table:style-name="co23" table:default-cell-style-name="ce7"/>
        <table:table-column table:style-name="co24" table:default-cell-style-name="ce100"/>
        <table:table-column table:style-name="co1" table:number-columns-repeated="1004" table:default-cell-style-name="ce7"/>
        <table:table-column table:style-name="co1" table:number-columns-repeated="2" table:default-cell-style-name="Default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5" office:value-type="string" calcext:value-type="string">
            <text:p>TE</text:p>
          </table:table-cell>
          <table:table-cell table:style-name="ce68" office:value-type="string" calcext:value-type="string">
            <text:p>Max.</text:p>
          </table:table-cell>
          <table:table-cell table:style-name="ce74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88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95" office:value-type="string" calcext:value-type="string">
            <text:p>Reference</text:p>
          </table:table-cell>
          <table:table-cell table:style-name="ce113" table:number-columns-repeated="1004"/>
          <table:table-cell table:number-columns-repeated="2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5" office:value-type="string" calcext:value-type="string">
            <text:p>kN</text:p>
          </table:table-cell>
          <table:table-cell table:style-name="ce68" office:value-type="string" calcext:value-type="string">
            <text:p>kW</text:p>
          </table:table-cell>
          <table:table-cell table:style-name="ce74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</text:p>
          </table:table-cell>
          <table:table-cell table:style-name="ce88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88"/>
          <table:table-cell table:style-name="ce113" table:number-columns-repeated="1004"/>
          <table:table-cell table:number-columns-repeated="2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F3]/[.G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6" office:value-type="float" office:value="1" calcext:value-type="float">
            <text:p>1</text:p>
          </table:table-cell>
          <table:table-cell table:style-name="ce69" table:formula="of:=([.G3]/2.5)*0.7457" office:value-type="float" office:value="25.95036" calcext:value-type="float">
            <text:p>26</text:p>
          </table:table-cell>
          <table:table-cell table:style-name="ce75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4" office:value-type="float" office:value="25" calcext:value-type="float">
            <text:p>25.00</text:p>
          </table:table-cell>
          <table:table-cell table:style-name="ce89" table:formula="of:=([.L3]/[.M3])/([.F3]*[.N3])" office:value-type="percentage" office:value="0.00767861342380368" calcext:value-type="percentage">
            <text:p>0.77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96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4"/>
          <table:table-cell table:number-columns-repeated="2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G4]/[.F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7" office:value-type="float" office:value="1" calcext:value-type="float">
            <text:p>1</text:p>
          </table:table-cell>
          <table:table-cell table:style-name="ce70" table:formula="of:=([.G4]/2.5)*0.7457" office:value-type="float" office:value="14.914" calcext:value-type="float">
            <text:p>15</text:p>
          </table:table-cell>
          <table:table-cell table:style-name="ce76" table:formula="of:=MIN(([.F4]*[.N4])*[.M4]*[.O4];[.K4])" office:value-type="float" office:value="6.86493451163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5" office:value-type="float" office:value="25" calcext:value-type="float">
            <text:p>25.00</text:p>
          </table:table-cell>
          <table:table-cell table:style-name="ce90" office:value-type="percentage" office:value="0.0085" calcext:value-type="percentage">
            <text:p>0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https://www.locos-in-profile.co.uk/Early_Locomotives/Early_4.html</text:p>
          </table:table-cell>
          <table:table-cell table:style-name="ce4" table:number-columns-repeated="1004"/>
          <table:table-cell table:style-name="ce114" table:number-columns-repeated="2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G5]/[.F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7" office:value-type="float" office:value="1" calcext:value-type="float">
            <text:p>1</text:p>
          </table:table-cell>
          <table:table-cell table:style-name="ce70" table:formula="of:=([.G5]/2.5)*0.7457" office:value-type="float" office:value="14.914" calcext:value-type="float">
            <text:p>15</text:p>
          </table:table-cell>
          <table:table-cell table:style-name="ce76" table:formula="of:=MIN(([.F5]*[.N5])*[.M5]*[.O5];[.K5])" office:value-type="float" office:value="7.026462382497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5" office:value-type="float" office:value="25" calcext:value-type="float">
            <text:p>25.00</text:p>
          </table:table-cell>
          <table:table-cell table:style-name="ce90" office:value-type="percentage" office:value="0.0087" calcext:value-type="percentage">
            <text:p>0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https://www.locos-in-profile.co.uk/Early_Locomotives/Early_4.html</text:p>
          </table:table-cell>
          <table:table-cell table:style-name="ce4" table:number-columns-repeated="1004"/>
          <table:table-cell table:style-name="ce114" table:number-columns-repeated="2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G6]/[.F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0" table:formula="of:=([.G6]/2.5)*0.7457" office:value-type="float" office:value="17.8968" calcext:value-type="float">
            <text:p>18</text:p>
          </table:table-cell>
          <table:table-cell table:style-name="ce77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5" office:value-type="float" office:value="25" calcext:value-type="float">
            <text:p>25.00</text:p>
          </table:table-cell>
          <table:table-cell table:style-name="ce90" table:formula="of:=([.L6]/[.M6])/([.F6]*[.N6])" office:value-type="percentage" office:value="0.00990541131670674" calcext:value-type="percentage">
            <text:p>0.99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G7]/[.F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0" table:formula="of:=([.G7]/2.5)*0.7457" office:value-type="float" office:value="42.05748" calcext:value-type="float">
            <text:p>42</text:p>
          </table:table-cell>
          <table:table-cell table:style-name="ce76" table:formula="of:=MIN(([.F7]*[.N7])*[.M7]*[.O7];[.K7])" office:value-type="float" office:value="11.30695096034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5" office:value-type="float" office:value="25" calcext:value-type="float">
            <text:p>25.00</text:p>
          </table:table-cell>
          <table:table-cell table:style-name="ce90" office:value-type="percentage" office:value="0.01" calcext:value-type="percentage">
            <text:p>1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6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G8]/[.F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59" office:value-type="float" office:value="2" calcext:value-type="float">
            <text:p>2</text:p>
          </table:table-cell>
          <table:table-cell table:style-name="ce70" table:formula="of:=([.G8]/2.5)*0.7457" office:value-type="float" office:value="19.68648" calcext:value-type="float">
            <text:p>20</text:p>
          </table:table-cell>
          <table:table-cell table:style-name="ce76" table:formula="of:=MIN(([.F8]*[.N8])*[.M8]*[.O8];[.K8])" office:value-type="float" office:value="19.3833445034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5" office:value-type="float" office:value="25" calcext:value-type="float">
            <text:p>25.00</text:p>
          </table:table-cell>
          <table:table-cell table:style-name="ce90" office:value-type="percentage" office:value="0.008" calcext:value-type="percentage">
            <text:p>0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6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G9]/[.F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0" table:formula="of:=([.G9]/2.5)*0.7457" office:value-type="float" office:value="26.934684" calcext:value-type="float">
            <text:p>27</text:p>
          </table:table-cell>
          <table:table-cell table:style-name="ce76" table:formula="of:=MIN(([.F9]*[.N9])*[.M9]*[.O9];[.K9])" office:value-type="float" office:value="18.171885471975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85" office:value-type="float" office:value="25" calcext:value-type="float">
            <text:p>25.00</text:p>
          </table:table-cell>
          <table:table-cell table:style-name="ce90" office:value-type="percentage" office:value="0.009" calcext:value-type="percentage">
            <text:p>0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6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G10]/[.F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0" office:value-type="float" office:value="4" calcext:value-type="float">
            <text:p>4</text:p>
          </table:table-cell>
          <table:table-cell table:style-name="ce69" table:formula="of:=([.G10]/2.5)*0.7457" office:value-type="float" office:value="41.08807" calcext:value-type="float">
            <text:p>41</text:p>
          </table:table-cell>
          <table:table-cell table:style-name="ce75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4" office:value-type="float" office:value="25" calcext:value-type="float">
            <text:p>25.00</text:p>
          </table:table-cell>
          <table:table-cell table:style-name="ce89" table:formula="of:=([.L10]/[.M10])/([.F10]*[.N10])" office:value-type="percentage" office:value="0.00990541131670674" calcext:value-type="percentage">
            <text:p>0.9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G11]/[.F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0" office:value-type="float" office:value="4" calcext:value-type="float">
            <text:p>4</text:p>
          </table:table-cell>
          <table:table-cell table:style-name="ce69" table:formula="of:=([.G11]/2.5)*0.7457" office:value-type="float" office:value="121.39996" calcext:value-type="float">
            <text:p>121</text:p>
          </table:table-cell>
          <table:table-cell table:style-name="ce78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89" table:formula="of:=([.L11]/[.M11])/([.F11]*[.N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4"/>
          <table:table-cell table:style-name="ce115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G12]/[.F12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0" table:formula="of:=([.G12]/2.5)*0.7457" office:value-type="float" office:value="121.39996" calcext:value-type="float">
            <text:p>121</text:p>
          </table:table-cell>
          <table:table-cell table:style-name="ce79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0" table:formula="of:=([.L12]/[.M12])/([.F12]*[.N12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G13]/[.F13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0" office:value-type="float" office:value="5" calcext:value-type="float">
            <text:p>5</text:p>
          </table:table-cell>
          <table:table-cell table:style-name="ce69" table:formula="of:=([.G13]/2.5)*0.7457" office:value-type="float" office:value="108.57392" calcext:value-type="float">
            <text:p>109</text:p>
          </table:table-cell>
          <table:table-cell table:style-name="ce75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30" calcext:value-type="float">
            <text:p>30.00</text:p>
          </table:table-cell>
          <table:table-cell table:style-name="ce89" table:formula="of:=([.L13]/[.M13])/([.F13]*[.N13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833" calcext:value-type="float">
            <text:p>1833</text:p>
          </table:table-cell>
          <table:table-cell table:style-name="ce8" office:value-type="string" calcext:value-type="string">
            <text:p>Stephenson Goods</text:p>
          </table:table-cell>
          <table:table-cell table:style-name="ce18" office:value-type="string" calcext:value-type="string">
            <text:p>0-4-2</text:p>
          </table:table-cell>
          <table:table-cell table:style-name="ce8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G14]/[.F14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1" office:value-type="float" office:value="8" calcext:value-type="float">
            <text:p>8</text:p>
          </table:table-cell>
          <table:table-cell table:style-name="ce70" table:formula="of:=([.G14]/2.5)*0.7457" office:value-type="float" office:value="149.14" calcext:value-type="float">
            <text:p>149</text:p>
          </table:table-cell>
          <table:table-cell table:style-name="ce76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1" office:value-type="percentage" office:value="0.016" calcext:value-type="percentage">
            <text:p>1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834" calcext:value-type="float">
            <text:p>1834</text:p>
          </table:table-cell>
          <table:table-cell table:style-name="ce8" office:value-type="string" calcext:value-type="string">
            <text:p>Vulcan</text:p>
          </table:table-cell>
          <table:table-cell table:style-name="ce18" office:value-type="string" calcext:value-type="string">
            <text:p>0-6-0</text:p>
          </table:table-cell>
          <table:table-cell table:style-name="ce8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G15]/[.F15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1" office:value-type="float" office:value="11" calcext:value-type="float">
            <text:p>11</text:p>
          </table:table-cell>
          <table:table-cell table:style-name="ce70" table:formula="of:=([.G15]/2.5)*0.7457" office:value-type="float" office:value="186.425" calcext:value-type="float">
            <text:p>186</text:p>
          </table:table-cell>
          <table:table-cell table:style-name="ce76" table:formula="of:=MIN(([.F15]*[.N15])*[.M15]*[.O15];[.K15])" office:value-type="float" office:value="53.8889796331517" calcext:value-type="float">
            <text:p>54</text:p>
          </table:table-cell>
          <table:table-cell table:style-name="ce82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1" office:value-type="percentage" office:value="0.0175" calcext:value-type="percentage">
            <text:p>1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837" calcext:value-type="float">
            <text:p>1837</text:p>
          </table:table-cell>
          <table:table-cell table:style-name="ce8" office:value-type="string" calcext:value-type="string">
            <text:p>LMR Lion</text:p>
          </table:table-cell>
          <table:table-cell table:style-name="ce18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G16]/[.F16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7" office:value-type="float" office:value="9" calcext:value-type="float">
            <text:p>9</text:p>
          </table:table-cell>
          <table:table-cell table:style-name="ce70" table:formula="of:=([.G16]/2.5)*0.7457" office:value-type="float" office:value="149.14" calcext:value-type="float">
            <text:p>149</text:p>
          </table:table-cell>
          <table:table-cell table:style-name="ce79" office:value-type="float" office:value="40" calcext:value-type="float">
            <text:p>40</text:p>
          </table:table-cell>
          <table:table-cell table:style-name="ce82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0" table:formula="of:=([.L16]/[.M16])/([.F16]*[.N16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www.steamlocomotive.com/locobase.php?country=Great_Britain&amp;wheel=0-4-2&amp;railroad=st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G17]/[.F17]" office:value-type="string" office:string-value="" calcext:value-type="error">
            <text:p>#VALUE!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0" table:formula="of:=([.G17]/2.5)*0.7457" office:value-type="string" office:string-value="" calcext:value-type="error">
            <text:p>#VALUE!</text:p>
          </table:table-cell>
          <table:table-cell table:style-name="ce79" office:value-type="float" office:value="58" calcext:value-type="float">
            <text:p>5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0" table:formula="of:=([.L17]/[.M17])/([.F17]*[.N1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18]/[.F18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2" office:value-type="float" office:value="12" calcext:value-type="float">
            <text:p>12</text:p>
          </table:table-cell>
          <table:table-cell table:style-name="ce70" table:formula="of:=([.G18]/2.5)*0.7457" office:value-type="string" office:string-value="" calcext:value-type="error">
            <text:p>#VALUE!</text:p>
          </table:table-cell>
          <table:table-cell table:style-name="ce79" office:value-type="float" office:value="45" calcext:value-type="float">
            <text:p>4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0" table:formula="of:=([.L18]/[.M18])/([.F18]*[.N1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2" office:value-type="string" calcext:value-type="string">
            <text:p>None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G19]/[.F19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70" table:formula="of:=([.G19]/2.5)*0.7457" office:value-type="float" office:value="406.55564" calcext:value-type="float">
            <text:p>407</text:p>
          </table:table-cell>
          <table:table-cell table:style-name="ce79" office:value-type="float" office:value="70" calcext:value-type="float">
            <text:p>7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0" table:formula="of:=([.L19]/[.M19])/([.F19]*[.N19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6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G20]/[.F20]" office:value-type="float" office:value="67.5238095238095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60" office:value-type="float" office:value="15" calcext:value-type="float">
            <text:p>15</text:p>
          </table:table-cell>
          <table:table-cell table:style-name="ce69" table:formula="of:=([.G20]/2.5)*0.7457" office:value-type="float" office:value="211.48052" calcext:value-type="float">
            <text:p>211</text:p>
          </table:table-cell>
          <table:table-cell table:style-name="ce75" office:value-type="float" office:value="83" calcext:value-type="float">
            <text:p>8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6" office:value-type="float" office:value="33.7018856" calcext:value-type="float">
            <text:p>33.70</text:p>
          </table:table-cell>
          <table:table-cell table:style-name="ce89" table:formula="of:=([.L20]/[.M20])/([.F20]*[.N20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p. 5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846" calcext:value-type="float">
            <text:p>1846</text:p>
          </table:table-cell>
          <table:table-cell table:style-name="ce8" office:value-type="string" calcext:value-type="string">
            <text:p>LBSCR Gray Single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G21]/[.F21]" office:value-type="float" office:value="62.5" calcext:value-type="float">
            <text:p>62.50</text:p>
          </table:table-cell>
          <table:table-cell table:style-name="ce52" office:value-type="float" office:value="100" calcext:value-type="float">
            <text:p>100</text:p>
          </table:table-cell>
          <table:table-cell table:style-name="ce61" office:value-type="float" office:value="16" calcext:value-type="float">
            <text:p>16</text:p>
          </table:table-cell>
          <table:table-cell table:style-name="ce71" table:formula="of:=([.G21]/2.5)*0.7457" office:value-type="float" office:value="223.71" calcext:value-type="float">
            <text:p>224</text:p>
          </table:table-cell>
          <table:table-cell table:style-name="ce76" table:formula="of:=MIN(([.F21]*[.N21])*[.M21]*[.O21];[.K21])" office:value-type="float" office:value="88.122463934369" calcext:value-type="float">
            <text:p>8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87" office:value-type="float" office:value="31.75144" calcext:value-type="float">
            <text:p>31.75</text:p>
          </table:table-cell>
          <table:table-cell table:style-name="ce90" office:value-type="percentage" office:value="0.0285" calcext:value-type="percentage">
            <text:p>2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p. 76 Ahrons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847" calcext:value-type="float">
            <text:p>1847</text:p>
          </table:table-cell>
          <table:table-cell table:style-name="ce8" office:value-type="string" calcext:value-type="string">
            <text:p>GNR Wilson Single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2" office:value-type="float" office:value="120" calcext:value-type="float">
            <text:p>120</text:p>
          </table:table-cell>
          <table:table-cell table:style-name="ce61" office:value-type="float" office:value="28" calcext:value-type="float">
            <text:p>28</text:p>
          </table:table-cell>
          <table:table-cell table:style-name="ce71" office:value-type="string" calcext:value-type="string">
            <text:p>n/a</text:p>
          </table:table-cell>
          <table:table-cell table:style-name="ce76" table:formula="of:=MIN(([.F22]*[.N22])*[.M22]*[.O22];[.K22])" office:value-type="float" office:value="97.1408447463658" calcext:value-type="float">
            <text:p>9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87" office:value-type="float" office:value="31.75144" calcext:value-type="float">
            <text:p>31.75</text:p>
          </table:table-cell>
          <table:table-cell table:style-name="ce90" office:value-type="percentage" office:value="0.029" calcext:value-type="percentage">
            <text:p>2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www.elegantsteam.com/GNR%202-2-2_1847.html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G23]/[.F2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0" office:value-type="float" office:value="28" calcext:value-type="float">
            <text:p>28</text:p>
          </table:table-cell>
          <table:table-cell table:style-name="ce69" table:formula="of:=([.G23]/2.5)*0.7457" office:value-type="float" office:value="238.624" calcext:value-type="float">
            <text:p>239</text:p>
          </table:table-cell>
          <table:table-cell table:style-name="ce75" office:value-type="float" office:value="98" calcext:value-type="float">
            <text:p>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6" office:value-type="float" office:value="33.7018856" calcext:value-type="float">
            <text:p>33.70</text:p>
          </table:table-cell>
          <table:table-cell table:style-name="ce89" table:formula="of:=([.L23]/[.M23])/([.F23]*[.N2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24]/[.F2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3" office:value-type="float" office:value="27" calcext:value-type="float">
            <text:p>27</text:p>
          </table:table-cell>
          <table:table-cell table:style-name="ce70" table:formula="of:=([.G24]/2.5)*0.7457" office:value-type="string" office:string-value="" calcext:value-type="error">
            <text:p>#VALUE!</text:p>
          </table:table-cell>
          <table:table-cell table:style-name="ce79" office:value-type="float" office:value="80" calcext:value-type="float">
            <text:p>8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0" table:formula="of:=([.L24]/[.M24])/([.F24]*[.N2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G25]/[.F2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0" office:value-type="float" office:value="21" calcext:value-type="float">
            <text:p>21</text:p>
          </table:table-cell>
          <table:table-cell table:style-name="ce69" table:formula="of:=([.G25]/2.5)*0.7457" office:value-type="float" office:value="316.77336" calcext:value-type="float">
            <text:p>317</text:p>
          </table:table-cell>
          <table:table-cell table:style-name="ce75" office:value-type="float" office:value="140" calcext:value-type="float">
            <text:p>14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6" office:value-type="float" office:value="50.575508" calcext:value-type="float">
            <text:p>50.58</text:p>
          </table:table-cell>
          <table:table-cell table:style-name="ce89" table:formula="of:=([.L25]/[.M25])/([.F25]*[.N2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p. 7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G26]/[.F2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0" table:formula="of:=([.G26]/2.5)*0.7457" office:value-type="float" office:value="342.42544" calcext:value-type="float">
            <text:p>342</text:p>
          </table:table-cell>
          <table:table-cell table:style-name="ce76" table:formula="of:=MIN(([.F26]*[.N26])*[.M26]*[.O26];[.K26])" office:value-type="float" office:value="85.5222622928235" calcext:value-type="float">
            <text:p>8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0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G27]/[.F27]" office:value-type="float" office:value="72.4633431085044" calcext:value-type="float">
            <text:p>72.46</text:p>
          </table:table-cell>
          <table:table-cell table:style-name="ce53" office:value-type="float" office:value="150" calcext:value-type="float">
            <text:p>150</text:p>
          </table:table-cell>
          <table:table-cell table:style-name="ce64" office:value-type="float" office:value="35" calcext:value-type="float">
            <text:p>35</text:p>
          </table:table-cell>
          <table:table-cell table:style-name="ce71" table:formula="of:=([.G27]/2.5)*0.7457" office:value-type="float" office:value="294.819952" calcext:value-type="float">
            <text:p>295</text:p>
          </table:table-cell>
          <table:table-cell table:style-name="ce76" table:formula="of:=MIN(([.F27]*[.N27])*[.M27]*[.O27];[.K27])" office:value-type="float" office:value="111.914645763426" calcext:value-type="float">
            <text:p>11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87" office:value-type="float" office:value="33.7018856" calcext:value-type="float">
            <text:p>33.70</text:p>
          </table:table-cell>
          <table:table-cell table:style-name="ce90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4" office:value-type="string" calcext:value-type="string">
            <text:p>p. 93 Ahrons</text:p>
          </table:table-cell>
          <table:table-cell table:style-name="ce10" table:number-columns-repeated="1004"/>
          <table:table-cell table:style-name="ce114" table:number-columns-repeated="2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G28]/[.F28]" office:value-type="float" office:value="80.4722222222222" calcext:value-type="float">
            <text:p>80.47</text:p>
          </table:table-cell>
          <table:table-cell table:style-name="ce54" office:value-type="float" office:value="120" calcext:value-type="float">
            <text:p>120</text:p>
          </table:table-cell>
          <table:table-cell table:style-name="ce60" office:value-type="float" office:value="26" calcext:value-type="float">
            <text:p>26</text:p>
          </table:table-cell>
          <table:table-cell table:style-name="ce69" table:formula="of:=([.G28]/2.5)*0.7457" office:value-type="float" office:value="432.05858" calcext:value-type="float">
            <text:p>432</text:p>
          </table:table-cell>
          <table:table-cell table:style-name="ce75" office:value-type="float" office:value="160" calcext:value-type="float">
            <text:p>16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6" office:value-type="float" office:value="42.2657025" calcext:value-type="float">
            <text:p>42.27</text:p>
          </table:table-cell>
          <table:table-cell table:style-name="ce89" table:formula="of:=([.L28]/[.M28])/([.F28]*[.N28])" office:value-type="percentage" office:value="0.0259156607675915" calcext:value-type="percentage">
            <text:p>2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p. 94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G29]/[.F2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0" table:formula="of:=([.G29]/2.5)*0.7457" office:value-type="float" office:value="394.25159" calcext:value-type="float">
            <text:p>394</text:p>
          </table:table-cell>
          <table:table-cell table:style-name="ce76" table:formula="of:=MIN(([.F29]*[.N29])*[.M29]*[.O29];[.K29])" office:value-type="float" office:value="102.809541256764" calcext:value-type="float">
            <text:p>10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0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30]/[.F3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3" office:value-type="float" office:value="25" calcext:value-type="float">
            <text:p>25</text:p>
          </table:table-cell>
          <table:table-cell table:style-name="ce70" table:formula="of:=([.G30]/2.5)*0.7457" office:value-type="string" office:string-value="" calcext:value-type="error">
            <text:p>#VALUE!</text:p>
          </table:table-cell>
          <table:table-cell table:style-name="ce79" office:value-type="float" office:value="100" calcext:value-type="float">
            <text:p>10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0" table:formula="of:=([.L30]/[.M30])/([.F30]*[.N3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5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G31]/[.F3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0" table:formula="of:=([.G31]/2.5)*0.7457" office:value-type="float" office:value="321.84412" calcext:value-type="float">
            <text:p>322</text:p>
          </table:table-cell>
          <table:table-cell table:style-name="ce79" office:value-type="float" office:value="154" calcext:value-type="float">
            <text:p>15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0" table:formula="of:=([.L31]/[.M31])/([.F31]*[.N3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52" calcext:value-type="float">
            <text:p>1852</text:p>
          </table:table-cell>
          <table:table-cell table:style-name="ce8" office:value-type="string" calcext:value-type="string">
            <text:p>LNWR Extra Large Bloomer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22" office:value-type="float" office:value="23.5" calcext:value-type="float">
            <text:p>23.5</text:p>
          </table:table-cell>
          <table:table-cell table:style-name="ce8" office:value-type="float" office:value="1231.75" calcext:value-type="float">
            <text:p>1231.75</text:p>
          </table:table-cell>
          <table:table-cell table:style-name="ce48" table:formula="of:=[.G32]/[.F3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1" office:value-type="float" office:value="35" calcext:value-type="float">
            <text:p>35</text:p>
          </table:table-cell>
          <table:table-cell table:style-name="ce71" table:formula="of:=([.G32]/2.5)*0.7457" office:value-type="float" office:value="367.40639" calcext:value-type="float">
            <text:p>367</text:p>
          </table:table-cell>
          <table:table-cell table:style-name="ce76" table:formula="of:=MIN(([.F32]*[.N32])*[.M32]*[.O32];[.K32])" office:value-type="float" office:value="197.498269098507" calcext:value-type="float">
            <text:p>19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87" office:value-type="float" office:value="42.27" calcext:value-type="float">
            <text:p>42.27</text:p>
          </table:table-cell>
          <table:table-cell table:style-name="ce90" office:value-type="percentage" office:value="0.0245" calcext:value-type="percentage">
            <text:p>2.45%</text:p>
          </table:table-cell>
          <table:table-cell table:style-name="ce8" office:value-type="string" calcext:value-type="string">
            <text:p>N</text:p>
          </table:table-cell>
          <table:table-cell table:style-name="ce8"/>
          <table:table-cell table:style-name="ce101" office:value-type="string" calcext:value-type="string">
            <text:p>p. 95 Ahrons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853" calcext:value-type="float">
            <text:p>1853</text:p>
          </table:table-cell>
          <table:table-cell table:style-name="ce8" office:value-type="string" calcext:value-type="string">
            <text:p>LNWR Small Bloomer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G33]/[.F3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1" office:value-type="float" office:value="28" calcext:value-type="float">
            <text:p>28</text:p>
          </table:table-cell>
          <table:table-cell table:style-name="ce71" table:formula="of:=([.G33]/2.5)*0.7457" office:value-type="float" office:value="298.28" calcext:value-type="float">
            <text:p>298</text:p>
          </table:table-cell>
          <table:table-cell table:style-name="ce76" table:formula="of:=MIN(([.F33]*[.N33])*[.M33]*[.O33];[.K33])" office:value-type="float" office:value="127.091808425526" calcext:value-type="float">
            <text:p>12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87" office:value-type="float" office:value="42.27" calcext:value-type="float">
            <text:p>42.27</text:p>
          </table:table-cell>
          <table:table-cell table:style-name="ce90" office:value-type="percentage" office:value="0.0285" calcext:value-type="percentage">
            <text:p>2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p. 95 Ahrons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34]/[.F3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2" office:value-type="float" office:value="30" calcext:value-type="float">
            <text:p>30</text:p>
          </table:table-cell>
          <table:table-cell table:style-name="ce70" table:formula="of:=([.G34]/2.5)*0.7457" office:value-type="string" office:string-value="" calcext:value-type="error">
            <text:p>#VALUE!</text:p>
          </table:table-cell>
          <table:table-cell table:style-name="ce79" office:value-type="float" office:value="117" calcext:value-type="float">
            <text:p>11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0" table:formula="of:=([.L34]/[.M34])/([.F34]*[.N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G35]/[.F3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0" table:formula="of:=([.G35]/2.5)*0.7457" office:value-type="float" office:value="201.339" calcext:value-type="float">
            <text:p>201</text:p>
          </table:table-cell>
          <table:table-cell table:style-name="ce76" table:formula="of:=([.L31]/[.K31])*[.K35]" office:value-type="float" office:value="96.339202965709" calcext:value-type="float">
            <text:p>9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0" table:formula="of:=([.L35]/[.M35])/([.F35]*[.N3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36]/[.F3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3" office:value-type="float" office:value="35" calcext:value-type="float">
            <text:p>35</text:p>
          </table:table-cell>
          <table:table-cell table:style-name="ce70" table:formula="of:=([.G36]/2.5)*0.7457" office:value-type="string" office:string-value="" calcext:value-type="error">
            <text:p>#VALUE!</text:p>
          </table:table-cell>
          <table:table-cell table:style-name="ce79" office:value-type="float" office:value="144" calcext:value-type="float">
            <text:p>14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0" table:formula="of:=([.L36]/[.M36])/([.F36]*[.N3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37]/[.F3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3" office:value-type="float" office:value="25" calcext:value-type="float">
            <text:p>25</text:p>
          </table:table-cell>
          <table:table-cell table:style-name="ce70" table:formula="of:=([.G37]/2.5)*0.7457" office:value-type="string" office:string-value="" calcext:value-type="error">
            <text:p>#VALUE!</text:p>
          </table:table-cell>
          <table:table-cell table:style-name="ce79" office:value-type="float" office:value="144" calcext:value-type="float">
            <text:p>14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0" table:formula="of:=([.L37]/[.M37])/([.F37]*[.N3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G38]/[.F3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3" office:value-type="float" office:value="26" calcext:value-type="float">
            <text:p>26</text:p>
          </table:table-cell>
          <table:table-cell table:style-name="ce70" table:formula="of:=([.G38]/2.5)*0.7457" office:value-type="float" office:value="256.22252" calcext:value-type="float">
            <text:p>256</text:p>
          </table:table-cell>
          <table:table-cell table:style-name="ce79" office:value-type="float" office:value="95" calcext:value-type="float">
            <text:p>9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0" table:formula="of:=([.L38]/[.M38])/([.F38]*[.N3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G39]/[.F3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4" office:value-type="float" office:value="42" calcext:value-type="float">
            <text:p>42</text:p>
          </table:table-cell>
          <table:table-cell table:style-name="ce71" table:formula="of:=([.G39]/2.5)*0.7457" office:value-type="float" office:value="292.3144" calcext:value-type="float">
            <text:p>292</text:p>
          </table:table-cell>
          <table:table-cell table:style-name="ce76" table:formula="of:=MIN(([.F39]*[.N39])*[.M39]*[.O39];[.K39])" office:value-type="float" office:value="150.559659073231" calcext:value-type="float">
            <text:p>15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87" office:value-type="float" office:value="33.7018856" calcext:value-type="float">
            <text:p>33.70</text:p>
          </table:table-cell>
          <table:table-cell table:style-name="ce90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10" table:number-columns-repeated="1004"/>
          <table:table-cell table:style-name="ce114" table:number-columns-repeated="2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G40]/[.F40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3" office:value-type="float" office:value="29" calcext:value-type="float">
            <text:p>29</text:p>
          </table:table-cell>
          <table:table-cell table:style-name="ce70" table:formula="of:=([.G40]/2.5)*0.7457" office:value-type="string" office:string-value="" calcext:value-type="error">
            <text:p>#VALUE!</text:p>
          </table:table-cell>
          <table:table-cell table:style-name="ce79" office:value-type="float" office:value="95" calcext:value-type="float">
            <text:p>9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0" table:formula="of:=([.L40]/[.M40])/([.F40]*[.N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p. 121 Ahron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G41]/[.F41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0" table:formula="of:=([.G41]/2.5)*0.7457" office:value-type="string" office:string-value="" calcext:value-type="error">
            <text:p>#VALUE!</text:p>
          </table:table-cell>
          <table:table-cell table:style-name="ce79" office:value-type="float" office:value="156" calcext:value-type="float">
            <text:p>15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0" table:formula="of:=([.L41]/[.M41])/([.F41]*[.N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G42]/[.F42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0" table:formula="of:=([.G42]/2.5)*0.7457" office:value-type="float" office:value="320.35272" calcext:value-type="float">
            <text:p>320</text:p>
          </table:table-cell>
          <table:table-cell table:style-name="ce76" table:formula="of:=MIN(([.F42]*[.N42])*[.M42]*[.O42];[.K42])" office:value-type="float" office:value="167.432681475301" calcext:value-type="float">
            <text:p>16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0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3]/[.F43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3" office:value-type="float" office:value="32" calcext:value-type="float">
            <text:p>32</text:p>
          </table:table-cell>
          <table:table-cell table:style-name="ce70" table:formula="of:=([.G43]/2.5)*0.7457" office:value-type="string" office:string-value="" calcext:value-type="error">
            <text:p>#VALUE!</text:p>
          </table:table-cell>
          <table:table-cell table:style-name="ce76" office:value-type="float" office:value="89" calcext:value-type="float">
            <text:p>8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0" table:formula="of:=([.L43]/[.M43])/([.F43]*[.N4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G44]/[.F44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3" office:value-type="float" office:value="47" calcext:value-type="float">
            <text:p>47</text:p>
          </table:table-cell>
          <table:table-cell table:style-name="ce70" table:formula="of:=([.G44]/2.5)*0.7457" office:value-type="float" office:value="262.4864" calcext:value-type="float">
            <text:p>262</text:p>
          </table:table-cell>
          <table:table-cell table:style-name="ce76" table:formula="of:=MIN(([.F44]*[.N44])*[.M44]*[.O44];[.K44])" office:value-type="float" office:value="135.275712179952" calcext:value-type="float">
            <text:p>13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0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G45]/[.F45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0" office:value-type="float" office:value="27" calcext:value-type="float">
            <text:p>27</text:p>
          </table:table-cell>
          <table:table-cell table:style-name="ce69" table:formula="of:=([.G45]/2.5)*0.7457" office:value-type="float" office:value="327.51144" calcext:value-type="float">
            <text:p>328</text:p>
          </table:table-cell>
          <table:table-cell table:style-name="ce75" office:value-type="float" office:value="173" calcext:value-type="float">
            <text:p>17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89" table:formula="of:=([.L45]/[.M45])/([.F45]*[.N45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p. 144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860" calcext:value-type="float">
            <text:p>1860</text:p>
          </table:table-cell>
          <table:table-cell table:style-name="ce8" office:value-type="string" calcext:value-type="string">
            <text:p>GNR Sturrock single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060" calcext:value-type="float">
            <text:p>1060</text:p>
          </table:table-cell>
          <table:table-cell table:style-name="ce48" table:formula="of:=[.G46]/[.F46]" office:value-type="float" office:value="50.4761904761905" calcext:value-type="float">
            <text:p>50.48</text:p>
          </table:table-cell>
          <table:table-cell table:style-name="ce8" office:value-type="float" office:value="150" calcext:value-type="float">
            <text:p>150</text:p>
          </table:table-cell>
          <table:table-cell table:style-name="ce61" office:value-type="float" office:value="41" calcext:value-type="float">
            <text:p>41</text:p>
          </table:table-cell>
          <table:table-cell table:style-name="ce71" table:formula="of:=([.G46]/2.5)*0.7457" office:value-type="float" office:value="316.1768" calcext:value-type="float">
            <text:p>316</text:p>
          </table:table-cell>
          <table:table-cell table:style-name="ce76" table:formula="of:=MIN(([.F46]*[.N46])*[.M46]*[.O46];[.K46])" office:value-type="float" office:value="200.86356147735" calcext:value-type="float">
            <text:p>20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36" calcext:value-type="percentage">
            <text:p>3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gnr.htm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861" calcext:value-type="float">
            <text:p>1861</text:p>
          </table:table-cell>
          <table:table-cell table:style-name="ce8" office:value-type="string" calcext:value-type="string">
            <text:p>LNWR McConnell large s'gle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G47]/[.F47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1" office:value-type="float" office:value="37" calcext:value-type="float">
            <text:p>37</text:p>
          </table:table-cell>
          <table:table-cell table:style-name="ce71" table:formula="of:=([.G47]/2.5)*0.7457" office:value-type="float" office:value="364.736784" calcext:value-type="float">
            <text:p>365</text:p>
          </table:table-cell>
          <table:table-cell table:style-name="ce76" table:formula="of:=MIN(([.F47]*[.N47])*[.M47]*[.O47];[.K47])" office:value-type="float" office:value="205.911719768447" calcext:value-type="float">
            <text:p>20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31" calcext:value-type="percentage">
            <text:p>3.1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p. 145 Ahrons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G48]/[.F48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0" table:formula="of:=([.G48]/2.5)*0.7457" office:value-type="float" office:value="253.538" calcext:value-type="float">
            <text:p>254</text:p>
          </table:table-cell>
          <table:table-cell table:style-name="ce76" table:formula="of:=MIN(([.F48]*[.N48])*[.M48]*[.O48];[.K48])" office:value-type="float" office:value="100.963165821948" calcext:value-type="float">
            <text:p>10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G49]/[.F49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3" office:value-type="float" office:value="27" calcext:value-type="float">
            <text:p>27</text:p>
          </table:table-cell>
          <table:table-cell table:style-name="ce70" table:formula="of:=([.G49]/2.5)*0.7457" office:value-type="float" office:value="299.47312" calcext:value-type="float">
            <text:p>299</text:p>
          </table:table-cell>
          <table:table-cell table:style-name="ce76" table:formula="of:=MIN(([.F49]*[.N49])*[.M49]*[.O49];[.K49])" office:value-type="float" office:value="169.607399591108" calcext:value-type="float">
            <text:p>17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0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G50]/[.F50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0" office:value-type="float" office:value="17" calcext:value-type="float">
            <text:p>17</text:p>
          </table:table-cell>
          <table:table-cell table:style-name="ce69" table:formula="of:=([.G50]/2.5)*0.7457" office:value-type="float" office:value="46.2334" calcext:value-type="float">
            <text:p>46</text:p>
          </table:table-cell>
          <table:table-cell table:style-name="ce78" office:value-type="float" office:value="14" calcext:value-type="float">
            <text:p>1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89" table:formula="of:=([.L50]/[.M50])/([.F50]*[.N50])" office:value-type="percentage" office:value="0.0181111595017209" calcext:value-type="percentage">
            <text:p>1.8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http://www.festipedia.org.uk/wiki/England_Engine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G51]/[.F51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0" table:formula="of:=([.G51]/2.5)*0.7457" office:value-type="float" office:value="328.70456" calcext:value-type="float">
            <text:p>329</text:p>
          </table:table-cell>
          <table:table-cell table:style-name="ce76" table:formula="of:=MIN(([.F51]*[.N51])*[.M51]*[.O51];[.K51])" office:value-type="float" office:value="174.336712108355" calcext:value-type="float">
            <text:p>17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0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6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G52]/[.F52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0" table:formula="of:=([.G52]/2.5)*0.7457" office:value-type="float" office:value="355.54976" calcext:value-type="float">
            <text:p>356</text:p>
          </table:table-cell>
          <table:table-cell table:style-name="ce76" table:formula="of:=MIN(([.F52]*[.N52])*[.M52]*[.O52];[.K52])" office:value-type="float" office:value="272.806019562904" calcext:value-type="float">
            <text:p>27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0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G53]/[.F53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3" office:value-type="float" office:value="37" calcext:value-type="float">
            <text:p>37</text:p>
          </table:table-cell>
          <table:table-cell table:style-name="ce70" table:formula="of:=([.G53]/2.5)*0.7457" office:value-type="float" office:value="256.22252" calcext:value-type="float">
            <text:p>256</text:p>
          </table:table-cell>
          <table:table-cell table:style-name="ce76" table:formula="of:=MIN(([.F53]*[.N53])*[.M53]*[.O53];[.K53])" office:value-type="float" office:value="148.787823316556" calcext:value-type="float">
            <text:p>14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G54]/[.F54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3" office:value-type="float" office:value="44" calcext:value-type="float">
            <text:p>44</text:p>
          </table:table-cell>
          <table:table-cell table:style-name="ce70" table:formula="of:=([.G54]/2.5)*0.7457" office:value-type="float" office:value="379.71044" calcext:value-type="float">
            <text:p>380</text:p>
          </table:table-cell>
          <table:table-cell table:style-name="ce76" table:formula="of:=MIN(([.F54]*[.N54])*[.M54]*[.O54];[.K54])" office:value-type="float" office:value="145.068127733642" calcext:value-type="float">
            <text:p>14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G55]/[.F55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0" table:formula="of:=([.G55]/2.5)*0.7457" office:value-type="float" office:value="298.28" calcext:value-type="float">
            <text:p>298</text:p>
          </table:table-cell>
          <table:table-cell table:style-name="ce76" table:formula="of:=MIN(([.F55]*[.N55])*[.M55]*[.O55];[.K55])" office:value-type="float" office:value="208.105907176085" calcext:value-type="float">
            <text:p>208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0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G56]/[.F56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0" table:formula="of:=([.G56]/2.5)*0.7457" office:value-type="float" office:value="338.84608" calcext:value-type="float">
            <text:p>339</text:p>
          </table:table-cell>
          <table:table-cell table:style-name="ce76" table:formula="of:=MIN(([.F56]*[.N56])*[.M56]*[.O56];[.K56])" office:value-type="float" office:value="170.043226647492" calcext:value-type="float">
            <text:p>17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G57]/[.F57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3" office:value-type="float" office:value="30" calcext:value-type="float">
            <text:p>30</text:p>
          </table:table-cell>
          <table:table-cell table:style-name="ce70" table:formula="of:=([.G57]/2.5)*0.7457" office:value-type="float" office:value="305.14044" calcext:value-type="float">
            <text:p>305</text:p>
          </table:table-cell>
          <table:table-cell table:style-name="ce76" table:formula="of:=MIN(([.F57]*[.N57])*[.M57]*[.O57];[.K57])" office:value-type="float" office:value="150.994728858569" calcext:value-type="float">
            <text:p>15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0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G58]/[.F58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3" office:value-type="float" office:value="31" calcext:value-type="float">
            <text:p>31</text:p>
          </table:table-cell>
          <table:table-cell table:style-name="ce70" table:formula="of:=([.G58]/2.5)*0.7457" office:value-type="float" office:value="286.3488" calcext:value-type="float">
            <text:p>286</text:p>
          </table:table-cell>
          <table:table-cell table:style-name="ce76" table:formula="of:=MIN(([.F58]*[.N58])*[.M58]*[.O58];[.K58])" office:value-type="float" office:value="138.160121651087" calcext:value-type="float">
            <text:p>13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G59]/[.F59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0" table:formula="of:=([.G59]/2.5)*0.7457" office:value-type="float" office:value="319.60702" calcext:value-type="float">
            <text:p>320</text:p>
          </table:table-cell>
          <table:table-cell table:style-name="ce76" table:formula="of:=MIN(([.F59]*[.N59])*[.M59]*[.O59];[.K59])" office:value-type="float" office:value="167.120608689488" calcext:value-type="float">
            <text:p>16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G60]/[.F6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0" table:formula="of:=([.G60]/2.5)*0.7457" office:value-type="float" office:value="328.70456" calcext:value-type="float">
            <text:p>329</text:p>
          </table:table-cell>
          <table:table-cell table:style-name="ce76" table:formula="of:=MIN(([.F60]*[.N60])*[.M60]*[.O60];[.K60])" office:value-type="float" office:value="162.856243396219" calcext:value-type="float">
            <text:p>16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8" office:value-type="float" office:value="1867" calcext:value-type="float">
            <text:p>1867</text:p>
          </table:table-cell>
          <table:table-cell table:style-name="ce8" office:value-type="string" calcext:value-type="string">
            <text:p>GNR A Class</text:p>
          </table:table-cell>
          <table:table-cell table:style-name="ce18" office:value-type="string" calcext:value-type="string">
            <text:p>0-4-2</text:p>
          </table:table-cell>
          <table:table-cell table:style-name="ce8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840" calcext:value-type="float">
            <text:p>840</text:p>
          </table:table-cell>
          <table:table-cell table:style-name="ce48" table:formula="of:=[.G61]/[.F61]" office:value-type="float" office:value="52.5" calcext:value-type="float">
            <text:p>52.50</text:p>
          </table:table-cell>
          <table:table-cell table:style-name="ce8" office:value-type="float" office:value="140" calcext:value-type="float">
            <text:p>140</text:p>
          </table:table-cell>
          <table:table-cell table:style-name="ce61" office:value-type="float" office:value="56" calcext:value-type="float">
            <text:p>56</text:p>
          </table:table-cell>
          <table:table-cell table:style-name="ce71" table:formula="of:=([.G61]/2.5)*0.7457" office:value-type="float" office:value="250.5552" calcext:value-type="float">
            <text:p>251</text:p>
          </table:table-cell>
          <table:table-cell table:style-name="ce76" table:formula="of:=MIN(([.F61]*[.N61])*[.M61]*[.O61];[.K61])" office:value-type="float" office:value="170.043226647492" calcext:value-type="float">
            <text:p>17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gnr.htm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867" calcext:value-type="float">
            <text:p>1867</text:p>
          </table:table-cell>
          <table:table-cell table:style-name="ce8" office:value-type="string" calcext:value-type="string">
            <text:p>GNR H Class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085" calcext:value-type="float">
            <text:p>1085</text:p>
          </table:table-cell>
          <table:table-cell table:style-name="ce48" table:formula="of:=[.G62]/[.F62]" office:value-type="float" office:value="67.8125" calcext:value-type="float">
            <text:p>67.81</text:p>
          </table:table-cell>
          <table:table-cell table:style-name="ce8" office:value-type="float" office:value="150" calcext:value-type="float">
            <text:p>150</text:p>
          </table:table-cell>
          <table:table-cell table:style-name="ce61" office:value-type="float" office:value="48" calcext:value-type="float">
            <text:p>48</text:p>
          </table:table-cell>
          <table:table-cell table:style-name="ce71" table:formula="of:=([.G62]/2.5)*0.7457" office:value-type="float" office:value="323.6338" calcext:value-type="float">
            <text:p>324</text:p>
          </table:table-cell>
          <table:table-cell table:style-name="ce76" table:formula="of:=MIN(([.F62]*[.N62])*[.M62]*[.O62];[.K62])" office:value-type="float" office:value="170.043226647492" calcext:value-type="float">
            <text:p>17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gnr.htm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G63]/[.F63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0" table:formula="of:=([.G63]/2.5)*0.7457" office:value-type="float" office:value="269.7853116" calcext:value-type="float">
            <text:p>270</text:p>
          </table:table-cell>
          <table:table-cell table:style-name="ce76" table:formula="of:=MIN(([.F63]*[.N63])*[.M63]*[.O63];[.K63])" office:value-type="float" office:value="154.43570953894" calcext:value-type="float">
            <text:p>154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6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G64]/[.F64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3" office:value-type="float" office:value="38" calcext:value-type="float">
            <text:p>38</text:p>
          </table:table-cell>
          <table:table-cell table:style-name="ce70" table:formula="of:=([.G64]/2.5)*0.7457" office:value-type="float" office:value="323.33552" calcext:value-type="float">
            <text:p>323</text:p>
          </table:table-cell>
          <table:table-cell table:style-name="ce76" table:formula="of:=MIN(([.F64]*[.N64])*[.M64]*[.O64];[.K64])" office:value-type="float" office:value="176.14442193387" calcext:value-type="float">
            <text:p>17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0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G65]/[.F65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3" office:value-type="float" office:value="54" calcext:value-type="float">
            <text:p>54</text:p>
          </table:table-cell>
          <table:table-cell table:style-name="ce70" table:formula="of:=([.G65]/2.5)*0.7457" office:value-type="float" office:value="337.65296" calcext:value-type="float">
            <text:p>338</text:p>
          </table:table-cell>
          <table:table-cell table:style-name="ce76" table:formula="of:=MIN(([.F65]*[.N65])*[.M65]*[.O65];[.K65])" office:value-type="float" office:value="231.901220879918" calcext:value-type="float">
            <text:p>23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0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Ahrons p. 174. As modified by Taff Vale, or else TE is insane.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G66]/[.F66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4" office:value-type="float" office:value="39" calcext:value-type="float">
            <text:p>39</text:p>
          </table:table-cell>
          <table:table-cell table:style-name="ce71" table:formula="of:=([.G66]/2.5)*0.7457" office:value-type="float" office:value="301.78479" calcext:value-type="float">
            <text:p>302</text:p>
          </table:table-cell>
          <table:table-cell table:style-name="ce76" table:formula="of:=MIN(([.F66]*[.N66])*[.M66]*[.O66];[.K66])" office:value-type="float" office:value="175.368856589858" calcext:value-type="float">
            <text:p>17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0" office:value-type="percentage" office:value="0.0415" calcext:value-type="percentage">
            <text:p>4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7" office:value-type="string" calcext:value-type="string">
            <text:p>Ahrons p. 168</text:p>
          </table:table-cell>
          <table:table-cell table:style-name="ce10" table:number-columns-repeated="1004"/>
          <table:table-cell table:style-name="ce114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G67]/[.F67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0" table:formula="of:=([.G67]/2.5)*0.7457" office:value-type="float" office:value="336.45984" calcext:value-type="float">
            <text:p>336</text:p>
          </table:table-cell>
          <table:table-cell table:style-name="ce76" table:formula="of:=MIN(([.F67]*[.N67])*[.M67]*[.O67];[.K67])" office:value-type="float" office:value="190.156152049391" calcext:value-type="float">
            <text:p>19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G68]/[.F68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0" table:formula="of:=([.G68]/2.5)*0.7457" office:value-type="float" office:value="327.21316" calcext:value-type="float">
            <text:p>327</text:p>
          </table:table-cell>
          <table:table-cell table:style-name="ce76" table:formula="of:=MIN(([.F68]*[.N68])*[.M68]*[.O68];[.K68])" office:value-type="float" office:value="191.96286133252" calcext:value-type="float">
            <text:p>19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6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G69]/[.F69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3" office:value-type="float" office:value="25" calcext:value-type="float">
            <text:p>25</text:p>
          </table:table-cell>
          <table:table-cell table:style-name="ce70" table:formula="of:=([.G69]/2.5)*0.7457" office:value-type="float" office:value="93.06336" calcext:value-type="float">
            <text:p>93</text:p>
          </table:table-cell>
          <table:table-cell table:style-name="ce76" table:formula="of:=MIN(([.F69]*[.N69])*[.M69]*[.O69];[.K69])" office:value-type="float" office:value="93.06336" calcext:value-type="float">
            <text:p>9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0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8" office:value-type="float" office:value="1870" calcext:value-type="float">
            <text:p>1870</text:p>
          </table:table-cell>
          <table:table-cell table:style-name="ce8" office:value-type="string" calcext:value-type="string">
            <text:p>MR 800 Class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8" office:value-type="float" office:value="17.5" calcext:value-type="float">
            <text:p>17.5</text:p>
          </table:table-cell>
          <table:table-cell table:style-name="ce8" office:value-type="float" office:value="1225" calcext:value-type="float">
            <text:p>1225</text:p>
          </table:table-cell>
          <table:table-cell table:style-name="ce48" table:formula="of:=[.G70]/[.F70]" office:value-type="float" office:value="70" calcext:value-type="float">
            <text:p>70.00</text:p>
          </table:table-cell>
          <table:table-cell table:style-name="ce8" office:value-type="float" office:value="140" calcext:value-type="float">
            <text:p>140</text:p>
          </table:table-cell>
          <table:table-cell table:style-name="ce61" office:value-type="float" office:value="53" calcext:value-type="float">
            <text:p>53</text:p>
          </table:table-cell>
          <table:table-cell table:style-name="ce71" table:formula="of:=([.G70]/2.5)*0.7457" office:value-type="float" office:value="365.393" calcext:value-type="float">
            <text:p>365</text:p>
          </table:table-cell>
          <table:table-cell table:style-name="ce76" table:formula="of:=MIN(([.F70]*[.N70])*[.M70]*[.O70];[.K70])" office:value-type="float" office:value="206.134077723198" calcext:value-type="float">
            <text:p>20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0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Ahrons p. 189</text:p>
          </table:table-cell>
          <table:table-cell table:style-name="ce8" table:number-columns-repeated="1004"/>
          <table:table-cell table:style-name="ce114"/>
          <table:table-cell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G71]/[.F71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0" office:value-type="float" office:value="45" calcext:value-type="float">
            <text:p>45</text:p>
          </table:table-cell>
          <table:table-cell table:style-name="ce69" table:formula="of:=([.G71]/2.5)*0.7457" office:value-type="float" office:value="347.4962" calcext:value-type="float">
            <text:p>347</text:p>
          </table:table-cell>
          <table:table-cell table:style-name="ce75" office:value-type="float" office:value="203" calcext:value-type="float">
            <text:p>20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89" table:formula="of:=([.L71]/[.M71])/([.F71]*[.N71])" office:value-type="percentage" office:value="0.043288442948923" calcext:value-type="percentage">
            <text:p>4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Ahrons p. 13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G72]/[.F72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0" table:formula="of:=([.G72]/2.5)*0.7457" office:value-type="float" office:value="391.34336" calcext:value-type="float">
            <text:p>391</text:p>
          </table:table-cell>
          <table:table-cell table:style-name="ce76" table:formula="of:=MIN(([.F72]*[.N72])*[.M72]*[.O72];[.K72])" office:value-type="float" office:value="233.224913048701" calcext:value-type="float">
            <text:p>23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G73]/[.F73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0" office:value-type="float" office:value="27" calcext:value-type="float">
            <text:p>27</text:p>
          </table:table-cell>
          <table:table-cell table:style-name="ce69" table:formula="of:=([.G73]/2.5)*0.7457" office:value-type="float" office:value="212.67364" calcext:value-type="float">
            <text:p>213</text:p>
          </table:table-cell>
          <table:table-cell table:style-name="ce75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89" table:formula="of:=([.L73]/[.M73])/([.F73]*[.N73])" office:value-type="percentage" office:value="0.0180246640755868" calcext:value-type="percentage">
            <text:p>1.8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Ahrons p. 31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G74]/[.F74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0" table:formula="of:=([.G74]/2.5)*0.7457" office:value-type="float" office:value="157.49184" calcext:value-type="float">
            <text:p>157</text:p>
          </table:table-cell>
          <table:table-cell table:style-name="ce76" table:formula="of:=MIN(([.F74]*[.N74])*[.M74]*[.O74];[.K74])" office:value-type="float" office:value="119.561643736518" calcext:value-type="float">
            <text:p>12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G75]/[.F75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0" table:formula="of:=([.G75]/2.5)*0.7457" office:value-type="float" office:value="334.96844" calcext:value-type="float">
            <text:p>335</text:p>
          </table:table-cell>
          <table:table-cell table:style-name="ce76" table:formula="of:=MIN(([.F75]*[.N75])*[.M75]*[.O75];[.K75])" office:value-type="float" office:value="217.070806517189" calcext:value-type="float">
            <text:p>21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en.wikipedia.org/wiki/LB%26SCR_Belgravia_clas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G76]/[.F76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0" table:formula="of:=([.G76]/2.5)*0.7457" office:value-type="float" office:value="306.93012" calcext:value-type="float">
            <text:p>307</text:p>
          </table:table-cell>
          <table:table-cell table:style-name="ce76" table:formula="of:=MIN(([.F76]*[.N76])*[.M76]*[.O76];[.K76])" office:value-type="float" office:value="178.146849167412" calcext:value-type="float">
            <text:p>17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G77]/[.F77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0" table:formula="of:=([.G77]/2.5)*0.7457" office:value-type="float" office:value="320.651" calcext:value-type="float">
            <text:p>321</text:p>
          </table:table-cell>
          <table:table-cell table:style-name="ce76" table:formula="of:=MIN(([.F77]*[.N77])*[.M77]*[.O77];[.K77])" office:value-type="float" office:value="198.738021144256" calcext:value-type="float">
            <text:p>19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G78]/[.F78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0" table:formula="of:=([.G78]/2.5)*0.7457" office:value-type="float" office:value="323.03724" calcext:value-type="float">
            <text:p>323</text:p>
          </table:table-cell>
          <table:table-cell table:style-name="ce76" table:formula="of:=MIN(([.F78]*[.N78])*[.M78]*[.O78];[.K78])" office:value-type="float" office:value="204.450410789446" calcext:value-type="float">
            <text:p>20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8" office:value-type="float" office:value="1874" calcext:value-type="float">
            <text:p>1874</text:p>
          </table:table-cell>
          <table:table-cell table:style-name="ce8" office:value-type="string" calcext:value-type="string">
            <text:p>LNWR Precursor (Webb)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8" office:value-type="float" office:value="17.1" calcext:value-type="float">
            <text:p>17.1</text:p>
          </table:table-cell>
          <table:table-cell table:style-name="ce8" office:value-type="float" office:value="1074.6" calcext:value-type="float">
            <text:p>1074.6</text:p>
          </table:table-cell>
          <table:table-cell table:style-name="ce48" table:formula="of:=[.G79]/[.F79]" office:value-type="float" office:value="62.8421052631579" calcext:value-type="float">
            <text:p>62.84</text:p>
          </table:table-cell>
          <table:table-cell table:style-name="ce8" office:value-type="float" office:value="140" calcext:value-type="float">
            <text:p>140</text:p>
          </table:table-cell>
          <table:table-cell table:style-name="ce61" office:value-type="float" office:value="53" calcext:value-type="float">
            <text:p>53</text:p>
          </table:table-cell>
          <table:table-cell table:style-name="ce71" table:formula="of:=([.G79]/2.5)*0.7457" office:value-type="float" office:value="320.531688" calcext:value-type="float">
            <text:p>321</text:p>
          </table:table-cell>
          <table:table-cell table:style-name="ce76" table:formula="of:=MIN(([.F79]*[.N79])*[.M79]*[.O79];[.K79])" office:value-type="float" office:value="204.450410789446" calcext:value-type="float">
            <text:p>20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5" calcext:value-type="percentage">
            <text:p>4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Ahrons p. 192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G80]/[.F80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0" table:formula="of:=([.G80]/2.5)*0.7457" office:value-type="float" office:value="357.936" calcext:value-type="float">
            <text:p>358</text:p>
          </table:table-cell>
          <table:table-cell table:style-name="ce76" table:formula="of:=MIN(([.F80]*[.N80])*[.M80]*[.O80];[.K80])" office:value-type="float" office:value="200.996407748168" calcext:value-type="float">
            <text:p>20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45" calcext:value-type="percentage">
            <text:p>4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G81]/[.F81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0" table:formula="of:=([.G81]/2.5)*0.7457" office:value-type="float" office:value="291.41956" calcext:value-type="float">
            <text:p>291</text:p>
          </table:table-cell>
          <table:table-cell table:style-name="ce76" table:formula="of:=MIN(([.F81]*[.N81])*[.M81]*[.O81];[.K81])" office:value-type="float" office:value="193.424170311522" calcext:value-type="float">
            <text:p>19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8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030" calcext:value-type="float">
            <text:p>1030</text:p>
          </table:table-cell>
          <table:table-cell table:style-name="ce48" table:formula="of:=[.G82]/[.F82]" office:value-type="float" office:value="64.375" calcext:value-type="float">
            <text:p>64.38</text:p>
          </table:table-cell>
          <table:table-cell table:style-name="ce8" office:value-type="float" office:value="150" calcext:value-type="float">
            <text:p>150</text:p>
          </table:table-cell>
          <table:table-cell table:style-name="ce61" office:value-type="float" office:value="59" calcext:value-type="float">
            <text:p>59</text:p>
          </table:table-cell>
          <table:table-cell table:style-name="ce71" table:formula="of:=([.G82]/2.5)*0.7457" office:value-type="float" office:value="307.2284" calcext:value-type="float">
            <text:p>307</text:p>
          </table:table-cell>
          <table:table-cell table:style-name="ce76" table:formula="of:=MIN(([.F82]*[.N82])*[.M82]*[.O82];[.K82])" office:value-type="float" office:value="189.173089645335" calcext:value-type="float">
            <text:p>18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45" calcext:value-type="percentage">
            <text:p>4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G83]/[.F83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0" table:formula="of:=([.G83]/2.5)*0.7457" office:value-type="float" office:value="360.739832" calcext:value-type="float">
            <text:p>361</text:p>
          </table:table-cell>
          <table:table-cell table:style-name="ce76" table:formula="of:=MIN(([.F83]*[.N83])*[.M83]*[.O83];[.K83])" office:value-type="float" office:value="209.232876538906" calcext:value-type="float">
            <text:p>2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G84]/[.F84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0" table:formula="of:=([.G84]/2.5)*0.7457" office:value-type="float" office:value="321.24756" calcext:value-type="float">
            <text:p>321</text:p>
          </table:table-cell>
          <table:table-cell table:style-name="ce76" table:formula="of:=MIN(([.F84]*[.N84])*[.M84]*[.O84];[.K84])" office:value-type="float" office:value="200.996407748168" calcext:value-type="float">
            <text:p>20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G85]/[.F85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0" table:formula="of:=([.G85]/2.5)*0.7457" office:value-type="float" office:value="304.2456" calcext:value-type="float">
            <text:p>304</text:p>
          </table:table-cell>
          <table:table-cell table:style-name="ce76" table:formula="of:=MIN(([.F85]*[.N85])*[.M85]*[.O85];[.K85])" office:value-type="float" office:value="215.09232195181" calcext:value-type="float">
            <text:p>21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6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G73]/2" office:value-type="float" office:value="356.5" calcext:value-type="float">
            <text:p>356.5</text:p>
          </table:table-cell>
          <table:table-cell table:style-name="ce48" table:formula="of:=[.G86]/[.F86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0" table:formula="of:=([.G86]/2.5)*0.7457" office:value-type="float" office:value="106.33682" calcext:value-type="float">
            <text:p>106</text:p>
          </table:table-cell>
          <table:table-cell table:style-name="ce76" table:formula="of:=MIN(([.F86]*[.N86])*[.M86]*[.O86];[.K86])" office:value-type="float" office:value="33.9534760500149" calcext:value-type="float">
            <text:p>34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8" office:value-type="float" office:value="1876" calcext:value-type="float">
            <text:p>1876</text:p>
          </table:table-cell>
          <table:table-cell table:style-name="ce8" office:value-type="string" calcext:value-type="string">
            <text:p>Merryweather Type 1 tram</text:p>
          </table:table-cell>
          <table:table-cell table:style-name="ce18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G87]/[.F87]" office:value-type="float" office:value="27.5" calcext:value-type="float">
            <text:p>27.50</text:p>
          </table:table-cell>
          <table:table-cell table:style-name="ce8" office:value-type="float" office:value="90" calcext:value-type="float">
            <text:p>90</text:p>
          </table:table-cell>
          <table:table-cell table:style-name="ce61" office:value-type="float" office:value="6" calcext:value-type="float">
            <text:p>6</text:p>
          </table:table-cell>
          <table:table-cell table:style-name="ce70" table:formula="of:=([.G87]/2.5)*0.7457" office:value-type="float" office:value="32.8108" calcext:value-type="float">
            <text:p>33</text:p>
          </table:table-cell>
          <table:table-cell table:style-name="ce76" table:formula="of:=MIN(([.F87]*[.N87])*[.M87]*[.O87];[.K87])" office:value-type="float" office:value="2.442301407432" calcext:value-type="float">
            <text:p>2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0" office:value-type="percentage" office:value="0.015" calcext:value-type="percentage">
            <text:p>1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Gladwin (vol. 1) p. 79. TE doubled from calculations, as a 2:1 gearing is assumed.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G88]/[.F88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0" table:formula="of:=([.G88]/2.5)*0.7457" office:value-type="float" office:value="391.64164" calcext:value-type="float">
            <text:p>392</text:p>
          </table:table-cell>
          <table:table-cell table:style-name="ce76" table:formula="of:=MIN(([.F88]*[.N88])*[.M88]*[.O88];[.K88])" office:value-type="float" office:value="206.908066799585" calcext:value-type="float">
            <text:p>20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G89]/[.F89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3" office:value-type="float" office:value="56" calcext:value-type="float">
            <text:p>56</text:p>
          </table:table-cell>
          <table:table-cell table:style-name="ce70" table:formula="of:=([.G89]/2.5)*0.7457" office:value-type="float" office:value="344.5134" calcext:value-type="float">
            <text:p>345</text:p>
          </table:table-cell>
          <table:table-cell table:style-name="ce76" table:formula="of:=MIN(([.F89]*[.N89])*[.M89]*[.O89];[.K89])" office:value-type="float" office:value="203.25479435208" calcext:value-type="float">
            <text:p>20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5" calcext:value-type="percentage">
            <text:p>4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G90]/[.F9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0" table:formula="of:=([.G90]/2.5)*0.7457" office:value-type="float" office:value="391.64164" calcext:value-type="float">
            <text:p>392</text:p>
          </table:table-cell>
          <table:table-cell table:style-name="ce76" table:formula="of:=MIN(([.F90]*[.N90])*[.M90]*[.O90];[.K90])" office:value-type="float" office:value="209.232876538906" calcext:value-type="float">
            <text:p>2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G91]/[.F91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0" table:formula="of:=([.G91]/2.5)*0.7457" office:value-type="float" office:value="332.5822" calcext:value-type="float">
            <text:p>333</text:p>
          </table:table-cell>
          <table:table-cell table:style-name="ce76" table:formula="of:=MIN(([.F91]*[.N91])*[.M91]*[.O91];[.K91])" office:value-type="float" office:value="209.232876538906" calcext:value-type="float">
            <text:p>2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6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6"/>
        </table:table-row>
        <table:table-row table:style-name="ro3">
          <table:table-cell table:style-name="ce8" office:value-type="float" office:value="1879" calcext:value-type="float">
            <text:p>1879</text:p>
          </table:table-cell>
          <table:table-cell table:style-name="ce8" office:value-type="string" calcext:value-type="string">
            <text:p>Kitson Standard no. 1 tram</text:p>
          </table:table-cell>
          <table:table-cell table:style-name="ce18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G92]/[.F92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5" office:value-type="float" office:value="12" calcext:value-type="float">
            <text:p>12</text:p>
          </table:table-cell>
          <table:table-cell table:style-name="ce70" table:formula="of:=([.G92]/2.5)*0.7457" office:value-type="float" office:value="34.60048" calcext:value-type="float">
            <text:p>35</text:p>
          </table:table-cell>
          <table:table-cell table:style-name="ce76" table:formula="of:=MIN(([.F92]*[.N92])*[.M92]*[.O92];[.K92])" office:value-type="float" office:value="3.36711954037958" calcext:value-type="float">
            <text:p>3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0" office:value-type="percentage" office:value="0.016" calcext:value-type="percentage">
            <text:p>1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Gladwin (vol. 1) pp. 64-5 Gladwin (vol. 3) pp. 199-202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79" calcext:value-type="float">
            <text:p>1879</text:p>
          </table:table-cell>
          <table:table-cell table:style-name="ce8" office:value-type="string" calcext:value-type="string">
            <text:p>Merryweather Type 2 tram</text:p>
          </table:table-cell>
          <table:table-cell table:style-name="ce18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G93]/[.F93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5" office:value-type="float" office:value="7" calcext:value-type="float">
            <text:p>7</text:p>
          </table:table-cell>
          <table:table-cell table:style-name="ce70" table:formula="of:=([.G93]/2.5)*0.7457" office:value-type="float" office:value="50.40932" calcext:value-type="float">
            <text:p>50</text:p>
          </table:table-cell>
          <table:table-cell table:style-name="ce76" table:formula="of:=MIN(([.F93]*[.N93])*[.M93]*[.O93];[.K93])" office:value-type="float" office:value="2.56034597545788" calcext:value-type="float">
            <text:p>3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0" office:value-type="percentage" office:value="0.017" calcext:value-type="percentage">
            <text:p>1.7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Gladwin (vol. 3) p. 23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79" calcext:value-type="float">
            <text:p>1879</text:p>
          </table:table-cell>
          <table:table-cell table:style-name="ce8" office:value-type="string" calcext:value-type="string">
            <text:p>Metropolitan B Class</text:p>
          </table:table-cell>
          <table:table-cell table:style-name="ce18" office:value-type="string" calcext:value-type="string">
            <text:p>4-4-0T</text:p>
          </table:table-cell>
          <table:table-cell table:style-name="ce8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G94]/[.F94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5" office:value-type="float" office:value="48" calcext:value-type="float">
            <text:p>48</text:p>
          </table:table-cell>
          <table:table-cell table:style-name="ce70" table:formula="of:=([.G94]/2.5)*0.7457" office:value-type="float" office:value="298.28" calcext:value-type="float">
            <text:p>298</text:p>
          </table:table-cell>
          <table:table-cell table:style-name="ce76" table:formula="of:=MIN(([.F94]*[.N94])*[.M94]*[.O94];[.K94])" office:value-type="float" office:value="216.370190514801" calcext:value-type="float">
            <text:p>216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met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0" calcext:value-type="float">
            <text:p>1880</text:p>
          </table:table-cell>
          <table:table-cell table:style-name="ce8" office:value-type="string" calcext:value-type="string">
            <text:p>LNWR Cauliflower</text:p>
          </table:table-cell>
          <table:table-cell table:style-name="ce18" office:value-type="string" calcext:value-type="string">
            <text:p>0-6-0</text:p>
          </table:table-cell>
          <table:table-cell table:style-name="ce8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80" calcext:value-type="float">
            <text:p>1080</text:p>
          </table:table-cell>
          <table:table-cell table:style-name="ce48" table:formula="of:=[.G95]/[.F95]" office:value-type="float" office:value="63.5294117647059" calcext:value-type="float">
            <text:p>63.53</text:p>
          </table:table-cell>
          <table:table-cell table:style-name="ce8" office:value-type="float" office:value="140" calcext:value-type="float">
            <text:p>140</text:p>
          </table:table-cell>
          <table:table-cell table:style-name="ce61" office:value-type="float" office:value="64" calcext:value-type="float">
            <text:p>64</text:p>
          </table:table-cell>
          <table:table-cell table:style-name="ce70" table:formula="of:=([.G95]/2.5)*0.7457" office:value-type="float" office:value="322.1424" calcext:value-type="float">
            <text:p>322</text:p>
          </table:table-cell>
          <table:table-cell table:style-name="ce76" table:formula="of:=MIN(([.F95]*[.N95])*[.M95]*[.O95];[.K95])" office:value-type="float" office:value="205.964858276775" calcext:value-type="float">
            <text:p>20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56" calcext:value-type="percentage">
            <text:p>4.5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0" calcext:value-type="float">
            <text:p>1880</text:p>
          </table:table-cell>
          <table:table-cell table:style-name="ce8" office:value-type="string" calcext:value-type="string">
            <text:p>LNWR Mansion House</text:p>
          </table:table-cell>
          <table:table-cell table:style-name="ce18" office:value-type="string" calcext:value-type="string">
            <text:p>2-4-2T</text:p>
          </table:table-cell>
          <table:table-cell table:style-name="ce8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8" office:value-type="float" office:value="14.24" calcext:value-type="float">
            <text:p>14.24</text:p>
          </table:table-cell>
          <table:table-cell table:style-name="ce8" office:value-type="float" office:value="971.6" calcext:value-type="float">
            <text:p>971.6</text:p>
          </table:table-cell>
          <table:table-cell table:style-name="ce48" table:formula="of:=[.G96]/[.F96]" office:value-type="float" office:value="68.2303370786517" calcext:value-type="float">
            <text:p>68.23</text:p>
          </table:table-cell>
          <table:table-cell table:style-name="ce8" office:value-type="float" office:value="140" calcext:value-type="float">
            <text:p>140</text:p>
          </table:table-cell>
          <table:table-cell table:style-name="ce61" office:value-type="float" office:value="54" calcext:value-type="float">
            <text:p>54</text:p>
          </table:table-cell>
          <table:table-cell table:style-name="ce70" table:formula="of:=([.G96]/2.5)*0.7457" office:value-type="float" office:value="289.808848" calcext:value-type="float">
            <text:p>290</text:p>
          </table:table-cell>
          <table:table-cell table:style-name="ce76" table:formula="of:=MIN(([.F96]*[.N96])*[.M96]*[.O96];[.K96])" office:value-type="float" office:value="172.147511577255" calcext:value-type="float">
            <text:p>17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Ahrons p. 219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0" calcext:value-type="float">
            <text:p>1880</text:p>
          </table:table-cell>
          <table:table-cell table:style-name="ce8" office:value-type="string" calcext:value-type="string">
            <text:p>L&amp;TSR 1 Class</text:p>
          </table:table-cell>
          <table:table-cell table:style-name="ce18" office:value-type="string" calcext:value-type="string">
            <text:p>4-4-2T</text:p>
          </table:table-cell>
          <table:table-cell table:style-name="ce8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20" calcext:value-type="float">
            <text:p>1020</text:p>
          </table:table-cell>
          <table:table-cell table:style-name="ce48" table:formula="of:=[.G97]/[.F97]" office:value-type="float" office:value="60" calcext:value-type="float">
            <text:p>60.00</text:p>
          </table:table-cell>
          <table:table-cell table:style-name="ce8" office:value-type="float" office:value="160" calcext:value-type="float">
            <text:p>160</text:p>
          </table:table-cell>
          <table:table-cell table:style-name="ce61" office:value-type="float" office:value="62" calcext:value-type="float">
            <text:p>62</text:p>
          </table:table-cell>
          <table:table-cell table:style-name="ce70" table:formula="of:=([.G97]/2.5)*0.7457" office:value-type="float" office:value="304.2456" calcext:value-type="float">
            <text:p>304</text:p>
          </table:table-cell>
          <table:table-cell table:style-name="ce76" table:formula="of:=MIN(([.F97]*[.N97])*[.M97]*[.O97];[.K97])" office:value-type="float" office:value="223.37394169769" calcext:value-type="float">
            <text:p>223</text:p>
          </table:table-cell>
          <table:table-cell table:style-name="ce82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0" office:value-type="percentage" office:value="0.0454" calcext:value-type="percentage">
            <text:p>4.54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t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1" calcext:value-type="float">
            <text:p>1881</text:p>
          </table:table-cell>
          <table:table-cell table:style-name="ce8" office:value-type="string" calcext:value-type="string">
            <text:p>LNWR Coal tank</text:p>
          </table:table-cell>
          <table:table-cell table:style-name="ce18" office:value-type="string" calcext:value-type="string">
            <text:p>0-6-2T</text:p>
          </table:table-cell>
          <table:table-cell table:style-name="ce8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75" calcext:value-type="float">
            <text:p>1075</text:p>
          </table:table-cell>
          <table:table-cell table:style-name="ce48" table:formula="of:=[.G98]/[.F98]" office:value-type="float" office:value="63.2352941176471" calcext:value-type="float">
            <text:p>63.24</text:p>
          </table:table-cell>
          <table:table-cell table:style-name="ce8" office:value-type="float" office:value="140" calcext:value-type="float">
            <text:p>140</text:p>
          </table:table-cell>
          <table:table-cell table:style-name="ce61" office:value-type="float" office:value="74" calcext:value-type="float">
            <text:p>74</text:p>
          </table:table-cell>
          <table:table-cell table:style-name="ce70" table:formula="of:=([.G98]/2.5)*0.7457" office:value-type="float" office:value="320.651" calcext:value-type="float">
            <text:p>321</text:p>
          </table:table-cell>
          <table:table-cell table:style-name="ce76" table:formula="of:=MIN(([.F98]*[.N98])*[.M98]*[.O98];[.K98])" office:value-type="float" office:value="205.964858276775" calcext:value-type="float">
            <text:p>20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56" calcext:value-type="percentage">
            <text:p>4.5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1" calcext:value-type="float">
            <text:p>1881</text:p>
          </table:table-cell>
          <table:table-cell table:style-name="ce8" office:value-type="string" calcext:value-type="string">
            <text:p>LNWR Special DX</text:p>
          </table:table-cell>
          <table:table-cell table:style-name="ce18" office:value-type="string" calcext:value-type="string">
            <text:p>0-6-0</text:p>
          </table:table-cell>
          <table:table-cell table:style-name="ce8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075" calcext:value-type="float">
            <text:p>1075</text:p>
          </table:table-cell>
          <table:table-cell table:style-name="ce48" table:formula="of:=[.G99]/[.F99]" office:value-type="float" office:value="71.6666666666667" calcext:value-type="float">
            <text:p>71.67</text:p>
          </table:table-cell>
          <table:table-cell table:style-name="ce8" office:value-type="float" office:value="150" calcext:value-type="float">
            <text:p>150</text:p>
          </table:table-cell>
          <table:table-cell table:style-name="ce61" office:value-type="float" office:value="61" calcext:value-type="float">
            <text:p>61</text:p>
          </table:table-cell>
          <table:table-cell table:style-name="ce71" table:formula="of:=([.G99]/2.5)*0.7457" office:value-type="float" office:value="320.651" calcext:value-type="float">
            <text:p>321</text:p>
          </table:table-cell>
          <table:table-cell table:style-name="ce76" table:formula="of:=MIN(([.F99]*[.N99])*[.M99]*[.O99];[.K99])" office:value-type="float" office:value="178.146849167412" calcext:value-type="float">
            <text:p>17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47" calcext:value-type="percentage">
            <text:p>4.4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881" calcext:value-type="float">
            <text:p>1881</text:p>
          </table:table-cell>
          <table:table-cell table:style-name="ce8" office:value-type="string" calcext:value-type="string">
            <text:p>Wilkinson tram engine</text:p>
          </table:table-cell>
          <table:table-cell table:style-name="ce18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G100]/[.F100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1" office:value-type="float" office:value="9" calcext:value-type="float">
            <text:p>9</text:p>
          </table:table-cell>
          <table:table-cell table:style-name="ce70" table:formula="of:=([.G100]/2.5)*0.7457" office:value-type="float" office:value="31.91596" calcext:value-type="float">
            <text:p>32</text:p>
          </table:table-cell>
          <table:table-cell table:style-name="ce76" table:formula="of:=MIN(([.F100]*[.N100])*[.M100]*[.O100];[.K100])" office:value-type="float" office:value="3.408367297482" calcext:value-type="float">
            <text:p>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6" calcext:value-type="float">
            <text:p>6.00</text:p>
          </table:table-cell>
          <table:table-cell table:style-name="ce90" office:value-type="percentage" office:value="0.014" calcext:value-type="percentage">
            <text:p>1.4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Gladwin (vol. 1) p. 79 and 87-89. TE doubled from calculations, as a 2:1 gearing is assumed.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2" calcext:value-type="float">
            <text:p>1882</text:p>
          </table:table-cell>
          <table:table-cell table:style-name="ce8" office:value-type="string" calcext:value-type="string">
            <text:p>LBSCR B1 “Gladstone”</text:p>
          </table:table-cell>
          <table:table-cell table:style-name="ce18" office:value-type="string" calcext:value-type="string">
            <text:p>0-4-2</text:p>
          </table:table-cell>
          <table:table-cell table:style-name="ce8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500" calcext:value-type="float">
            <text:p>1500</text:p>
          </table:table-cell>
          <table:table-cell table:style-name="ce48" table:formula="of:=[.G101]/[.F101]" office:value-type="float" office:value="71.4285714285714" calcext:value-type="float">
            <text:p>71.43</text:p>
          </table:table-cell>
          <table:table-cell table:style-name="ce8" office:value-type="float" office:value="150" calcext:value-type="float">
            <text:p>150</text:p>
          </table:table-cell>
          <table:table-cell table:style-name="ce61" office:value-type="float" office:value="63" calcext:value-type="float">
            <text:p>63</text:p>
          </table:table-cell>
          <table:table-cell table:style-name="ce70" table:formula="of:=([.G101]/2.5)*0.7457" office:value-type="float" office:value="447.42" calcext:value-type="float">
            <text:p>447</text:p>
          </table:table-cell>
          <table:table-cell table:style-name="ce76" table:formula="of:=MIN(([.F101]*[.N101])*[.M101]*[.O101];[.K101])" office:value-type="float" office:value="256.658995221058" calcext:value-type="float">
            <text:p>25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2" calcext:value-type="float">
            <text:p>1882</text:p>
          </table:table-cell>
          <table:table-cell table:style-name="ce8" office:value-type="string" calcext:value-type="string">
            <text:p>LBSCR C1 Class</text:p>
          </table:table-cell>
          <table:table-cell table:style-name="ce18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8" office:value-type="float" office:value="20.9" calcext:value-type="float">
            <text:p>20.9</text:p>
          </table:table-cell>
          <table:table-cell table:style-name="ce8" office:value-type="float" office:value="1413" calcext:value-type="float">
            <text:p>1413</text:p>
          </table:table-cell>
          <table:table-cell table:style-name="ce48" table:formula="of:=[.G102]/[.F102]" office:value-type="float" office:value="67.6076555023924" calcext:value-type="float">
            <text:p>67.61</text:p>
          </table:table-cell>
          <table:table-cell table:style-name="ce8" office:value-type="float" office:value="150" calcext:value-type="float">
            <text:p>150</text:p>
          </table:table-cell>
          <table:table-cell table:style-name="ce61" office:value-type="float" office:value="82" calcext:value-type="float">
            <text:p>82</text:p>
          </table:table-cell>
          <table:table-cell table:style-name="ce70" table:formula="of:=([.G102]/2.5)*0.7457" office:value-type="float" office:value="421.46964" calcext:value-type="float">
            <text:p>421</text:p>
          </table:table-cell>
          <table:table-cell table:style-name="ce76" table:formula="of:=MIN(([.F102]*[.N102])*[.M102]*[.O102];[.K102])" office:value-type="float" office:value="228.873621607319" calcext:value-type="float">
            <text:p>22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0" office:value-type="percentage" office:value="0.0425" calcext:value-type="percentage">
            <text:p>4.2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en.wikipedia.org/wiki/LB%26SCR_C1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G103]/[.F103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0" office:value-type="float" office:value="16" calcext:value-type="float">
            <text:p>16</text:p>
          </table:table-cell>
          <table:table-cell table:style-name="ce69" table:formula="of:=([.G103]/2.5)*0.7457" office:value-type="float" office:value="38.47812" calcext:value-type="float">
            <text:p>38</text:p>
          </table:table-cell>
          <table:table-cell table:style-name="ce75" office:value-type="float" office:value="4" calcext:value-type="float">
            <text:p>4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6" calcext:value-type="float">
            <text:p>6.00</text:p>
          </table:table-cell>
          <table:table-cell table:style-name="ce89" table:formula="of:=([.L103]/[.M103])/([.F103]*[.N103])" office:value-type="percentage" office:value="0.0163779949019719" calcext:value-type="percentage">
            <text:p>1.6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Gladwin (vol. 1) pp. 64-5 Gladwin (vol. 3) pp. 199-202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884" calcext:value-type="float">
            <text:p>1884</text:p>
          </table:table-cell>
          <table:table-cell table:style-name="ce8" office:value-type="string" calcext:value-type="string">
            <text:p>GNR G1 Class</text:p>
          </table:table-cell>
          <table:table-cell table:style-name="ce18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8" office:value-type="float" office:value="17.65" calcext:value-type="float">
            <text:p>17.65</text:p>
          </table:table-cell>
          <table:table-cell table:style-name="ce8" office:value-type="float" office:value="1165" calcext:value-type="float">
            <text:p>1165</text:p>
          </table:table-cell>
          <table:table-cell table:style-name="ce48" table:formula="of:=[.G104]/[.F104]" office:value-type="float" office:value="66.0056657223796" calcext:value-type="float">
            <text:p>66.01</text:p>
          </table:table-cell>
          <table:table-cell table:style-name="ce8" office:value-type="float" office:value="160" calcext:value-type="float">
            <text:p>160</text:p>
          </table:table-cell>
          <table:table-cell table:style-name="ce61" office:value-type="float" office:value="54" calcext:value-type="float">
            <text:p>54</text:p>
          </table:table-cell>
          <table:table-cell table:style-name="ce71" table:formula="of:=([.G104]/2.5)*0.7457" office:value-type="float" office:value="347.4962" calcext:value-type="float">
            <text:p>347</text:p>
          </table:table-cell>
          <table:table-cell table:style-name="ce76" table:formula="of:=MIN(([.F104]*[.N104])*[.M104]*[.O104];[.K104])" office:value-type="float" office:value="208.68156451501" calcext:value-type="float">
            <text:p>2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45" calcext:value-type="percentage">
            <text:p>4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s://en.wikipedia.org/wiki/GNR_Stirling_4-2-2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885" calcext:value-type="float">
            <text:p>1885</text:p>
          </table:table-cell>
          <table:table-cell table:style-name="ce8" office:value-type="string" calcext:value-type="string">
            <text:p>MR 1738 Class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G105]/[.F105]" office:value-type="float" office:value="70" calcext:value-type="float">
            <text:p>70.00</text:p>
          </table:table-cell>
          <table:table-cell table:style-name="ce8" office:value-type="float" office:value="160" calcext:value-type="float">
            <text:p>160</text:p>
          </table:table-cell>
          <table:table-cell table:style-name="ce66" office:value-type="float" office:value="58" calcext:value-type="float">
            <text:p>58</text:p>
          </table:table-cell>
          <table:table-cell table:style-name="ce70" table:formula="of:=([.G105]/2.5)*0.7457" office:value-type="float" office:value="375.8328" calcext:value-type="float">
            <text:p>376</text:p>
          </table:table-cell>
          <table:table-cell table:style-name="ce76" table:formula="of:=MIN(([.F105]*[.N105])*[.M105]*[.O105];[.K105])" office:value-type="float" office:value="220.949917625085" calcext:value-type="float">
            <text:p>22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62" calcext:value-type="percentage">
            <text:p>4.62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6" calcext:value-type="float">
            <text:p>1886</text:p>
          </table:table-cell>
          <table:table-cell table:style-name="ce8" office:value-type="string" calcext:value-type="string">
            <text:p>Hunslet “Alice”</text:p>
          </table:table-cell>
          <table:table-cell table:style-name="ce18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22" office:value-type="float" office:value="3.8" calcext:value-type="float">
            <text:p>3.8</text:p>
          </table:table-cell>
          <table:table-cell table:style-name="ce22" office:value-type="float" office:value="200" calcext:value-type="float">
            <text:p>200</text:p>
          </table:table-cell>
          <table:table-cell table:style-name="ce48" table:formula="of:=[.G106]/[.F106]" office:value-type="float" office:value="52.6315789473684" calcext:value-type="float">
            <text:p>52.63</text:p>
          </table:table-cell>
          <table:table-cell table:style-name="ce8" office:value-type="float" office:value="140" calcext:value-type="float">
            <text:p>140</text:p>
          </table:table-cell>
          <table:table-cell table:style-name="ce57" office:value-type="float" office:value="20" calcext:value-type="float">
            <text:p>20</text:p>
          </table:table-cell>
          <table:table-cell table:style-name="ce70" table:formula="of:=([.G106]/2.5)*0.7457" office:value-type="float" office:value="59.656" calcext:value-type="float">
            <text:p>60</text:p>
          </table:table-cell>
          <table:table-cell table:style-name="ce76" table:formula="of:=MIN(([.F106]*[.N106])*[.M106]*[.O106];[.K106])" office:value-type="float" office:value="20.1926331643897" calcext:value-type="float">
            <text:p>2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2" calcext:value-type="percentage">
            <text:p>2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http://en.wikipedia.org/wiki/Dinorwic_Alice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6" calcext:value-type="float">
            <text:p>1886</text:p>
          </table:table-cell>
          <table:table-cell table:style-name="ce8" office:value-type="string" calcext:value-type="string">
            <text:p>GNR Q Class</text:p>
          </table:table-cell>
          <table:table-cell table:style-name="ce18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G107]/[.F107]" office:value-type="float" office:value="57.0588235294118" calcext:value-type="float">
            <text:p>57.06</text:p>
          </table:table-cell>
          <table:table-cell table:style-name="ce8" office:value-type="float" office:value="150" calcext:value-type="float">
            <text:p>150</text:p>
          </table:table-cell>
          <table:table-cell table:style-name="ce66" office:value-type="float" office:value="53" calcext:value-type="float">
            <text:p>53</text:p>
          </table:table-cell>
          <table:table-cell table:style-name="ce71" table:formula="of:=([.G107]/2.5)*0.7457" office:value-type="float" office:value="289.3316" calcext:value-type="float">
            <text:p>289</text:p>
          </table:table-cell>
          <table:table-cell table:style-name="ce76" table:formula="of:=MIN(([.F107]*[.N107])*[.M107]*[.O107];[.K107])" office:value-type="float" office:value="207.771567559904" calcext:value-type="float">
            <text:p>20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/>
          <table:table-cell table:style-name="ce107" office:value-type="string" calcext:value-type="string">
            <text:p>http://orion.math.iastate.edu/jdhsmith/term/slgbgnr.htm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886" calcext:value-type="float">
            <text:p>1886</text:p>
          </table:table-cell>
          <table:table-cell table:style-name="ce8" office:value-type="string" calcext:value-type="string">
            <text:p>Kitson Standard no. 3 tram</text:p>
          </table:table-cell>
          <table:table-cell table:style-name="ce18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G108]/[.F108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6" office:value-type="float" office:value="18" calcext:value-type="float">
            <text:p>18</text:p>
          </table:table-cell>
          <table:table-cell table:style-name="ce70" table:formula="of:=([.G108]/2.5)*0.7457" office:value-type="float" office:value="44.742" calcext:value-type="float">
            <text:p>45</text:p>
          </table:table-cell>
          <table:table-cell table:style-name="ce76" table:formula="of:=MIN(([.F108]*[.N108])*[.M108]*[.O108];[.K108])" office:value-type="float" office:value="6.08947150919712" calcext:value-type="float">
            <text:p>6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0" office:value-type="percentage" office:value="0.017" calcext:value-type="percentage">
            <text:p>1.7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Gladwin (vol. 1) pp. 64-5 Gladwin (vol. 3) pp. 199-202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G109]/[.F109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0" office:value-type="float" office:value="49" calcext:value-type="float">
            <text:p>49</text:p>
          </table:table-cell>
          <table:table-cell table:style-name="ce69" table:formula="of:=([.G109]/2.5)*0.7457" office:value-type="float" office:value="320.651" calcext:value-type="float">
            <text:p>321</text:p>
          </table:table-cell>
          <table:table-cell table:style-name="ce75" office:value-type="float" office:value="233" calcext:value-type="float">
            <text:p>23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89" table:formula="of:=([.L109]/[.M109])/([.F109]*[.N109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orion.math.iastate.edu/jdhsmith/term/slgblnw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887" calcext:value-type="float">
            <text:p>1887</text:p>
          </table:table-cell>
          <table:table-cell table:style-name="ce8" office:value-type="string" calcext:value-type="string">
            <text:p>MR 25 Class</text:p>
          </table:table-cell>
          <table:table-cell table:style-name="ce18" office:value-type="string" calcext:value-type="string">
            <text:p>4-2-2</text:p>
          </table:table-cell>
          <table:table-cell table:style-name="ce8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240" calcext:value-type="float">
            <text:p>1240</text:p>
          </table:table-cell>
          <table:table-cell table:style-name="ce48" table:formula="of:=[.G110]/[.F110]" office:value-type="float" office:value="62" calcext:value-type="float">
            <text:p>62.00</text:p>
          </table:table-cell>
          <table:table-cell table:style-name="ce8" office:value-type="float" office:value="160" calcext:value-type="float">
            <text:p>160</text:p>
          </table:table-cell>
          <table:table-cell table:style-name="ce61" office:value-type="float" office:value="54" calcext:value-type="float">
            <text:p>54</text:p>
          </table:table-cell>
          <table:table-cell table:style-name="ce70" table:formula="of:=([.G110]/2.5)*0.7457" office:value-type="float" office:value="369.8672" calcext:value-type="float">
            <text:p>370</text:p>
          </table:table-cell>
          <table:table-cell table:style-name="ce76" table:formula="of:=MIN(([.F110]*[.N110])*[.M110]*[.O110];[.K110])" office:value-type="float" office:value="244.43713830577" calcext:value-type="float">
            <text:p>24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G111]/[.F111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0" table:formula="of:=([.G111]/2.5)*0.7457" office:value-type="float" office:value="320.651" calcext:value-type="float">
            <text:p>321</text:p>
          </table:table-cell>
          <table:table-cell table:style-name="ce76" table:formula="of:=MIN(([.F111]*[.N111])*[.M111]*[.O111];[.K111])" office:value-type="float" office:value="218.111161558152" calcext:value-type="float">
            <text:p>21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0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G112]/[.F112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0" table:formula="of:=([.G112]/2.5)*0.7457" office:value-type="float" office:value="314.6854" calcext:value-type="float">
            <text:p>315</text:p>
          </table:table-cell>
          <table:table-cell table:style-name="ce76" table:formula="of:=MIN(([.F112]*[.N112])*[.M112]*[.O112];[.K112])" office:value-type="float" office:value="207.771567559904" calcext:value-type="float">
            <text:p>20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G113]/[.F113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0" table:formula="of:=([.G113]/2.5)*0.7457" office:value-type="float" office:value="447.42" calcext:value-type="float">
            <text:p>447</text:p>
          </table:table-cell>
          <table:table-cell table:style-name="ce76" table:formula="of:=MIN(([.F113]*[.N113])*[.M113]*[.O113];[.K113])" office:value-type="float" office:value="220.949917625085" calcext:value-type="float">
            <text:p>22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8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G114]/[.F114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0" table:formula="of:=([.G114]/2.5)*0.7457" office:value-type="float" office:value="275.1633" calcext:value-type="float">
            <text:p>275</text:p>
          </table:table-cell>
          <table:table-cell table:style-name="ce76" table:formula="of:=MIN(([.F114]*[.N114])*[.M114]*[.O114];[.K114])" office:value-type="float" office:value="216.370190514801" calcext:value-type="float">
            <text:p>216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8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G115]/[.F115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0" table:formula="of:=([.G115]/2.5)*0.7457" office:value-type="float" office:value="359.12912" calcext:value-type="float">
            <text:p>359</text:p>
          </table:table-cell>
          <table:table-cell table:style-name="ce76" table:formula="of:=MIN(([.F115]*[.N115])*[.M115]*[.O115];[.K115])" office:value-type="float" office:value="210.933308805381" calcext:value-type="float">
            <text:p>21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8" office:value-type="float" office:value="1892" calcext:value-type="float">
            <text:p>1892</text:p>
          </table:table-cell>
          <table:table-cell table:style-name="ce8" office:value-type="string" calcext:value-type="string">
            <text:p>LBSCR D3 Class</text:p>
          </table:table-cell>
          <table:table-cell table:style-name="ce18" office:value-type="string" calcext:value-type="string">
            <text:p>0-4-4T</text:p>
          </table:table-cell>
          <table:table-cell table:style-name="ce8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4" calcext:value-type="float">
            <text:p>1204</text:p>
          </table:table-cell>
          <table:table-cell table:style-name="ce48" table:formula="of:=[.G116]/[.F116]" office:value-type="float" office:value="70.8235294117647" calcext:value-type="float">
            <text:p>70.82</text:p>
          </table:table-cell>
          <table:table-cell table:style-name="ce8" office:value-type="float" office:value="175" calcext:value-type="float">
            <text:p>175</text:p>
          </table:table-cell>
          <table:table-cell table:style-name="ce61" office:value-type="float" office:value="78" calcext:value-type="float">
            <text:p>78</text:p>
          </table:table-cell>
          <table:table-cell table:style-name="ce70" table:formula="of:=([.G116]/2.5)*0.7457" office:value-type="float" office:value="359.12912" calcext:value-type="float">
            <text:p>359</text:p>
          </table:table-cell>
          <table:table-cell table:style-name="ce76" table:formula="of:=MIN(([.F116]*[.N116])*[.M116]*[.O116];[.K116])" office:value-type="float" office:value="207.771567559904" calcext:value-type="float">
            <text:p>20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3" calcext:value-type="float">
            <text:p>1893</text:p>
          </table:table-cell>
          <table:table-cell table:style-name="ce8" office:value-type="string" calcext:value-type="string">
            <text:p>MR 2203 class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225" calcext:value-type="float">
            <text:p>1225</text:p>
          </table:table-cell>
          <table:table-cell table:style-name="ce48" table:formula="of:=[.G117]/[.F117]" office:value-type="float" office:value="61.25" calcext:value-type="float">
            <text:p>61.25</text:p>
          </table:table-cell>
          <table:table-cell table:style-name="ce8" office:value-type="float" office:value="160" calcext:value-type="float">
            <text:p>160</text:p>
          </table:table-cell>
          <table:table-cell table:style-name="ce61" office:value-type="float" office:value="66" calcext:value-type="float">
            <text:p>66</text:p>
          </table:table-cell>
          <table:table-cell table:style-name="ce70" table:formula="of:=([.G117]/2.5)*0.7457" office:value-type="float" office:value="365.393" calcext:value-type="float">
            <text:p>365</text:p>
          </table:table-cell>
          <table:table-cell table:style-name="ce76" table:formula="of:=MIN(([.F117]*[.N117])*[.M117]*[.O117];[.K117])" office:value-type="float" office:value="256.601366539002" calcext:value-type="float">
            <text:p>25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0" office:value-type="percentage" office:value="0.0465" calcext:value-type="percentage">
            <text:p>4.6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3" calcext:value-type="float">
            <text:p>1893</text:p>
          </table:table-cell>
          <table:table-cell table:style-name="ce8" office:value-type="string" calcext:value-type="string">
            <text:p>LBSCR C2 Class</text:p>
          </table:table-cell>
          <table:table-cell table:style-name="ce18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11" calcext:value-type="float">
            <text:p>1211</text:p>
          </table:table-cell>
          <table:table-cell table:style-name="ce48" table:formula="of:=[.G118]/[.F118]" office:value-type="float" office:value="63.7368421052632" calcext:value-type="float">
            <text:p>63.74</text:p>
          </table:table-cell>
          <table:table-cell table:style-name="ce8" office:value-type="float" office:value="160" calcext:value-type="float">
            <text:p>160</text:p>
          </table:table-cell>
          <table:table-cell table:style-name="ce61" office:value-type="float" office:value="80" calcext:value-type="float">
            <text:p>80</text:p>
          </table:table-cell>
          <table:table-cell table:style-name="ce70" table:formula="of:=([.G118]/2.5)*0.7457" office:value-type="float" office:value="361.21708" calcext:value-type="float">
            <text:p>361</text:p>
          </table:table-cell>
          <table:table-cell table:style-name="ce76" table:formula="of:=MIN(([.F118]*[.N118])*[.M118]*[.O118];[.K118])" office:value-type="float" office:value="222.754006056321" calcext:value-type="float">
            <text:p>22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0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4" calcext:value-type="float">
            <text:p>1894</text:p>
          </table:table-cell>
          <table:table-cell table:style-name="ce8" office:value-type="string" calcext:value-type="string">
            <text:p>HR Jones Goods</text:p>
          </table:table-cell>
          <table:table-cell table:style-name="ce18" office:value-type="string" calcext:value-type="string">
            <text:p>4-6-0</text:p>
          </table:table-cell>
          <table:table-cell table:style-name="ce8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675" calcext:value-type="float">
            <text:p>1675</text:p>
          </table:table-cell>
          <table:table-cell table:style-name="ce48" table:formula="of:=[.G119]/[.F119]" office:value-type="float" office:value="72.8260869565217" calcext:value-type="float">
            <text:p>72.83</text:p>
          </table:table-cell>
          <table:table-cell table:style-name="ce8" office:value-type="float" office:value="175" calcext:value-type="float">
            <text:p>175</text:p>
          </table:table-cell>
          <table:table-cell table:style-name="ce61" office:value-type="float" office:value="109" calcext:value-type="float">
            <text:p>109</text:p>
          </table:table-cell>
          <table:table-cell table:style-name="ce70" table:formula="of:=([.G119]/2.5)*0.7457" office:value-type="float" office:value="499.619" calcext:value-type="float">
            <text:p>500</text:p>
          </table:table-cell>
          <table:table-cell table:style-name="ce76" table:formula="of:=MIN(([.F119]*[.N119])*[.M119]*[.O119];[.K119])" office:value-type="float" office:value="281.102709051635" calcext:value-type="float">
            <text:p>28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h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4" calcext:value-type="float">
            <text:p>1894</text:p>
          </table:table-cell>
          <table:table-cell table:style-name="ce8" office:value-type="string" calcext:value-type="string">
            <text:p>LNWR A Class</text:p>
          </table:table-cell>
          <table:table-cell table:style-name="ce18" office:value-type="string" calcext:value-type="string">
            <text:p>0-8-0</text:p>
          </table:table-cell>
          <table:table-cell table:style-name="ce8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490" calcext:value-type="float">
            <text:p>1490</text:p>
          </table:table-cell>
          <table:table-cell table:style-name="ce48" table:formula="of:=[.G120]/[.F120]" office:value-type="float" office:value="70.952380952381" calcext:value-type="float">
            <text:p>70.95</text:p>
          </table:table-cell>
          <table:table-cell table:style-name="ce8" office:value-type="float" office:value="175" calcext:value-type="float">
            <text:p>175</text:p>
          </table:table-cell>
          <table:table-cell table:style-name="ce57" office:value-type="float" office:value="106" calcext:value-type="float">
            <text:p>106</text:p>
          </table:table-cell>
          <table:table-cell table:style-name="ce70" table:formula="of:=([.G120]/2.5)*0.7457" office:value-type="float" office:value="444.4372" calcext:value-type="float">
            <text:p>444</text:p>
          </table:table-cell>
          <table:table-cell table:style-name="ce76" table:formula="of:=MIN(([.F120]*[.N120])*[.M120]*[.O120];[.K120])" office:value-type="float" office:value="257.216949558495" calcext:value-type="float">
            <text:p>25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4" calcext:value-type="float">
            <text:p>1894</text:p>
          </table:table-cell>
          <table:table-cell table:style-name="ce8" office:value-type="string" calcext:value-type="string">
            <text:p>GNR G2 Class</text:p>
          </table:table-cell>
          <table:table-cell table:style-name="ce18" office:value-type="string" calcext:value-type="string">
            <text:p>4-2-2</text:p>
          </table:table-cell>
          <table:table-cell table:style-name="ce8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8" office:value-type="float" office:value="17.65" calcext:value-type="float">
            <text:p>17.65</text:p>
          </table:table-cell>
          <table:table-cell table:style-name="ce8" office:value-type="float" office:value="1050" calcext:value-type="float">
            <text:p>1050</text:p>
          </table:table-cell>
          <table:table-cell table:style-name="ce48" table:formula="of:=[.G121]/[.F121]" office:value-type="float" office:value="59.4900849858357" calcext:value-type="float">
            <text:p>59.49</text:p>
          </table:table-cell>
          <table:table-cell table:style-name="ce8" office:value-type="float" office:value="170" calcext:value-type="float">
            <text:p>170</text:p>
          </table:table-cell>
          <table:table-cell table:style-name="ce66" office:value-type="float" office:value="68" calcext:value-type="float">
            <text:p>68</text:p>
          </table:table-cell>
          <table:table-cell table:style-name="ce71" table:formula="of:=([.G121]/2.5)*0.7457" office:value-type="float" office:value="313.194" calcext:value-type="float">
            <text:p>313</text:p>
          </table:table-cell>
          <table:table-cell table:style-name="ce76" table:formula="of:=MIN(([.F121]*[.N121])*[.M121]*[.O121];[.K121])" office:value-type="float" office:value="211.026301194954" calcext:value-type="float">
            <text:p>21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s://en.wikipedia.org/wiki/GNR_Stirling_4-2-2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895" calcext:value-type="float">
            <text:p>1895</text:p>
          </table:table-cell>
          <table:table-cell table:style-name="ce8" office:value-type="string" calcext:value-type="string">
            <text:p>LNWR Watford tank</text:p>
          </table:table-cell>
          <table:table-cell table:style-name="ce18" office:value-type="string" calcext:value-type="string">
            <text:p>0-6-2T</text:p>
          </table:table-cell>
          <table:table-cell table:style-name="ce8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80" calcext:value-type="float">
            <text:p>1080</text:p>
          </table:table-cell>
          <table:table-cell table:style-name="ce48" table:formula="of:=[.G122]/[.F122]" office:value-type="float" office:value="63.5294117647059" calcext:value-type="float">
            <text:p>63.53</text:p>
          </table:table-cell>
          <table:table-cell table:style-name="ce8" office:value-type="float" office:value="160" calcext:value-type="float">
            <text:p>160</text:p>
          </table:table-cell>
          <table:table-cell table:style-name="ce61" office:value-type="float" office:value="73" calcext:value-type="float">
            <text:p>73</text:p>
          </table:table-cell>
          <table:table-cell table:style-name="ce70" table:formula="of:=([.G122]/2.5)*0.7457" office:value-type="float" office:value="322.1424" calcext:value-type="float">
            <text:p>322</text:p>
          </table:table-cell>
          <table:table-cell table:style-name="ce76" table:formula="of:=MIN(([.F122]*[.N122])*[.M122]*[.O122];[.K122])" office:value-type="float" office:value="207.771567559904" calcext:value-type="float">
            <text:p>20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5" calcext:value-type="float">
            <text:p>1895</text:p>
          </table:table-cell>
          <table:table-cell table:style-name="ce8" office:value-type="string" calcext:value-type="string">
            <text:p>LBSCR B2 Class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342" calcext:value-type="float">
            <text:p>1342</text:p>
          </table:table-cell>
          <table:table-cell table:style-name="ce48" table:formula="of:=[.G123]/[.F123]" office:value-type="float" office:value="70.6315789473684" calcext:value-type="float">
            <text:p>70.63</text:p>
          </table:table-cell>
          <table:table-cell table:style-name="ce8" office:value-type="float" office:value="160" calcext:value-type="float">
            <text:p>160</text:p>
          </table:table-cell>
          <table:table-cell table:style-name="ce61" office:value-type="float" office:value="63" calcext:value-type="float">
            <text:p>63</text:p>
          </table:table-cell>
          <table:table-cell table:style-name="ce70" table:formula="of:=([.G123]/2.5)*0.7457" office:value-type="float" office:value="400.29176" calcext:value-type="float">
            <text:p>400</text:p>
          </table:table-cell>
          <table:table-cell table:style-name="ce76" table:formula="of:=MIN(([.F123]*[.N123])*[.M123]*[.O123];[.K123])" office:value-type="float" office:value="229.691202244933" calcext:value-type="float">
            <text:p>23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4">
          <table:table-cell table:style-name="ce8" office:value-type="float" office:value="1896" calcext:value-type="float">
            <text:p>1896</text:p>
          </table:table-cell>
          <table:table-cell table:style-name="ce8" office:value-type="string" calcext:value-type="string">
            <text:p>GNR D2 Class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8" office:value-type="float" office:value="16.25" calcext:value-type="float">
            <text:p>16.25</text:p>
          </table:table-cell>
          <table:table-cell table:style-name="ce8" office:value-type="float" office:value="1235" calcext:value-type="float">
            <text:p>1235</text:p>
          </table:table-cell>
          <table:table-cell table:style-name="ce48" table:formula="of:=[.G124]/[.F124]" office:value-type="float" office:value="76" calcext:value-type="float">
            <text:p>76.00</text:p>
          </table:table-cell>
          <table:table-cell table:style-name="ce8" office:value-type="float" office:value="175" calcext:value-type="float">
            <text:p>175</text:p>
          </table:table-cell>
          <table:table-cell table:style-name="ce61" office:value-type="float" office:value="63" calcext:value-type="float">
            <text:p>63</text:p>
          </table:table-cell>
          <table:table-cell table:style-name="ce71" table:formula="of:=([.G124]/2.5)*0.7457" office:value-type="float" office:value="368.3758" calcext:value-type="float">
            <text:p>368</text:p>
          </table:table-cell>
          <table:table-cell table:style-name="ce76" table:formula="of:=MIN(([.F124]*[.N124])*[.M124]*[.O124];[.K124])" office:value-type="float" office:value="198.605174873438" calcext:value-type="float">
            <text:p>19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www.lner.info/locos/D/d3d4.php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896" calcext:value-type="float">
            <text:p>1896</text:p>
          </table:table-cell>
          <table:table-cell table:style-name="ce8" office:value-type="string" calcext:value-type="string">
            <text:p>MR 115 “Spinner”</text:p>
          </table:table-cell>
          <table:table-cell table:style-name="ce18" office:value-type="string" calcext:value-type="string">
            <text:p>4-2-2</text:p>
          </table:table-cell>
          <table:table-cell table:style-name="ce8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235" calcext:value-type="float">
            <text:p>1235</text:p>
          </table:table-cell>
          <table:table-cell table:style-name="ce48" table:formula="of:=[.G125]/[.F125]" office:value-type="float" office:value="58.8095238095238" calcext:value-type="float">
            <text:p>58.81</text:p>
          </table:table-cell>
          <table:table-cell table:style-name="ce8" office:value-type="float" office:value="170" calcext:value-type="float">
            <text:p>170</text:p>
          </table:table-cell>
          <table:table-cell table:style-name="ce61" office:value-type="float" office:value="68" calcext:value-type="float">
            <text:p>68</text:p>
          </table:table-cell>
          <table:table-cell table:style-name="ce70" table:formula="of:=([.G125]/2.5)*0.7457" office:value-type="float" office:value="368.3758" calcext:value-type="float">
            <text:p>368</text:p>
          </table:table-cell>
          <table:table-cell table:style-name="ce76" table:formula="of:=MIN(([.F125]*[.N125])*[.M125]*[.O125];[.K125])" office:value-type="float" office:value="257.774903895933" calcext:value-type="float">
            <text:p>25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62" calcext:value-type="percentage">
            <text:p>4.62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BSCR E4 Class</text:p>
          </table:table-cell>
          <table:table-cell table:style-name="ce18" office:value-type="string" calcext:value-type="string">
            <text:p>0-6-2T</text:p>
          </table:table-cell>
          <table:table-cell table:style-name="ce8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4" calcext:value-type="float">
            <text:p>1204</text:p>
          </table:table-cell>
          <table:table-cell table:style-name="ce48" table:formula="of:=[.G126]/[.F126]" office:value-type="float" office:value="70.8235294117647" calcext:value-type="float">
            <text:p>70.82</text:p>
          </table:table-cell>
          <table:table-cell table:style-name="ce8" office:value-type="float" office:value="170" calcext:value-type="float">
            <text:p>170</text:p>
          </table:table-cell>
          <table:table-cell table:style-name="ce61" office:value-type="float" office:value="85" calcext:value-type="float">
            <text:p>85</text:p>
          </table:table-cell>
          <table:table-cell table:style-name="ce70" table:formula="of:=([.G126]/2.5)*0.7457" office:value-type="float" office:value="359.12912" calcext:value-type="float">
            <text:p>359</text:p>
          </table:table-cell>
          <table:table-cell table:style-name="ce76" table:formula="of:=MIN(([.F126]*[.N126])*[.M126]*[.O126];[.K126])" office:value-type="float" office:value="210.933308805381" calcext:value-type="float">
            <text:p>21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67" calcext:value-type="percentage">
            <text:p>4.6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GNR E1 Class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8" office:value-type="float" office:value="16.25" calcext:value-type="float">
            <text:p>16.25</text:p>
          </table:table-cell>
          <table:table-cell table:style-name="ce8" office:value-type="float" office:value="1119" calcext:value-type="float">
            <text:p>1119</text:p>
          </table:table-cell>
          <table:table-cell table:style-name="ce48" table:formula="of:=[.G127]/[.F127]" office:value-type="float" office:value="68.8615384615385" calcext:value-type="float">
            <text:p>68.86</text:p>
          </table:table-cell>
          <table:table-cell table:style-name="ce8" office:value-type="float" office:value="170" calcext:value-type="float">
            <text:p>170</text:p>
          </table:table-cell>
          <table:table-cell table:style-name="ce61" office:value-type="float" office:value="61" calcext:value-type="float">
            <text:p>61</text:p>
          </table:table-cell>
          <table:table-cell table:style-name="ce71" table:formula="of:=([.G127]/2.5)*0.7457" office:value-type="float" office:value="333.77532" calcext:value-type="float">
            <text:p>334</text:p>
          </table:table-cell>
          <table:table-cell table:style-name="ce76" table:formula="of:=MIN(([.F127]*[.N127])*[.M127]*[.O127];[.K127])" office:value-type="float" office:value="197.741674113119" calcext:value-type="float">
            <text:p>19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58" calcext:value-type="percentage">
            <text:p>4.5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www.lner.info/locos/E/e1.php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NWR Jubilee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360" calcext:value-type="float">
            <text:p>1360</text:p>
          </table:table-cell>
          <table:table-cell table:style-name="ce48" table:formula="of:=[.G128]/[.F128]" office:value-type="float" office:value="64.7619047619048" calcext:value-type="float">
            <text:p>64.76</text:p>
          </table:table-cell>
          <table:table-cell table:style-name="ce8" office:value-type="float" office:value="175" calcext:value-type="float">
            <text:p>175</text:p>
          </table:table-cell>
          <table:table-cell table:style-name="ce61" office:value-type="float" office:value="130" calcext:value-type="float">
            <text:p>130</text:p>
          </table:table-cell>
          <table:table-cell table:style-name="ce70" table:formula="of:=([.G128]/2.5)*0.7457" office:value-type="float" office:value="405.6608" calcext:value-type="float">
            <text:p>406</text:p>
          </table:table-cell>
          <table:table-cell table:style-name="ce76" table:formula="of:=MIN(([.F128]*[.N128])*[.M128]*[.O128];[.K128])" office:value-type="float" office:value="248.289680159502" calcext:value-type="float">
            <text:p>24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SWR M7</text:p>
          </table:table-cell>
          <table:table-cell table:style-name="ce18" office:value-type="string" calcext:value-type="string">
            <text:p>0-4-4T</text:p>
          </table:table-cell>
          <table:table-cell table:style-name="ce8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90" calcext:value-type="float">
            <text:p>1190</text:p>
          </table:table-cell>
          <table:table-cell table:style-name="ce48" table:formula="of:=[.G129]/[.F129]" office:value-type="float" office:value="59.5" calcext:value-type="float">
            <text:p>59.50</text:p>
          </table:table-cell>
          <table:table-cell table:style-name="ce8" office:value-type="float" office:value="175" calcext:value-type="float">
            <text:p>175</text:p>
          </table:table-cell>
          <table:table-cell table:style-name="ce61" office:value-type="float" office:value="87" calcext:value-type="float">
            <text:p>87</text:p>
          </table:table-cell>
          <table:table-cell table:style-name="ce70" table:formula="of:=([.G129]/2.5)*0.7457" office:value-type="float" office:value="354.9532" calcext:value-type="float">
            <text:p>355</text:p>
          </table:table-cell>
          <table:table-cell table:style-name="ce76" table:formula="of:=MIN(([.F129]*[.N129])*[.M129]*[.O129];[.K129])" office:value-type="float" office:value="248.42252643032" calcext:value-type="float">
            <text:p>24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675" calcext:value-type="percentage">
            <text:p>4.6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s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SWR 700 Class</text:p>
          </table:table-cell>
          <table:table-cell table:style-name="ce18" office:value-type="string" calcext:value-type="string">
            <text:p>0-6-0</text:p>
          </table:table-cell>
          <table:table-cell table:style-name="ce8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8" office:value-type="float" office:value="20.25" calcext:value-type="float">
            <text:p>20.25</text:p>
          </table:table-cell>
          <table:table-cell table:style-name="ce8" office:value-type="float" office:value="1068" calcext:value-type="float">
            <text:p>1068</text:p>
          </table:table-cell>
          <table:table-cell table:style-name="ce48" table:formula="of:=[.G130]/[.F130]" office:value-type="float" office:value="52.7407407407407" calcext:value-type="float">
            <text:p>52.74</text:p>
          </table:table-cell>
          <table:table-cell table:style-name="ce8" office:value-type="float" office:value="175" calcext:value-type="float">
            <text:p>175</text:p>
          </table:table-cell>
          <table:table-cell table:style-name="ce61" office:value-type="float" office:value="100" calcext:value-type="float">
            <text:p>100</text:p>
          </table:table-cell>
          <table:table-cell table:style-name="ce71" table:formula="of:=([.G130]/2.5)*0.7457" office:value-type="float" office:value="318.56304" calcext:value-type="float">
            <text:p>319</text:p>
          </table:table-cell>
          <table:table-cell table:style-name="ce76" table:formula="of:=MIN(([.F130]*[.N130])*[.M130]*[.O130];[.K130])" office:value-type="float" office:value="251.527808010699" calcext:value-type="float">
            <text:p>25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675" calcext:value-type="percentage">
            <text:p>4.6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s://en.wikipedia.org/wiki/LSWR_700_class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TSR 37 Class</text:p>
          </table:table-cell>
          <table:table-cell table:style-name="ce18" office:value-type="string" calcext:value-type="string">
            <text:p>4-4-2T</text:p>
          </table:table-cell>
          <table:table-cell table:style-name="ce8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30" calcext:value-type="float">
            <text:p>1030</text:p>
          </table:table-cell>
          <table:table-cell table:style-name="ce48" table:formula="of:=[.G131]/[.F131]" office:value-type="float" office:value="51.5" calcext:value-type="float">
            <text:p>51.50</text:p>
          </table:table-cell>
          <table:table-cell table:style-name="ce8" office:value-type="float" office:value="170" calcext:value-type="float">
            <text:p>170</text:p>
          </table:table-cell>
          <table:table-cell table:style-name="ce61" office:value-type="float" office:value="77" calcext:value-type="float">
            <text:p>77</text:p>
          </table:table-cell>
          <table:table-cell table:style-name="ce71" table:formula="of:=([.G131]/2.5)*0.7457" office:value-type="float" office:value="307.2284" calcext:value-type="float">
            <text:p>307</text:p>
          </table:table-cell>
          <table:table-cell table:style-name="ce76" table:formula="of:=MIN(([.F131]*[.N131])*[.M131]*[.O131];[.K131])" office:value-type="float" office:value="273.434856145078" calcext:value-type="float">
            <text:p>273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ts.htm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898" calcext:value-type="float">
            <text:p>1898</text:p>
          </table:table-cell>
          <table:table-cell table:style-name="ce8" office:value-type="string" calcext:value-type="string">
            <text:p>Metropolitan E Class</text:p>
          </table:table-cell>
          <table:table-cell table:style-name="ce18" office:value-type="string" calcext:value-type="string">
            <text:p>0-4-4T</text:p>
          </table:table-cell>
          <table:table-cell table:style-name="ce8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45" calcext:value-type="float">
            <text:p>1145</text:p>
          </table:table-cell>
          <table:table-cell table:style-name="ce48" table:formula="of:=[.G132]/[.F132]" office:value-type="float" office:value="67.3529411764706" calcext:value-type="float">
            <text:p>67.35</text:p>
          </table:table-cell>
          <table:table-cell table:style-name="ce8" office:value-type="float" office:value="150" calcext:value-type="float">
            <text:p>150</text:p>
          </table:table-cell>
          <table:table-cell table:style-name="ce61" office:value-type="float" office:value="65" calcext:value-type="float">
            <text:p>65</text:p>
          </table:table-cell>
          <table:table-cell table:style-name="ce70" table:formula="of:=([.G132]/2.5)*0.7457" office:value-type="float" office:value="341.5306" calcext:value-type="float">
            <text:p>342</text:p>
          </table:table-cell>
          <table:table-cell table:style-name="ce76" table:formula="of:=MIN(([.F132]*[.N132])*[.M132]*[.O132];[.K132])" office:value-type="float" office:value="229.893327421976" calcext:value-type="float">
            <text:p>230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met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8" calcext:value-type="float">
            <text:p>1898</text:p>
          </table:table-cell>
          <table:table-cell table:style-name="ce8" office:value-type="string" calcext:value-type="string">
            <text:p>GNR 1321 Class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53" calcext:value-type="float">
            <text:p>1253</text:p>
          </table:table-cell>
          <table:table-cell table:style-name="ce48" table:formula="of:=[.G133]/[.F133]" office:value-type="float" office:value="65.9473684210526" calcext:value-type="float">
            <text:p>65.95</text:p>
          </table:table-cell>
          <table:table-cell table:style-name="ce8" office:value-type="float" office:value="175" calcext:value-type="float">
            <text:p>175</text:p>
          </table:table-cell>
          <table:table-cell table:style-name="ce61" office:value-type="float" office:value="66" calcext:value-type="float">
            <text:p>66</text:p>
          </table:table-cell>
          <table:table-cell table:style-name="ce71" table:formula="of:=([.G133]/2.5)*0.7457" office:value-type="float" office:value="373.74484" calcext:value-type="float">
            <text:p>374</text:p>
          </table:table-cell>
          <table:table-cell table:style-name="ce76" table:formula="of:=MIN(([.F133]*[.N133])*[.M133]*[.O133];[.K133])" office:value-type="float" office:value="232.215281390481" calcext:value-type="float">
            <text:p>23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www.lner.info/locos/D/d2.php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898" calcext:value-type="float">
            <text:p>1898</text:p>
          </table:table-cell>
          <table:table-cell table:style-name="ce8" office:value-type="string" calcext:value-type="string">
            <text:p>GWR 3300 “Bulldog”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265" calcext:value-type="float">
            <text:p>1265</text:p>
          </table:table-cell>
          <table:table-cell table:style-name="ce48" table:formula="of:=[.G134]/[.F134]" office:value-type="float" office:value="63.25" calcext:value-type="float">
            <text:p>63.25</text:p>
          </table:table-cell>
          <table:table-cell table:style-name="ce8" office:value-type="float" office:value="200" calcext:value-type="float">
            <text:p>200</text:p>
          </table:table-cell>
          <table:table-cell table:style-name="ce61" office:value-type="float" office:value="90" calcext:value-type="float">
            <text:p>90</text:p>
          </table:table-cell>
          <table:table-cell table:style-name="ce70" table:formula="of:=([.G134]/2.5)*0.7457" office:value-type="float" office:value="377.3242" calcext:value-type="float">
            <text:p>377</text:p>
          </table:table-cell>
          <table:table-cell table:style-name="ce76" table:formula="of:=MIN(([.F134]*[.N134])*[.M134]*[.O134];[.K134])" office:value-type="float" office:value="276.662674455607" calcext:value-type="float">
            <text:p>277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table:formula="of:=[.O109]" office:value-type="percentage" office:value="0.0465430165136135" calcext:value-type="percentage">
            <text:p>4.6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en.wikipedia.org/wiki/GWR_3300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G135]/[.F135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0" office:value-type="float" office:value="70" calcext:value-type="float">
            <text:p>70</text:p>
          </table:table-cell>
          <table:table-cell table:style-name="ce69" table:formula="of:=([.G135]/2.5)*0.7457" office:value-type="float" office:value="429.5232" calcext:value-type="float">
            <text:p>430</text:p>
          </table:table-cell>
          <table:table-cell table:style-name="ce75" office:value-type="float" office:value="314" calcext:value-type="float">
            <text:p>31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89" table:formula="of:=([.L135]/[.M135])/([.F135]*[.N135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http://orion.math.iastate.edu/jdhsmith/term/slgbgnr.htm</text:p>
          </table:table-cell>
          <table:table-cell table:style-name="ce6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99" calcext:value-type="float">
            <text:p>1899</text:p>
          </table:table-cell>
          <table:table-cell table:style-name="ce8" office:value-type="string" calcext:value-type="string">
            <text:p>MR 2441 Class</text:p>
          </table:table-cell>
          <table:table-cell table:style-name="ce18" office:value-type="string" calcext:value-type="string">
            <text:p>0-6-0T</text:p>
          </table:table-cell>
          <table:table-cell table:style-name="ce8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065" calcext:value-type="float">
            <text:p>1065</text:p>
          </table:table-cell>
          <table:table-cell table:style-name="ce48" table:formula="of:=[.G136]/[.F136]" office:value-type="float" office:value="66.5625" calcext:value-type="float">
            <text:p>66.56</text:p>
          </table:table-cell>
          <table:table-cell table:style-name="ce8" office:value-type="float" office:value="160" calcext:value-type="float">
            <text:p>160</text:p>
          </table:table-cell>
          <table:table-cell table:style-name="ce61" office:value-type="float" office:value="93" calcext:value-type="float">
            <text:p>93</text:p>
          </table:table-cell>
          <table:table-cell table:style-name="ce70" table:formula="of:=([.G136]/2.5)*0.7457" office:value-type="float" office:value="317.6682" calcext:value-type="float">
            <text:p>318</text:p>
          </table:table-cell>
          <table:table-cell table:style-name="ce76" table:formula="of:=MIN(([.F136]*[.N136])*[.M136]*[.O136];[.K136])" office:value-type="float" office:value="192.117278097852" calcext:value-type="float">
            <text:p>19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0" office:value-type="percentage" office:value="0.0466" calcext:value-type="percentage">
            <text:p>4.6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9" calcext:value-type="float">
            <text:p>1899</text:p>
          </table:table-cell>
          <table:table-cell table:style-name="ce8" office:value-type="string" calcext:value-type="string">
            <text:p>LSWR T9 “Greyhound”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500" calcext:value-type="float">
            <text:p>1500</text:p>
          </table:table-cell>
          <table:table-cell table:style-name="ce48" table:formula="of:=[.G137]/[.F137]" office:value-type="float" office:value="62.5" calcext:value-type="float">
            <text:p>62.50</text:p>
          </table:table-cell>
          <table:table-cell table:style-name="ce8" office:value-type="float" office:value="175" calcext:value-type="float">
            <text:p>175</text:p>
          </table:table-cell>
          <table:table-cell table:style-name="ce61" office:value-type="float" office:value="79" calcext:value-type="float">
            <text:p>79</text:p>
          </table:table-cell>
          <table:table-cell table:style-name="ce71" table:formula="of:=([.G137]/2.5)*0.7457" office:value-type="float" office:value="447.42" calcext:value-type="float">
            <text:p>447</text:p>
          </table:table-cell>
          <table:table-cell table:style-name="ce76" table:formula="of:=MIN(([.F137]*[.N137])*[.M137]*[.O137];[.K137])" office:value-type="float" office:value="298.13475660689" calcext:value-type="float">
            <text:p>29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0" office:value-type="percentage" office:value="0.0471" calcext:value-type="percentage">
            <text:p>4.71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swr.htm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899" calcext:value-type="float">
            <text:p>1899</text:p>
          </table:table-cell>
          <table:table-cell table:style-name="ce8" office:value-type="string" calcext:value-type="string">
            <text:p>LBSCR B4 Class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635" calcext:value-type="float">
            <text:p>1635</text:p>
          </table:table-cell>
          <table:table-cell table:style-name="ce48" table:formula="of:=[.G138]/[.F138]" office:value-type="float" office:value="68.125" calcext:value-type="float">
            <text:p>68.13</text:p>
          </table:table-cell>
          <table:table-cell table:style-name="ce8" office:value-type="float" office:value="175" calcext:value-type="float">
            <text:p>175</text:p>
          </table:table-cell>
          <table:table-cell table:style-name="ce61" office:value-type="float" office:value="79" calcext:value-type="float">
            <text:p>79</text:p>
          </table:table-cell>
          <table:table-cell table:style-name="ce70" table:formula="of:=([.G138]/2.5)*0.7457" office:value-type="float" office:value="487.6878" calcext:value-type="float">
            <text:p>488</text:p>
          </table:table-cell>
          <table:table-cell table:style-name="ce76" table:formula="of:=MIN(([.F138]*[.N138])*[.M138]*[.O138];[.K138])" office:value-type="float" office:value="295.875214366636" calcext:value-type="float">
            <text:p>29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64" calcext:value-type="percentage">
            <text:p>4.64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00" calcext:value-type="float">
            <text:p>1900</text:p>
          </table:table-cell>
          <table:table-cell table:style-name="ce8" office:value-type="string" calcext:value-type="string">
            <text:p>GER S46 “Claud Hamilton”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8" office:value-type="float" office:value="21.6" calcext:value-type="float">
            <text:p>21.6</text:p>
          </table:table-cell>
          <table:table-cell table:style-name="ce8" office:value-type="float" office:value="1630" calcext:value-type="float">
            <text:p>1630</text:p>
          </table:table-cell>
          <table:table-cell table:style-name="ce48" table:formula="of:=[.G139]/[.F139]" office:value-type="float" office:value="75.462962962963" calcext:value-type="float">
            <text:p>75.46</text:p>
          </table:table-cell>
          <table:table-cell table:style-name="ce8" office:value-type="float" office:value="180" calcext:value-type="float">
            <text:p>180</text:p>
          </table:table-cell>
          <table:table-cell table:style-name="ce61" office:value-type="float" office:value="76" calcext:value-type="float">
            <text:p>76</text:p>
          </table:table-cell>
          <table:table-cell table:style-name="ce70" table:formula="of:=([.G139]/2.5)*0.7457" office:value-type="float" office:value="486.1964" calcext:value-type="float">
            <text:p>486</text:p>
          </table:table-cell>
          <table:table-cell table:style-name="ce76" table:formula="of:=MIN(([.F139]*[.N139])*[.M139]*[.O139];[.K139])" office:value-type="float" office:value="298.953802460055" calcext:value-type="float">
            <text:p>29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0" office:value-type="percentage" office:value="0.047" calcext:value-type="percentage">
            <text:p>4.7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www.lner.info/locos/D/d14d15d16.shtml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00" calcext:value-type="float">
            <text:p>1900</text:p>
          </table:table-cell>
          <table:table-cell table:style-name="ce8" office:value-type="string" calcext:value-type="string">
            <text:p>GNR G3 Class</text:p>
          </table:table-cell>
          <table:table-cell table:style-name="ce18" office:value-type="string" calcext:value-type="string">
            <text:p>4-2-2</text:p>
          </table:table-cell>
          <table:table-cell table:style-name="ce8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31.7" calcext:value-type="float">
            <text:p>1031.7</text:p>
          </table:table-cell>
          <table:table-cell table:style-name="ce48" table:formula="of:=[.G140]/[.F140]" office:value-type="float" office:value="51.585" calcext:value-type="float">
            <text:p>51.59</text:p>
          </table:table-cell>
          <table:table-cell table:style-name="ce8" office:value-type="float" office:value="170" calcext:value-type="float">
            <text:p>170</text:p>
          </table:table-cell>
          <table:table-cell table:style-name="ce61" office:value-type="float" office:value="68" calcext:value-type="float">
            <text:p>68</text:p>
          </table:table-cell>
          <table:table-cell table:style-name="ce71" table:formula="of:=([.G140]/2.5)*0.7457" office:value-type="float" office:value="307.735476" calcext:value-type="float">
            <text:p>308</text:p>
          </table:table-cell>
          <table:table-cell table:style-name="ce76" table:formula="of:=MIN(([.F140]*[.N140])*[.M140]*[.O140];[.K140])" office:value-type="float" office:value="249.750989138504" calcext:value-type="float">
            <text:p>25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7" calcext:value-type="percentage">
            <text:p>4.7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Ahrons p. 302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900" calcext:value-type="float">
            <text:p>1900</text:p>
          </table:table-cell>
          <table:table-cell table:style-name="ce8" office:value-type="string" calcext:value-type="string">
            <text:p>MR 2601</text:p>
          </table:table-cell>
          <table:table-cell table:style-name="ce18" office:value-type="string" calcext:value-type="string">
            <text:p>4-2-2</text:p>
          </table:table-cell>
          <table:table-cell table:style-name="ce8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215" calcext:value-type="float">
            <text:p>1215</text:p>
          </table:table-cell>
          <table:table-cell table:style-name="ce48" table:formula="of:=[.G141]/[.F141]" office:value-type="float" office:value="48.6" calcext:value-type="float">
            <text:p>48.60</text:p>
          </table:table-cell>
          <table:table-cell table:style-name="ce8" office:value-type="float" office:value="180" calcext:value-type="float">
            <text:p>180</text:p>
          </table:table-cell>
          <table:table-cell table:style-name="ce61" office:value-type="float" office:value="66" calcext:value-type="float">
            <text:p>66</text:p>
          </table:table-cell>
          <table:table-cell table:style-name="ce70" table:formula="of:=([.G141]/2.5)*0.7457" office:value-type="float" office:value="362.4102" calcext:value-type="float">
            <text:p>362</text:p>
          </table:table-cell>
          <table:table-cell table:style-name="ce76" table:formula="of:=MIN(([.F141]*[.N141])*[.M141]*[.O141];[.K141])" office:value-type="float" office:value="308.867579652671" calcext:value-type="float">
            <text:p>3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65" calcext:value-type="percentage">
            <text:p>4.6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G142]/[.F142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0" table:formula="of:=([.G142]/2.5)*0.7457" office:value-type="float" office:value="456.3684" calcext:value-type="float">
            <text:p>456</text:p>
          </table:table-cell>
          <table:table-cell table:style-name="ce76" table:formula="of:=MIN(([.F142]*[.N142])*[.M142]*[.O142];[.K142])" office:value-type="float" office:value="315.509893193589" calcext:value-type="float">
            <text:p>31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8" office:value-type="float" office:value="1900" calcext:value-type="float">
            <text:p>1900</text:p>
          </table:table-cell>
          <table:table-cell table:style-name="ce8" office:value-type="string" calcext:value-type="string">
            <text:p>LTSR 51 Class</text:p>
          </table:table-cell>
          <table:table-cell table:style-name="ce18" office:value-type="string" calcext:value-type="string">
            <text:p>4-4-2T</text:p>
          </table:table-cell>
          <table:table-cell table:style-name="ce8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45" calcext:value-type="float">
            <text:p>1045</text:p>
          </table:table-cell>
          <table:table-cell table:style-name="ce48" table:formula="of:=[.G143]/[.F143]" office:value-type="float" office:value="52.25" calcext:value-type="float">
            <text:p>52.25</text:p>
          </table:table-cell>
          <table:table-cell table:style-name="ce8" office:value-type="float" office:value="170" calcext:value-type="float">
            <text:p>170</text:p>
          </table:table-cell>
          <table:table-cell table:style-name="ce61" office:value-type="float" office:value="69" calcext:value-type="float">
            <text:p>69</text:p>
          </table:table-cell>
          <table:table-cell table:style-name="ce71" table:formula="of:=([.G143]/2.5)*0.7457" office:value-type="float" office:value="311.7026" calcext:value-type="float">
            <text:p>312</text:p>
          </table:table-cell>
          <table:table-cell table:style-name="ce76" table:formula="of:=MIN(([.F143]*[.N143])*[.M143]*[.O143];[.K143])" office:value-type="float" office:value="282.351210149809" calcext:value-type="float">
            <text:p>282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75" calcext:value-type="percentage">
            <text:p>4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ts.htm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G144]/[.F144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59" office:value-type="float" office:value="104" calcext:value-type="float">
            <text:p>104</text:p>
          </table:table-cell>
          <table:table-cell table:style-name="ce70" table:formula="of:=([.G144]/2.5)*0.7457" office:value-type="float" office:value="523.4814" calcext:value-type="float">
            <text:p>523</text:p>
          </table:table-cell>
          <table:table-cell table:style-name="ce76" table:formula="of:=MIN(([.F144]*[.N144])*[.M144]*[.O144];[.K144])" office:value-type="float" office:value="259.448766908244" calcext:value-type="float">
            <text:p>25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G145]/[.F145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7" office:value-type="float" office:value="72" calcext:value-type="float">
            <text:p>72</text:p>
          </table:table-cell>
          <table:table-cell table:style-name="ce70" table:formula="of:=([.G145]/2.5)*0.7457" office:value-type="float" office:value="343.022" calcext:value-type="float">
            <text:p>343</text:p>
          </table:table-cell>
          <table:table-cell table:style-name="ce76" table:formula="of:=MIN(([.F145]*[.N145])*[.M145]*[.O145];[.K145])" office:value-type="float" office:value="251.441182933409" calcext:value-type="float">
            <text:p>251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G146]/[.F146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7" office:value-type="float" office:value="136" calcext:value-type="float">
            <text:p>136</text:p>
          </table:table-cell>
          <table:table-cell table:style-name="ce70" table:formula="of:=([.G146]/2.5)*0.7457" office:value-type="float" office:value="432.506" calcext:value-type="float">
            <text:p>433</text:p>
          </table:table-cell>
          <table:table-cell table:style-name="ce76" table:formula="of:=MIN(([.F146]*[.N146])*[.M146]*[.O146];[.K146])" office:value-type="float" office:value="259.448766908244" calcext:value-type="float">
            <text:p>25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8" office:value-type="float" office:value="1901" calcext:value-type="float">
            <text:p>1901</text:p>
          </table:table-cell>
          <table:table-cell table:style-name="ce8" office:value-type="string" calcext:value-type="string">
            <text:p>LSWR K10</text:p>
          </table:table-cell>
          <table:table-cell table:style-name="ce18" office:value-type="string" calcext:value-type="string">
            <text:p>4-4-0</text:p>
          </table:table-cell>
          <table:table-cell table:style-name="ce8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90" calcext:value-type="float">
            <text:p>1190</text:p>
          </table:table-cell>
          <table:table-cell table:style-name="ce48" table:formula="of:=[.G147]/[.F147]" office:value-type="float" office:value="59.5" calcext:value-type="float">
            <text:p>59.50</text:p>
          </table:table-cell>
          <table:table-cell table:style-name="ce8" office:value-type="float" office:value="175" calcext:value-type="float">
            <text:p>175</text:p>
          </table:table-cell>
          <table:table-cell table:style-name="ce61" office:value-type="float" office:value="88" calcext:value-type="float">
            <text:p>88</text:p>
          </table:table-cell>
          <table:table-cell table:style-name="ce71" table:formula="of:=([.G147]/2.5)*0.7457" office:value-type="float" office:value="354.9532" calcext:value-type="float">
            <text:p>355</text:p>
          </table:table-cell>
          <table:table-cell table:style-name="ce76" table:formula="of:=MIN(([.F147]*[.N147])*[.M147]*[.O147];[.K147])" office:value-type="float" office:value="246.599431552939" calcext:value-type="float">
            <text:p>24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0" office:value-type="percentage" office:value="0.04675" calcext:value-type="percentage">
            <text:p>4.6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swr.htm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902" calcext:value-type="float">
            <text:p>1902</text:p>
          </table:table-cell>
          <table:table-cell table:style-name="ce8" office:value-type="string" calcext:value-type="string">
            <text:p>MR 2631 Class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719.8" calcext:value-type="float">
            <text:p>1719.8</text:p>
          </table:table-cell>
          <table:table-cell table:style-name="ce48" table:formula="of:=[.G148]/[.F148]" office:value-type="float" office:value="66.1461538461539" calcext:value-type="float">
            <text:p>66.15</text:p>
          </table:table-cell>
          <table:table-cell table:style-name="ce8" office:value-type="float" office:value="195" calcext:value-type="float">
            <text:p>195</text:p>
          </table:table-cell>
          <table:table-cell table:style-name="ce57" office:value-type="float" office:value="86" calcext:value-type="float">
            <text:p>86</text:p>
          </table:table-cell>
          <table:table-cell table:style-name="ce71" table:formula="of:=([.G148]/2.5)*0.7457" office:value-type="float" office:value="512.981944" calcext:value-type="float">
            <text:p>513</text:p>
          </table:table-cell>
          <table:table-cell table:style-name="ce76" table:formula="of:=MIN(([.F148]*[.N148])*[.M148]*[.O148];[.K148])" office:value-type="float" office:value="349.364140120091" calcext:value-type="float">
            <text:p>34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0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09" office:value-type="string" calcext:value-type="string">
            <text:p>Ahrons p. 328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G149]/[.F149]" office:value-type="float" office:value="86.6666666666667" calcext:value-type="float">
            <text:p>86.67</text:p>
          </table:table-cell>
          <table:table-cell table:style-name="ce6" office:value-type="float" office:value="195" calcext:value-type="float">
            <text:p>195</text:p>
          </table:table-cell>
          <table:table-cell table:style-name="ce60" office:value-type="float" office:value="79" calcext:value-type="float">
            <text:p>79</text:p>
          </table:table-cell>
          <table:table-cell table:style-name="ce69" table:formula="of:=([.G149]/2.5)*0.7457" office:value-type="float" office:value="542.8696" calcext:value-type="float">
            <text:p>543</text:p>
          </table:table-cell>
          <table:table-cell table:style-name="ce75" office:value-type="float" office:value="300" calcext:value-type="float">
            <text:p>300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89" table:formula="of:=([.L149]/[.M149])/([.F149]*[.N149])" office:value-type="percentage" office:value="0.0476874649363898" calcext:value-type="percentage">
            <text:p>4.7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9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G150]/[.F150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0" table:formula="of:=([.G150]/2.5)*0.7457" office:value-type="float" office:value="739.7344" calcext:value-type="float">
            <text:p>740</text:p>
          </table:table-cell>
          <table:table-cell table:style-name="ce76" table:formula="of:=MIN(([.F150]*[.N150])*[.M150]*[.O150];[.K150])" office:value-type="float" office:value="375.422309802268" calcext:value-type="float">
            <text:p>37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0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48" table:formula="of:=[.G151]/[.F151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0" table:formula="of:=([.G151]/2.5)*0.7457" office:value-type="float" office:value="639.8106" calcext:value-type="float">
            <text:p>640</text:p>
          </table:table-cell>
          <table:table-cell table:style-name="ce76" table:formula="of:=MIN(([.F151]*[.N151])*[.M151]*[.O151];[.K151])" office:value-type="float" office:value="373.552985734358" calcext:value-type="float">
            <text:p>374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0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G152]/[.F152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0" table:formula="of:=([.G152]/2.5)*0.7457" office:value-type="float" office:value="355.84804" calcext:value-type="float">
            <text:p>356</text:p>
          </table:table-cell>
          <table:table-cell table:style-name="ce76" table:formula="of:=MIN(([.F152]*[.N152])*[.M152]*[.O152];[.K152])" office:value-type="float" office:value="243.321229630896" calcext:value-type="float">
            <text:p>24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8" office:value-type="float" office:value="1903" calcext:value-type="float">
            <text:p>1903</text:p>
          </table:table-cell>
          <table:table-cell table:style-name="ce8" office:value-type="string" calcext:value-type="string">
            <text:p>LTSR 69 Class</text:p>
          </table:table-cell>
          <table:table-cell table:style-name="ce18" office:value-type="string" calcext:value-type="string">
            <text:p>0-6-2T</text:p>
          </table:table-cell>
          <table:table-cell table:style-name="ce8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45" calcext:value-type="float">
            <text:p>1045</text:p>
          </table:table-cell>
          <table:table-cell table:style-name="ce48" table:formula="of:=[.G153]/[.F153]" office:value-type="float" office:value="52.25" calcext:value-type="float">
            <text:p>52.25</text:p>
          </table:table-cell>
          <table:table-cell table:style-name="ce8" office:value-type="float" office:value="170" calcext:value-type="float">
            <text:p>170</text:p>
          </table:table-cell>
          <table:table-cell table:style-name="ce61" office:value-type="float" office:value="86" calcext:value-type="float">
            <text:p>86</text:p>
          </table:table-cell>
          <table:table-cell table:style-name="ce71" table:formula="of:=([.G153]/2.5)*0.7457" office:value-type="float" office:value="311.7026" calcext:value-type="float">
            <text:p>312</text:p>
          </table:table-cell>
          <table:table-cell table:style-name="ce76" table:formula="of:=MIN(([.F153]*[.N153])*[.M153]*[.O153];[.K153])" office:value-type="float" office:value="288.295446152963" calcext:value-type="float">
            <text:p>288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ts.htm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903" calcext:value-type="float">
            <text:p>1903</text:p>
          </table:table-cell>
          <table:table-cell table:style-name="ce8" office:value-type="string" calcext:value-type="string">
            <text:p>GER D56 “Belpaire Claud”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8" office:value-type="float" office:value="21.6" calcext:value-type="float">
            <text:p>21.6</text:p>
          </table:table-cell>
          <table:table-cell table:style-name="ce8" office:value-type="float" office:value="1429.9" calcext:value-type="float">
            <text:p>1429.9</text:p>
          </table:table-cell>
          <table:table-cell table:style-name="ce48" table:formula="of:=[.G154]/[.F154]" office:value-type="float" office:value="66.1990740740741" calcext:value-type="float">
            <text:p>66.20</text:p>
          </table:table-cell>
          <table:table-cell table:style-name="ce8" office:value-type="float" office:value="180" calcext:value-type="float">
            <text:p>180</text:p>
          </table:table-cell>
          <table:table-cell table:style-name="ce61" office:value-type="float" office:value="76" calcext:value-type="float">
            <text:p>76</text:p>
          </table:table-cell>
          <table:table-cell table:style-name="ce71" table:formula="of:=([.G154]/2.5)*0.7457" office:value-type="float" office:value="426.510572" calcext:value-type="float">
            <text:p>427</text:p>
          </table:table-cell>
          <table:table-cell table:style-name="ce76" table:formula="of:=MIN(([.F154]*[.N154])*[.M154]*[.O154];[.K154])" office:value-type="float" office:value="306.586665501588" calcext:value-type="float">
            <text:p>30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0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www.lner.info/locos/D/d14d15d16.php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G155]/[.F155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0" table:formula="of:=([.G155]/2.5)*0.7457" office:value-type="float" office:value="298.28" calcext:value-type="float">
            <text:p>298</text:p>
          </table:table-cell>
          <table:table-cell table:style-name="ce76" table:formula="of:=MIN(([.F155]*[.N155])*[.M155]*[.O155];[.K155])" office:value-type="float" office:value="191.298629978429" calcext:value-type="float">
            <text:p>19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8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5"/>
        </table:table-row>
        <table:table-row table:style-name="ro3">
          <table:table-cell table:style-name="ce8" office:value-type="float" office:value="1903" calcext:value-type="float">
            <text:p>1903</text:p>
          </table:table-cell>
          <table:table-cell table:style-name="ce8" office:value-type="string" calcext:value-type="string">
            <text:p>LSWR S11</text:p>
          </table:table-cell>
          <table:table-cell table:style-name="ce18" office:value-type="string" calcext:value-type="string">
            <text:p>4-4-0</text:p>
          </table:table-cell>
          <table:table-cell table:style-name="ce8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G156]/[.F156]" office:value-type="float" office:value="64.5833333333333" calcext:value-type="float">
            <text:p>64.58</text:p>
          </table:table-cell>
          <table:table-cell table:style-name="ce8" office:value-type="float" office:value="175" calcext:value-type="float">
            <text:p>175</text:p>
          </table:table-cell>
          <table:table-cell table:style-name="ce61" office:value-type="float" office:value="85" calcext:value-type="float">
            <text:p>85</text:p>
          </table:table-cell>
          <table:table-cell table:style-name="ce71" table:formula="of:=([.G156]/2.5)*0.7457" office:value-type="float" office:value="462.334" calcext:value-type="float">
            <text:p>462</text:p>
          </table:table-cell>
          <table:table-cell table:style-name="ce76" table:formula="of:=MIN(([.F156]*[.N156])*[.M156]*[.O156];[.K156])" office:value-type="float" office:value="298.13475660689" calcext:value-type="float">
            <text:p>29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0" office:value-type="percentage" office:value="0.0471" calcext:value-type="percentage">
            <text:p>4.71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lswr.htm</text:p>
          </table:table-cell>
          <table:table-cell table:style-name="ce22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03" calcext:value-type="float">
            <text:p>1903</text:p>
          </table:table-cell>
          <table:table-cell table:style-name="ce8" office:value-type="string" calcext:value-type="string">
            <text:p>LSWR L11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G157]/[.F157]" office:value-type="float" office:value="55.625" calcext:value-type="float">
            <text:p>55.63</text:p>
          </table:table-cell>
          <table:table-cell table:style-name="ce8" office:value-type="float" office:value="175" calcext:value-type="float">
            <text:p>175</text:p>
          </table:table-cell>
          <table:table-cell table:style-name="ce61" office:value-type="float" office:value="88" calcext:value-type="float">
            <text:p>88</text:p>
          </table:table-cell>
          <table:table-cell table:style-name="ce71" table:formula="of:=([.G157]/2.5)*0.7457" office:value-type="float" office:value="398.2038" calcext:value-type="float">
            <text:p>398</text:p>
          </table:table-cell>
          <table:table-cell table:style-name="ce76" table:formula="of:=MIN(([.F157]*[.N157])*[.M157]*[.O157];[.K157])" office:value-type="float" office:value="298.13475660689" calcext:value-type="float">
            <text:p>29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0" office:value-type="percentage" office:value="0.0471" calcext:value-type="percentage">
            <text:p>4.71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lswr.htm</text:p>
          </table:table-cell>
          <table:table-cell table:style-name="ce22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G158]/[.F158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0" table:formula="of:=([.G158]/2.5)*0.7457" office:value-type="float" office:value="639.8106" calcext:value-type="float">
            <text:p>640</text:p>
          </table:table-cell>
          <table:table-cell table:style-name="ce76" table:formula="of:=MIN(([.F158]*[.N158])*[.M158]*[.O158];[.K158])" office:value-type="float" office:value="381.335339603824" calcext:value-type="float">
            <text:p>381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0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G159]/[.F159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70" table:formula="of:=([.G159]/2.5)*0.7457" office:value-type="float" office:value="542.8696" calcext:value-type="float">
            <text:p>543</text:p>
          </table:table-cell>
          <table:table-cell table:style-name="ce76" table:formula="of:=MIN(([.F159]*[.N159])*[.M159]*[.O159];[.K159])" office:value-type="float" office:value="305.830942362267" calcext:value-type="float">
            <text:p>306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5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G160]/[.F160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0" office:value-type="float" office:value="81" calcext:value-type="float">
            <text:p>81</text:p>
          </table:table-cell>
          <table:table-cell table:style-name="ce69" table:formula="of:=([.G160]/2.5)*0.7457" office:value-type="float" office:value="596.56" calcext:value-type="float">
            <text:p>597</text:p>
          </table:table-cell>
          <table:table-cell table:style-name="ce75" office:value-type="float" office:value="290" calcext:value-type="float">
            <text:p>29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89" table:formula="of:=([.L160]/[.M160])/([.F160]*[.N160])" office:value-type="percentage" office:value="0.0496130531200318" calcext:value-type="percentage">
            <text:p>4.9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04" calcext:value-type="float">
            <text:p>1904</text:p>
          </table:table-cell>
          <table:table-cell table:style-name="ce8" office:value-type="string" calcext:value-type="string">
            <text:p>LBSCR E6 Class</text:p>
          </table:table-cell>
          <table:table-cell table:style-name="ce18" office:value-type="string" calcext:value-type="string">
            <text:p>0-6-2T</text:p>
          </table:table-cell>
          <table:table-cell table:style-name="ce8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G161]/[.F161]" office:value-type="float" office:value="63.7368421052632" calcext:value-type="float">
            <text:p>63.74</text:p>
          </table:table-cell>
          <table:table-cell table:style-name="ce8" office:value-type="float" office:value="160" calcext:value-type="float">
            <text:p>160</text:p>
          </table:table-cell>
          <table:table-cell table:style-name="ce61" office:value-type="float" office:value="94" calcext:value-type="float">
            <text:p>94</text:p>
          </table:table-cell>
          <table:table-cell table:style-name="ce70" table:formula="of:=([.G161]/2.5)*0.7457" office:value-type="float" office:value="361.21708" calcext:value-type="float">
            <text:p>361</text:p>
          </table:table-cell>
          <table:table-cell table:style-name="ce76" table:formula="of:=MIN(([.F161]*[.N161])*[.M161]*[.O161];[.K161])" office:value-type="float" office:value="245.845308776444" calcext:value-type="float">
            <text:p>24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87" calcext:value-type="percentage">
            <text:p>4.8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bsc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4" calcext:value-type="float">
            <text:p>1904</text:p>
          </table:table-cell>
          <table:table-cell table:style-name="ce8" office:value-type="string" calcext:value-type="string">
            <text:p>LSWR L12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G162]/[.F162]" office:value-type="float" office:value="64.5833333333333" calcext:value-type="float">
            <text:p>64.58</text:p>
          </table:table-cell>
          <table:table-cell table:style-name="ce8" office:value-type="float" office:value="175" calcext:value-type="float">
            <text:p>175</text:p>
          </table:table-cell>
          <table:table-cell table:style-name="ce61" office:value-type="float" office:value="79" calcext:value-type="float">
            <text:p>79</text:p>
          </table:table-cell>
          <table:table-cell table:style-name="ce71" table:formula="of:=([.G162]/2.5)*0.7457" office:value-type="float" office:value="462.334" calcext:value-type="float">
            <text:p>462</text:p>
          </table:table-cell>
          <table:table-cell table:style-name="ce76" table:formula="of:=MIN(([.F162]*[.N162])*[.M162]*[.O162];[.K162])" office:value-type="float" office:value="302.565634093616" calcext:value-type="float">
            <text:p>30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0" office:value-type="percentage" office:value="0.0478" calcext:value-type="percentage">
            <text:p>4.7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lswr.htm</text:p>
          </table:table-cell>
          <table:table-cell table:style-name="ce22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05" calcext:value-type="float">
            <text:p>1905</text:p>
          </table:table-cell>
          <table:table-cell table:style-name="ce8" office:value-type="string" calcext:value-type="string">
            <text:p>LBSCR Class H1</text:p>
          </table:table-cell>
          <table:table-cell table:style-name="ce18" office:value-type="string" calcext:value-type="string">
            <text:p>4-4-2</text:p>
          </table:table-cell>
          <table:table-cell table:style-name="ce8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G163]/[.F163]" office:value-type="float" office:value="76.4516129032258" calcext:value-type="float">
            <text:p>76.45</text:p>
          </table:table-cell>
          <table:table-cell table:style-name="ce8" office:value-type="float" office:value="200" calcext:value-type="float">
            <text:p>200</text:p>
          </table:table-cell>
          <table:table-cell table:style-name="ce61" office:value-type="float" office:value="85" calcext:value-type="float">
            <text:p>85</text:p>
          </table:table-cell>
          <table:table-cell table:style-name="ce70" table:formula="of:=([.G163]/2.5)*0.7457" office:value-type="float" office:value="706.9236" calcext:value-type="float">
            <text:p>707</text:p>
          </table:table-cell>
          <table:table-cell table:style-name="ce76" table:formula="of:=MIN(([.F163]*[.N163])*[.M163]*[.O163];[.K163])" office:value-type="float" office:value="377.019851546107" calcext:value-type="float">
            <text:p>37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0" office:value-type="percentage" office:value="0.0472" calcext:value-type="percentage">
            <text:p>4.72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9" office:value-type="string" calcext:value-type="string">
            <text:p>orion.math.iastate.edu/jdhsmith/term/slgblbsc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5" calcext:value-type="float">
            <text:p>1905</text:p>
          </table:table-cell>
          <table:table-cell table:style-name="ce8" office:value-type="string" calcext:value-type="string">
            <text:p>LNWR “Experiment” Class</text:p>
          </table:table-cell>
          <table:table-cell table:style-name="ce18" office:value-type="string" calcext:value-type="string">
            <text:p>4-6-0</text:p>
          </table:table-cell>
          <table:table-cell table:style-name="ce8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G164]/[.F164]" office:value-type="float" office:value="81.6" calcext:value-type="float">
            <text:p>81.60</text:p>
          </table:table-cell>
          <table:table-cell table:style-name="ce8" office:value-type="float" office:value="175" calcext:value-type="float">
            <text:p>175</text:p>
          </table:table-cell>
          <table:table-cell table:style-name="ce61" office:value-type="float" office:value="82.8" calcext:value-type="float">
            <text:p>82.8</text:p>
          </table:table-cell>
          <table:table-cell table:style-name="ce70" table:formula="of:=([.G164]/2.5)*0.7457" office:value-type="float" office:value="608.4912" calcext:value-type="float">
            <text:p>608</text:p>
          </table:table-cell>
          <table:table-cell table:style-name="ce76" table:formula="of:=MIN(([.F164]*[.N164])*[.M164]*[.O164];[.K164])" office:value-type="float" office:value="337.996423666965" calcext:value-type="float">
            <text:p>33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0" office:value-type="percentage" office:value="0.049" calcext:value-type="percentage">
            <text:p>4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lnwr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5" calcext:value-type="float">
            <text:p>1905</text:p>
          </table:table-cell>
          <table:table-cell table:style-name="ce8" office:value-type="string" calcext:value-type="string">
            <text:p>MR 1000 Class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G165]/[.F165]" office:value-type="float" office:value="51.8661971830986" calcext:value-type="float">
            <text:p>51.87</text:p>
          </table:table-cell>
          <table:table-cell table:style-name="ce8" office:value-type="float" office:value="220" calcext:value-type="float">
            <text:p>220</text:p>
          </table:table-cell>
          <table:table-cell table:style-name="ce61" office:value-type="float" office:value="97" calcext:value-type="float">
            <text:p>97</text:p>
          </table:table-cell>
          <table:table-cell table:style-name="ce71" table:formula="of:=([.G165]/2.5)*0.7457" office:value-type="float" office:value="439.36644" calcext:value-type="float">
            <text:p>439</text:p>
          </table:table-cell>
          <table:table-cell table:style-name="ce76" table:formula="of:=MIN(([.F165]*[.N165])*[.M165]*[.O165];[.K165])" office:value-type="float" office:value="389.449136389753" calcext:value-type="float">
            <text:p>38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0" office:value-type="percentage" office:value="0.0497" calcext:value-type="percentage">
            <text:p>4.97%</text:p>
          </table:table-cell>
          <table:table-cell table:style-name="ce8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09" office:value-type="string" calcext:value-type="string">
            <text:p>Ahrons p. 328</text:p>
          </table:table-cell>
          <table:table-cell table:style-name="ce22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06" calcext:value-type="float">
            <text:p>1906</text:p>
          </table:table-cell>
          <table:table-cell table:style-name="ce8" office:value-type="string" calcext:value-type="string">
            <text:p>LNWR Precursor Tank</text:p>
          </table:table-cell>
          <table:table-cell table:style-name="ce18" office:value-type="string" calcext:value-type="string">
            <text:p>4-4-2T</text:p>
          </table:table-cell>
          <table:table-cell table:style-name="ce8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G166]/[.F166]" office:value-type="float" office:value="90.9090909090909" calcext:value-type="float">
            <text:p>90.91</text:p>
          </table:table-cell>
          <table:table-cell table:style-name="ce8" office:value-type="float" office:value="175" calcext:value-type="float">
            <text:p>175</text:p>
          </table:table-cell>
          <table:table-cell table:style-name="ce61" office:value-type="float" office:value="68" calcext:value-type="float">
            <text:p>68</text:p>
          </table:table-cell>
          <table:table-cell table:style-name="ce70" table:formula="of:=([.G166]/2.5)*0.7457" office:value-type="float" office:value="596.56" calcext:value-type="float">
            <text:p>597</text:p>
          </table:table-cell>
          <table:table-cell table:style-name="ce76" table:formula="of:=MIN(([.F166]*[.N166])*[.M166]*[.O166];[.K166])" office:value-type="float" office:value="289.339177842373" calcext:value-type="float">
            <text:p>28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95" calcext:value-type="percentage">
            <text:p>4.9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orion.math.iastate.edu/jdhsmith/term/slgblnwr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6" calcext:value-type="float">
            <text:p>1906</text:p>
          </table:table-cell>
          <table:table-cell table:style-name="ce8" office:value-type="string" calcext:value-type="string">
            <text:p>LNWR 19in Express Goods</text:p>
          </table:table-cell>
          <table:table-cell table:style-name="ce18" office:value-type="string" calcext:value-type="string">
            <text:p>2-6-0</text:p>
          </table:table-cell>
          <table:table-cell table:style-name="ce8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G167]/[.F167]" office:value-type="float" office:value="79.392" calcext:value-type="float">
            <text:p>79.39</text:p>
          </table:table-cell>
          <table:table-cell table:style-name="ce8" office:value-type="float" office:value="185" calcext:value-type="float">
            <text:p>185</text:p>
          </table:table-cell>
          <table:table-cell table:style-name="ce61" office:value-type="float" office:value="109" calcext:value-type="float">
            <text:p>109</text:p>
          </table:table-cell>
          <table:table-cell table:style-name="ce71" table:formula="of:=([.G167]/2.5)*0.7457" office:value-type="float" office:value="592.026144" calcext:value-type="float">
            <text:p>592</text:p>
          </table:table-cell>
          <table:table-cell table:style-name="ce76" table:formula="of:=MIN(([.F167]*[.N167])*[.M167]*[.O167];[.K167])" office:value-type="float" office:value="325.473363504965" calcext:value-type="float">
            <text:p>32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9" calcext:value-type="percentage">
            <text:p>4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orion.math.iastate.edu/jdhsmith/term/slgblnwr.htm</text:p>
          </table:table-cell>
          <table:table-cell table:style-name="ce22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07" calcext:value-type="float">
            <text:p>1907</text:p>
          </table:table-cell>
          <table:table-cell table:style-name="ce8" office:value-type="string" calcext:value-type="string">
            <text:p>GWR 4000 “Star”</text:p>
          </table:table-cell>
          <table:table-cell table:style-name="ce18" office:value-type="string" calcext:value-type="string">
            <text:p>4-6-0</text:p>
          </table:table-cell>
          <table:table-cell table:style-name="ce8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G168]/[.F168]" office:value-type="float" office:value="79.4444444444444" calcext:value-type="float">
            <text:p>79.44</text:p>
          </table:table-cell>
          <table:table-cell table:style-name="ce8" office:value-type="float" office:value="225" calcext:value-type="float">
            <text:p>225</text:p>
          </table:table-cell>
          <table:table-cell table:style-name="ce61" office:value-type="float" office:value="124" calcext:value-type="float">
            <text:p>124</text:p>
          </table:table-cell>
          <table:table-cell table:style-name="ce70" table:formula="of:=([.G168]/2.5)*0.7457" office:value-type="float" office:value="639.8106" calcext:value-type="float">
            <text:p>640</text:p>
          </table:table-cell>
          <table:table-cell table:style-name="ce76" table:formula="of:=MIN(([.F168]*[.N168])*[.M168]*[.O168];[.K168])" office:value-type="float" office:value="397.223570910757" calcext:value-type="float">
            <text:p>397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95" calcext:value-type="percentage">
            <text:p>4.9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gw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7" calcext:value-type="float">
            <text:p>1907</text:p>
          </table:table-cell>
          <table:table-cell table:style-name="ce8" office:value-type="string" calcext:value-type="string">
            <text:p>MR 2000 “Flatiron” Class</text:p>
          </table:table-cell>
          <table:table-cell table:style-name="ce18" office:value-type="string" calcext:value-type="string">
            <text:p>0-6-4T</text:p>
          </table:table-cell>
          <table:table-cell table:style-name="ce8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G169]/[.F169]" office:value-type="float" office:value="63.3809523809524" calcext:value-type="float">
            <text:p>63.38</text:p>
          </table:table-cell>
          <table:table-cell table:style-name="ce8" office:value-type="float" office:value="175" calcext:value-type="float">
            <text:p>175</text:p>
          </table:table-cell>
          <table:table-cell table:style-name="ce61" office:value-type="float" office:value="83" calcext:value-type="float">
            <text:p>83</text:p>
          </table:table-cell>
          <table:table-cell table:style-name="ce70" table:formula="of:=([.G169]/2.5)*0.7457" office:value-type="float" office:value="397.01068" calcext:value-type="float">
            <text:p>397</text:p>
          </table:table-cell>
          <table:table-cell table:style-name="ce76" table:formula="of:=MIN(([.F169]*[.N169])*[.M169]*[.O169];[.K169])" office:value-type="float" office:value="270.607853656985" calcext:value-type="float">
            <text:p>27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85" calcext:value-type="percentage">
            <text:p>4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mr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7" calcext:value-type="float">
            <text:p>1907</text:p>
          </table:table-cell>
          <table:table-cell table:style-name="ce8" office:value-type="string" calcext:value-type="string">
            <text:p>LBSCR B2x Class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G170]/[.F170]" office:value-type="float" office:value="67.8947368421053" calcext:value-type="float">
            <text:p>67.89</text:p>
          </table:table-cell>
          <table:table-cell table:style-name="ce8" office:value-type="float" office:value="175" calcext:value-type="float">
            <text:p>175</text:p>
          </table:table-cell>
          <table:table-cell table:style-name="ce61" office:value-type="float" office:value="67" calcext:value-type="float">
            <text:p>67</text:p>
          </table:table-cell>
          <table:table-cell table:style-name="ce70" table:formula="of:=([.G170]/2.5)*0.7457" office:value-type="float" office:value="384.7812" calcext:value-type="float">
            <text:p>385</text:p>
          </table:table-cell>
          <table:table-cell table:style-name="ce76" table:formula="of:=MIN(([.F170]*[.N170])*[.M170]*[.O170];[.K170])" office:value-type="float" office:value="243.315914307674" calcext:value-type="float">
            <text:p>24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0" office:value-type="percentage" office:value="0.0497" calcext:value-type="percentage">
            <text:p>4.9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8" calcext:value-type="float">
            <text:p>1908</text:p>
          </table:table-cell>
          <table:table-cell table:style-name="ce8" office:value-type="string" calcext:value-type="string">
            <text:p>LBSCR I3 Class (s'heated)</text:p>
          </table:table-cell>
          <table:table-cell table:style-name="ce18" office:value-type="string" calcext:value-type="string">
            <text:p>4-4-2T</text:p>
          </table:table-cell>
          <table:table-cell table:style-name="ce8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G171]/[.F171]" office:value-type="float" office:value="51.9166666666667" calcext:value-type="float">
            <text:p>51.92</text:p>
          </table:table-cell>
          <table:table-cell table:style-name="ce8" office:value-type="float" office:value="180" calcext:value-type="float">
            <text:p>180</text:p>
          </table:table-cell>
          <table:table-cell table:style-name="ce61" office:value-type="float" office:value="98" calcext:value-type="float">
            <text:p>98</text:p>
          </table:table-cell>
          <table:table-cell table:style-name="ce70" table:formula="of:=([.G171]/2.5)*0.7457" office:value-type="float" office:value="371.65688" calcext:value-type="float">
            <text:p>372</text:p>
          </table:table-cell>
          <table:table-cell table:style-name="ce76" table:formula="of:=MIN(([.F171]*[.N171])*[.M171]*[.O171];[.K171])" office:value-type="float" office:value="292.1457683556" calcext:value-type="float">
            <text:p>29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0" office:value-type="percentage" office:value="0.06" calcext:value-type="percentage">
            <text:p>6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54" calcext:value-type="float">
            <text:p>254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8" calcext:value-type="float">
            <text:p>1908</text:p>
          </table:table-cell>
          <table:table-cell table:style-name="ce8" office:value-type="string" calcext:value-type="string">
            <text:p>LNWR Renown Class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G172]/[.F172]" office:value-type="float" office:value="69.0476190476191" calcext:value-type="float">
            <text:p>69.05</text:p>
          </table:table-cell>
          <table:table-cell table:style-name="ce8" office:value-type="float" office:value="175" calcext:value-type="float">
            <text:p>175</text:p>
          </table:table-cell>
          <table:table-cell table:style-name="ce61" office:value-type="float" office:value="73" calcext:value-type="float">
            <text:p>73</text:p>
          </table:table-cell>
          <table:table-cell table:style-name="ce70" table:formula="of:=([.G172]/2.5)*0.7457" office:value-type="float" office:value="432.506" calcext:value-type="float">
            <text:p>433</text:p>
          </table:table-cell>
          <table:table-cell table:style-name="ce76" table:formula="of:=MIN(([.F172]*[.N172])*[.M172]*[.O172];[.K172])" office:value-type="float" office:value="276.187397031356" calcext:value-type="float">
            <text:p>27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95" calcext:value-type="percentage">
            <text:p>4.9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orion.math.iastate.edu/jdhsmith/term/slgblnwr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8" calcext:value-type="float">
            <text:p>1908</text:p>
          </table:table-cell>
          <table:table-cell table:style-name="ce8" office:value-type="string" calcext:value-type="string">
            <text:p>LBSCR C2x Class</text:p>
          </table:table-cell>
          <table:table-cell table:style-name="ce18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G173]/[.F173]" office:value-type="float" office:value="68.421052631579" calcext:value-type="float">
            <text:p>68.42</text:p>
          </table:table-cell>
          <table:table-cell table:style-name="ce8" office:value-type="float" office:value="170" calcext:value-type="float">
            <text:p>170</text:p>
          </table:table-cell>
          <table:table-cell table:style-name="ce61" office:value-type="float" office:value="85" calcext:value-type="float">
            <text:p>85</text:p>
          </table:table-cell>
          <table:table-cell table:style-name="ce70" table:formula="of:=([.G173]/2.5)*0.7457" office:value-type="float" office:value="387.764" calcext:value-type="float">
            <text:p>388</text:p>
          </table:table-cell>
          <table:table-cell table:style-name="ce76" table:formula="of:=MIN(([.F173]*[.N173])*[.M173]*[.O173];[.K173])" office:value-type="float" office:value="246.854940434664" calcext:value-type="float">
            <text:p>24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89" calcext:value-type="percentage">
            <text:p>4.89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9" calcext:value-type="float">
            <text:p>1909</text:p>
          </table:table-cell>
          <table:table-cell table:style-name="ce8" office:value-type="string" calcext:value-type="string">
            <text:p>TGR K Class (2ft gauge)</text:p>
          </table:table-cell>
          <table:table-cell table:style-name="ce18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G174]/[.F174]" office:value-type="float" office:value="42.4324324324324" calcext:value-type="float">
            <text:p>42.43</text:p>
          </table:table-cell>
          <table:table-cell table:style-name="ce8" office:value-type="float" office:value="195" calcext:value-type="float">
            <text:p>195</text:p>
          </table:table-cell>
          <table:table-cell table:style-name="ce61" office:value-type="float" office:value="72" calcext:value-type="float">
            <text:p>72</text:p>
          </table:table-cell>
          <table:table-cell table:style-name="ce70" table:formula="of:=([.G174]/2.5)*0.7457" office:value-type="float" office:value="187.31984" calcext:value-type="float">
            <text:p>187</text:p>
          </table:table-cell>
          <table:table-cell table:style-name="ce76" table:formula="of:=MIN(([.F174]*[.N174])*[.M174]*[.O174];[.K174])" office:value-type="float" office:value="112.069114062363" calcext:value-type="float">
            <text:p>11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285" calcext:value-type="percentage">
            <text:p>2.85%</text:p>
          </table:table-cell>
          <table:table-cell table:style-name="ce28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http://en.wikipedia.org/wiki/TGR_K_class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9" calcext:value-type="float">
            <text:p>1909</text:p>
          </table:table-cell>
          <table:table-cell table:style-name="ce8" office:value-type="string" calcext:value-type="string">
            <text:p>LTSR 79 Class</text:p>
          </table:table-cell>
          <table:table-cell table:style-name="ce18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G175]/[.F175]" office:value-type="float" office:value="56" calcext:value-type="float">
            <text:p>56.00</text:p>
          </table:table-cell>
          <table:table-cell table:style-name="ce8" office:value-type="float" office:value="170" calcext:value-type="float">
            <text:p>170</text:p>
          </table:table-cell>
          <table:table-cell table:style-name="ce61" office:value-type="float" office:value="77" calcext:value-type="float">
            <text:p>77</text:p>
          </table:table-cell>
          <table:table-cell table:style-name="ce71" table:formula="of:=([.G175]/2.5)*0.7457" office:value-type="float" office:value="334.0736" calcext:value-type="float">
            <text:p>334</text:p>
          </table:table-cell>
          <table:table-cell table:style-name="ce76" table:formula="of:=MIN(([.F175]*[.N175])*[.M175]*[.O175];[.K175])" office:value-type="float" office:value="293.050834955486" calcext:value-type="float">
            <text:p>293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93" calcext:value-type="percentage">
            <text:p>4.93%</text:p>
          </table:table-cell>
          <table:table-cell table:style-name="ce4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ts.htm</text:p>
          </table:table-cell>
          <table:table-cell table:style-name="ce22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GNR C1 Class (s'heated)</text:p>
          </table:table-cell>
          <table:table-cell table:style-name="ce18" office:value-type="string" calcext:value-type="string">
            <text:p>4-4-2</text:p>
          </table:table-cell>
          <table:table-cell table:style-name="ce8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G176]/[.F176]" office:value-type="float" office:value="81.7096774193548" calcext:value-type="float">
            <text:p>81.71</text:p>
          </table:table-cell>
          <table:table-cell table:style-name="ce8" office:value-type="float" office:value="170" calcext:value-type="float">
            <text:p>170</text:p>
          </table:table-cell>
          <table:table-cell table:style-name="ce61" office:value-type="float" office:value="77" calcext:value-type="float">
            <text:p>77</text:p>
          </table:table-cell>
          <table:table-cell table:style-name="ce70" table:formula="of:=([.G176]/2.5)*0.7457" office:value-type="float" office:value="755.54324" calcext:value-type="float">
            <text:p>756</text:p>
          </table:table-cell>
          <table:table-cell table:style-name="ce76" table:formula="of:=MIN(([.F176]*[.N176])*[.M176]*[.O176];[.K176])" office:value-type="float" office:value="398.38697236996" calcext:value-type="float">
            <text:p>39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0" office:value-type="percentage" office:value="0.0665" calcext:value-type="percentage">
            <text:p>6.65%</text:p>
          </table:table-cell>
          <table:table-cell table:style-name="ce28" office:value-type="string" calcext:value-type="string">
            <text:p>Y</text:p>
          </table:table-cell>
          <table:table-cell table:style-name="ce8" office:value-type="float" office:value="568" calcext:value-type="float">
            <text:p>568</text:p>
          </table:table-cell>
          <table:table-cell table:style-name="ce107" office:value-type="string" calcext:value-type="string">
            <text:p>http://www.lner.info/locos/C/c1.php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MR 483 Class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8" office:value-type="float" office:value="21.1" calcext:value-type="float">
            <text:p>21.1</text:p>
          </table:table-cell>
          <table:table-cell table:style-name="ce8" office:value-type="float" office:value="1485" calcext:value-type="float">
            <text:p>1485</text:p>
          </table:table-cell>
          <table:table-cell table:style-name="ce48" table:formula="of:=[.G177]/[.F177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1" office:value-type="float" office:value="78" calcext:value-type="float">
            <text:p>78</text:p>
          </table:table-cell>
          <table:table-cell table:style-name="ce70" table:formula="of:=([.G177]/2.5)*0.7457" office:value-type="float" office:value="442.9458" calcext:value-type="float">
            <text:p>443</text:p>
          </table:table-cell>
          <table:table-cell table:style-name="ce76" table:formula="of:=MIN(([.F177]*[.N177])*[.M177]*[.O177];[.K177])" office:value-type="float" office:value="278.623797638165" calcext:value-type="float">
            <text:p>27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97" calcext:value-type="percentage">
            <text:p>4.9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7" office:value-type="string" calcext:value-type="string">
            <text:p>http://www.steamlocomotive.com/locobase.php?country=Great_Britain&amp;wheel=4-4-0&amp;railroad=midland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GWR 4000 “Star” (s'heated)</text:p>
          </table:table-cell>
          <table:table-cell table:style-name="ce18" office:value-type="string" calcext:value-type="string">
            <text:p>4-6-0</text:p>
          </table:table-cell>
          <table:table-cell table:style-name="ce8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G178]/[.F178]" office:value-type="float" office:value="68.1481481481482" calcext:value-type="float">
            <text:p>68.15</text:p>
          </table:table-cell>
          <table:table-cell table:style-name="ce8" office:value-type="float" office:value="225" calcext:value-type="float">
            <text:p>225</text:p>
          </table:table-cell>
          <table:table-cell table:style-name="ce61" office:value-type="float" office:value="124" calcext:value-type="float">
            <text:p>124</text:p>
          </table:table-cell>
          <table:table-cell table:style-name="ce70" table:formula="of:=([.G178]/2.5)*0.7457" office:value-type="float" office:value="548.8352" calcext:value-type="float">
            <text:p>549</text:p>
          </table:table-cell>
          <table:table-cell table:style-name="ce76" table:formula="of:=MIN(([.F178]*[.N178])*[.M178]*[.O178];[.K178])" office:value-type="float" office:value="413.6102852256" calcext:value-type="float">
            <text:p>414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0" office:value-type="percentage" office:value="0.0675" calcext:value-type="percentage">
            <text:p>6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65" calcext:value-type="float">
            <text:p>265</text:p>
          </table:table-cell>
          <table:table-cell table:style-name="ce107" office:value-type="string" calcext:value-type="string">
            <text:p>http://orion.math.iastate.edu/jdhsmith/term/slgbgw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LNWR George V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G179]/[.F179]" office:value-type="float" office:value="70" calcext:value-type="float">
            <text:p>70.00</text:p>
          </table:table-cell>
          <table:table-cell table:style-name="ce8" office:value-type="float" office:value="175" calcext:value-type="float">
            <text:p>175</text:p>
          </table:table-cell>
          <table:table-cell table:style-name="ce61" office:value-type="float" office:value="92" calcext:value-type="float">
            <text:p>92</text:p>
          </table:table-cell>
          <table:table-cell table:style-name="ce70" table:formula="of:=([.G179]/2.5)*0.7457" office:value-type="float" office:value="459.3512" calcext:value-type="float">
            <text:p>459</text:p>
          </table:table-cell>
          <table:table-cell table:style-name="ce76" table:formula="of:=MIN(([.F179]*[.N179])*[.M179]*[.O179];[.K179])" office:value-type="float" office:value="323.115463643098" calcext:value-type="float">
            <text:p>32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0" office:value-type="percentage" office:value="0.0665" calcext:value-type="percentage">
            <text:p>6.6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00" calcext:value-type="float">
            <text:p>300</text:p>
          </table:table-cell>
          <table:table-cell table:style-name="ce107" office:value-type="string" calcext:value-type="string">
            <text:p>orion.math.iastate.edu/jdhsmith/term/slgblnwr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FR Double Fairlie (s'heated)</text:p>
          </table:table-cell>
          <table:table-cell table:style-name="ce18" office:value-type="string" calcext:value-type="string">
            <text:p>0-4-4-0T</text:p>
          </table:table-cell>
          <table:table-cell table:style-name="ce8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3" office:value-type="float" office:value="713" calcext:value-type="float">
            <text:p>713</text:p>
          </table:table-cell>
          <table:table-cell table:style-name="ce48" table:formula="of:=[.G180]/[.F180]" office:value-type="float" office:value="63.6607142857143" calcext:value-type="float">
            <text:p>63.66</text:p>
          </table:table-cell>
          <table:table-cell table:style-name="ce8" office:value-type="float" office:value="160" calcext:value-type="float">
            <text:p>160</text:p>
          </table:table-cell>
          <table:table-cell table:style-name="ce57" office:value-type="float" office:value="41" calcext:value-type="float">
            <text:p>41</text:p>
          </table:table-cell>
          <table:table-cell table:style-name="ce70" table:formula="of:=([.G180]/2.5)*0.7457" office:value-type="float" office:value="212.67364" calcext:value-type="float">
            <text:p>213</text:p>
          </table:table-cell>
          <table:table-cell table:style-name="ce76" table:formula="of:=MIN(([.F180]*[.N180])*[.M180]*[.O180];[.K180])" office:value-type="float" office:value="95.3175965952" calcext:value-type="float">
            <text:p>95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0" office:value-type="percentage" office:value="0.0375" calcext:value-type="percentage">
            <text:p>3.75%</text:p>
          </table:table-cell>
          <table:table-cell table:style-name="ce8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07" office:value-type="string" calcext:value-type="string">
            <text:p>http://www.festipedia.org.uk/wiki/Earl_Of_Merioneth_II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FR Single Fairle (s' heated)</text:p>
          </table:table-cell>
          <table:table-cell table:style-name="ce18" office:value-type="string" calcext:value-type="string">
            <text:p>0-4-4T</text:p>
          </table:table-cell>
          <table:table-cell table:style-name="ce8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G169]/2" office:value-type="float" office:value="665.5" calcext:value-type="float">
            <text:p>665.5</text:p>
          </table:table-cell>
          <table:table-cell table:style-name="ce48" table:formula="of:=[.G181]/[.F181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6" office:value-type="float" office:value="20" calcext:value-type="float">
            <text:p>20</text:p>
          </table:table-cell>
          <table:table-cell table:style-name="ce70" table:formula="of:=([.G181]/2.5)*0.7457" office:value-type="float" office:value="198.50534" calcext:value-type="float">
            <text:p>199</text:p>
          </table:table-cell>
          <table:table-cell table:style-name="ce76" table:formula="of:=MIN(([.F181]*[.N181])*[.M181]*[.O181];[.K181])" office:value-type="float" office:value="46.29711834624" calcext:value-type="float">
            <text:p>46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0" office:value-type="percentage" office:value="0.0375" calcext:value-type="percentage">
            <text:p>3.75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107" office:value-type="string" calcext:value-type="string">
            <text:p>http://www.festipedia.org.uk/wiki/Taliesin_III 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LBSCR J Class</text:p>
          </table:table-cell>
          <table:table-cell table:style-name="ce18" office:value-type="string" calcext:value-type="string">
            <text:p>4-6-2T</text:p>
          </table:table-cell>
          <table:table-cell table:style-name="ce8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G182]/[.F182]" office:value-type="float" office:value="63.44" calcext:value-type="float">
            <text:p>63.44</text:p>
          </table:table-cell>
          <table:table-cell table:style-name="ce8" office:value-type="float" office:value="170" calcext:value-type="float">
            <text:p>170</text:p>
          </table:table-cell>
          <table:table-cell table:style-name="ce66" office:value-type="float" office:value="84" calcext:value-type="float">
            <text:p>84</text:p>
          </table:table-cell>
          <table:table-cell table:style-name="ce70" table:formula="of:=([.G182]/2.5)*0.7457" office:value-type="float" office:value="473.07208" calcext:value-type="float">
            <text:p>473</text:p>
          </table:table-cell>
          <table:table-cell table:style-name="ce76" table:formula="of:=MIN(([.F182]*[.N182])*[.M182]*[.O182];[.K182])" office:value-type="float" office:value="340.329532233694" calcext:value-type="float">
            <text:p>34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0" office:value-type="percentage" office:value="0.0671" calcext:value-type="percentage">
            <text:p>6.71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LNWR PoW Tank</text:p>
          </table:table-cell>
          <table:table-cell table:style-name="ce18" office:value-type="string" calcext:value-type="string">
            <text:p>4-6-2T</text:p>
          </table:table-cell>
          <table:table-cell table:style-name="ce8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G183]/[.F183]" office:value-type="float" office:value="55.7949790794979" calcext:value-type="float">
            <text:p>55.79</text:p>
          </table:table-cell>
          <table:table-cell table:style-name="ce8" office:value-type="float" office:value="175" calcext:value-type="float">
            <text:p>175</text:p>
          </table:table-cell>
          <table:table-cell table:style-name="ce66" office:value-type="float" office:value="102" calcext:value-type="float">
            <text:p>102</text:p>
          </table:table-cell>
          <table:table-cell table:style-name="ce70" table:formula="of:=([.G183]/2.5)*0.7457" office:value-type="float" office:value="397.75638" calcext:value-type="float">
            <text:p>398</text:p>
          </table:table-cell>
          <table:table-cell table:style-name="ce76" table:formula="of:=MIN(([.F183]*[.N183])*[.M183]*[.O183];[.K183])" office:value-type="float" office:value="324.870151991543" calcext:value-type="float">
            <text:p>32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0" office:value-type="percentage" office:value="0.067" calcext:value-type="percentage">
            <text:p>6.70%</text:p>
          </table:table-cell>
          <table:table-cell table:style-name="ce8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07" office:value-type="string" calcext:value-type="string">
            <text:p>http://www.lnwrs.org.uk/PassLocos/PassLoco.php?loco=15a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LBSCR H2 Class</text:p>
          </table:table-cell>
          <table:table-cell table:style-name="ce18" office:value-type="string" calcext:value-type="string">
            <text:p>4-4-2</text:p>
          </table:table-cell>
          <table:table-cell table:style-name="ce8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G184]/[.F184]" office:value-type="float" office:value="66.1290322580645" calcext:value-type="float">
            <text:p>66.13</text:p>
          </table:table-cell>
          <table:table-cell table:style-name="ce8" office:value-type="float" office:value="170" calcext:value-type="float">
            <text:p>170</text:p>
          </table:table-cell>
          <table:table-cell table:style-name="ce66" office:value-type="float" office:value="92" calcext:value-type="float">
            <text:p>92</text:p>
          </table:table-cell>
          <table:table-cell table:style-name="ce70" table:formula="of:=([.G184]/2.5)*0.7457" office:value-type="float" office:value="611.474" calcext:value-type="float">
            <text:p>611</text:p>
          </table:table-cell>
          <table:table-cell table:style-name="ce76" table:formula="of:=MIN(([.F184]*[.N184])*[.M184]*[.O184];[.K184])" office:value-type="float" office:value="399.585128677839" calcext:value-type="float">
            <text:p>40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0" office:value-type="percentage" office:value="0.0667" calcext:value-type="percentage">
            <text:p>6.67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LNWR Prince of Wales Class</text:p>
          </table:table-cell>
          <table:table-cell table:style-name="ce18" office:value-type="string" calcext:value-type="string">
            <text:p>4-6-0</text:p>
          </table:table-cell>
          <table:table-cell table:style-name="ce8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G185]/[.F185]" office:value-type="float" office:value="63" calcext:value-type="float">
            <text:p>63.00</text:p>
          </table:table-cell>
          <table:table-cell table:style-name="ce8" office:value-type="float" office:value="175" calcext:value-type="float">
            <text:p>175</text:p>
          </table:table-cell>
          <table:table-cell table:style-name="ce66" office:value-type="float" office:value="97" calcext:value-type="float">
            <text:p>97</text:p>
          </table:table-cell>
          <table:table-cell table:style-name="ce70" table:formula="of:=([.G185]/2.5)*0.7457" office:value-type="float" office:value="469.791" calcext:value-type="float">
            <text:p>470</text:p>
          </table:table-cell>
          <table:table-cell table:style-name="ce76" table:formula="of:=MIN(([.F185]*[.N185])*[.M185]*[.O185];[.K185])" office:value-type="float" office:value="375.459119519868" calcext:value-type="float">
            <text:p>37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0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107" office:value-type="string" calcext:value-type="string">
            <text:p>http://orion.math.iastate.edu/jdhsmith/term/slgblnwr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GNR D1 Class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G186]/[.F186]" office:value-type="float" office:value="59.4210526315789" calcext:value-type="float">
            <text:p>59.42</text:p>
          </table:table-cell>
          <table:table-cell table:style-name="ce8" office:value-type="float" office:value="170" calcext:value-type="float">
            <text:p>170</text:p>
          </table:table-cell>
          <table:table-cell table:style-name="ce66" office:value-type="float" office:value="72" calcext:value-type="float">
            <text:p>72</text:p>
          </table:table-cell>
          <table:table-cell table:style-name="ce71" table:formula="of:=([.G186]/2.5)*0.7457" office:value-type="float" office:value="336.75812" calcext:value-type="float">
            <text:p>337</text:p>
          </table:table-cell>
          <table:table-cell table:style-name="ce76" table:formula="of:=MIN(([.F186]*[.N186])*[.M186]*[.O186];[.K186])" office:value-type="float" office:value="260.192324941706" calcext:value-type="float">
            <text:p>26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0" office:value-type="percentage" office:value="0.0675" calcext:value-type="percentage">
            <text:p>6.75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107" office:value-type="string" calcext:value-type="string">
            <text:p>http://www.lner.info/locos/D/d1.php</text:p>
          </table:table-cell>
          <table:table-cell table:style-name="ce22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LBSCR A1X Class</text:p>
          </table:table-cell>
          <table:table-cell table:style-name="ce18" office:value-type="string" calcext:value-type="string">
            <text:p>0-6-0T</text:p>
          </table:table-cell>
          <table:table-cell table:style-name="ce8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G187]/[.F187]" office:value-type="float" office:value="48.9" calcext:value-type="float">
            <text:p>48.90</text:p>
          </table:table-cell>
          <table:table-cell table:style-name="ce8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0" table:formula="of:=([.G187]/2.5)*0.7457" office:value-type="float" office:value="145.85892" calcext:value-type="float">
            <text:p>146</text:p>
          </table:table-cell>
          <table:table-cell table:style-name="ce76" table:formula="of:=MIN(([.F187]*[.N187])*[.M187]*[.O187];[.K187])" office:value-type="float" office:value="119.815479845977" calcext:value-type="float">
            <text:p>12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0" office:value-type="percentage" office:value="0.0465" calcext:value-type="percentage">
            <text:p>4.65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MR 3835 Class</text:p>
          </table:table-cell>
          <table:table-cell table:style-name="ce18" office:value-type="string" calcext:value-type="string">
            <text:p>0-6-0</text:p>
          </table:table-cell>
          <table:table-cell table:style-name="ce8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G188]/[.F188]" office:value-type="float" office:value="55.2380952380952" calcext:value-type="float">
            <text:p>55.24</text:p>
          </table:table-cell>
          <table:table-cell table:style-name="ce8" office:value-type="float" office:value="175" calcext:value-type="float">
            <text:p>175</text:p>
          </table:table-cell>
          <table:table-cell table:style-name="ce66" office:value-type="float" office:value="109" calcext:value-type="float">
            <text:p>109</text:p>
          </table:table-cell>
          <table:table-cell table:style-name="ce70" table:formula="of:=([.G188]/2.5)*0.7457" office:value-type="float" office:value="346.0048" calcext:value-type="float">
            <text:p>346</text:p>
          </table:table-cell>
          <table:table-cell table:style-name="ce76" table:formula="of:=MIN(([.F188]*[.N188])*[.M188]*[.O188];[.K188])" office:value-type="float" office:value="289.71122028597" calcext:value-type="float">
            <text:p>29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0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107" office:value-type="string" calcext:value-type="string">
            <text:p>http://orion.math.iastate.edu/jdhsmith/term/slgbmr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LSWR T14</text:p>
          </table:table-cell>
          <table:table-cell table:style-name="ce18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G189]/[.F189]" office:value-type="float" office:value="69.8412698412698" calcext:value-type="float">
            <text:p>69.84</text:p>
          </table:table-cell>
          <table:table-cell table:style-name="ce8" office:value-type="float" office:value="200" calcext:value-type="float">
            <text:p>200</text:p>
          </table:table-cell>
          <table:table-cell table:style-name="ce66" office:value-type="float" office:value="112" calcext:value-type="float">
            <text:p>112</text:p>
          </table:table-cell>
          <table:table-cell table:style-name="ce71" table:formula="of:=([.G189]/2.5)*0.7457" office:value-type="float" office:value="656.216" calcext:value-type="float">
            <text:p>656</text:p>
          </table:table-cell>
          <table:table-cell table:style-name="ce76" table:formula="of:=MIN(([.F189]*[.N189])*[.M189]*[.O189];[.K189])" office:value-type="float" office:value="362.735489634522" calcext:value-type="float">
            <text:p>36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0" office:value-type="percentage" office:value="0.043" calcext:value-type="percentage">
            <text:p>4.30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07" office:value-type="string" calcext:value-type="string">
            <text:p>Ahrons p. 334</text:p>
          </table:table-cell>
          <table:table-cell table:style-name="ce22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12" calcext:value-type="float">
            <text:p>1912</text:p>
          </table:table-cell>
          <table:table-cell table:style-name="ce8" office:value-type="string" calcext:value-type="string">
            <text:p>LNWR G1 Class</text:p>
          </table:table-cell>
          <table:table-cell table:style-name="ce18" office:value-type="string" calcext:value-type="string">
            <text:p>0-8-0</text:p>
          </table:table-cell>
          <table:table-cell table:style-name="ce8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G190]/[.F190]" office:value-type="float" office:value="73.75" calcext:value-type="float">
            <text:p>73.75</text:p>
          </table:table-cell>
          <table:table-cell table:style-name="ce8" office:value-type="float" office:value="160" calcext:value-type="float">
            <text:p>160</text:p>
          </table:table-cell>
          <table:table-cell table:style-name="ce66" office:value-type="float" office:value="114" calcext:value-type="float">
            <text:p>114</text:p>
          </table:table-cell>
          <table:table-cell table:style-name="ce70" table:formula="of:=([.G190]/2.5)*0.7457" office:value-type="float" office:value="527.9556" calcext:value-type="float">
            <text:p>528</text:p>
          </table:table-cell>
          <table:table-cell table:style-name="ce76" table:formula="of:=MIN(([.F190]*[.N190])*[.M190]*[.O190];[.K190])" office:value-type="float" office:value="332.072356697532" calcext:value-type="float">
            <text:p>33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0" office:value-type="percentage" office:value="0.0682" calcext:value-type="percentage">
            <text:p>6.82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107" office:value-type="string" calcext:value-type="string">
            <text:p>http://orion.math.iastate.edu/jdhsmith/term/slgblnwr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2" calcext:value-type="float">
            <text:p>1912</text:p>
          </table:table-cell>
          <table:table-cell table:style-name="ce8" office:value-type="string" calcext:value-type="string">
            <text:p>LTSR 87 Class</text:p>
          </table:table-cell>
          <table:table-cell table:style-name="ce18" office:value-type="string" calcext:value-type="string">
            <text:p>4-6-4T</text:p>
          </table:table-cell>
          <table:table-cell table:style-name="ce8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G191]/[.F191]" office:value-type="float" office:value="52.6" calcext:value-type="float">
            <text:p>52.60</text:p>
          </table:table-cell>
          <table:table-cell table:style-name="ce8" office:value-type="float" office:value="160" calcext:value-type="float">
            <text:p>160</text:p>
          </table:table-cell>
          <table:table-cell table:style-name="ce66" office:value-type="float" office:value="84" calcext:value-type="float">
            <text:p>84</text:p>
          </table:table-cell>
          <table:table-cell table:style-name="ce71" table:formula="of:=([.G191]/2.5)*0.7457" office:value-type="float" office:value="392.2382" calcext:value-type="float">
            <text:p>392</text:p>
          </table:table-cell>
          <table:table-cell table:style-name="ce76" table:formula="of:=MIN(([.F191]*[.N191])*[.M191]*[.O191];[.K191])" office:value-type="float" office:value="381.2703863808" calcext:value-type="float">
            <text:p>381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0" office:value-type="percentage" office:value="0.0672" calcext:value-type="percentage">
            <text:p>6.72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01" office:value-type="string" calcext:value-type="string">
            <text:p>http://orion.math.iastate.edu/jdhsmith/term/slgblts.htm</text:p>
          </table:table-cell>
          <table:table-cell table:style-name="ce22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12" calcext:value-type="float">
            <text:p>1912</text:p>
          </table:table-cell>
          <table:table-cell table:style-name="ce8" office:value-type="string" calcext:value-type="string">
            <text:p>LSWR T9 (s'heated)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G192]/[.F192]" office:value-type="float" office:value="44.375" calcext:value-type="float">
            <text:p>44.38</text:p>
          </table:table-cell>
          <table:table-cell table:style-name="ce8" office:value-type="float" office:value="175" calcext:value-type="float">
            <text:p>175</text:p>
          </table:table-cell>
          <table:table-cell table:style-name="ce66" office:value-type="float" office:value="81" calcext:value-type="float">
            <text:p>81</text:p>
          </table:table-cell>
          <table:table-cell table:style-name="ce71" table:formula="of:=([.G192]/2.5)*0.7457" office:value-type="float" office:value="317.6682" calcext:value-type="float">
            <text:p>318</text:p>
          </table:table-cell>
          <table:table-cell table:style-name="ce76" table:formula="of:=MIN(([.F192]*[.N192])*[.M192]*[.O192];[.K192])" office:value-type="float" office:value="317.6682" calcext:value-type="float">
            <text:p>318</text:p>
          </table:table-cell>
          <table:table-cell table:style-name="ce82" office:value-type="float" office:value="8.12" calcext:value-type="float">
            <text:p>8.12</text:p>
          </table:table-cell>
          <table:table-cell table:style-name="ce48" office:value-type="float" office:value="24.5" calcext:value-type="float">
            <text:p>24.50</text:p>
          </table:table-cell>
          <table:table-cell table:style-name="ce90" office:value-type="percentage" office:value="0.0667" calcext:value-type="percentage">
            <text:p>6.67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1" office:value-type="string" calcext:value-type="string">
            <text:p>http://orion.math.iastate.edu/jdhsmith/term/slgblswr.htm</text:p>
          </table:table-cell>
          <table:table-cell table:style-name="ce22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12" calcext:value-type="float">
            <text:p>1912</text:p>
          </table:table-cell>
          <table:table-cell table:style-name="ce8" office:value-type="string" calcext:value-type="string">
            <text:p>LSWR D15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G193]/[.F193]" office:value-type="float" office:value="63.8888888888889" calcext:value-type="float">
            <text:p>63.89</text:p>
          </table:table-cell>
          <table:table-cell table:style-name="ce8" office:value-type="float" office:value="200" calcext:value-type="float">
            <text:p>200</text:p>
          </table:table-cell>
          <table:table-cell table:style-name="ce66" office:value-type="float" office:value="99" calcext:value-type="float">
            <text:p>99</text:p>
          </table:table-cell>
          <table:table-cell table:style-name="ce71" table:formula="of:=([.G193]/2.5)*0.7457" office:value-type="float" office:value="514.533" calcext:value-type="float">
            <text:p>515</text:p>
          </table:table-cell>
          <table:table-cell table:style-name="ce76" table:formula="of:=MIN(([.F193]*[.N193])*[.M193]*[.O193];[.K193])" office:value-type="float" office:value="342.902794236333" calcext:value-type="float">
            <text:p>34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478" calcext:value-type="percentage">
            <text:p>4.78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swr.htm</text:p>
          </table:table-cell>
          <table:table-cell table:style-name="ce22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13" calcext:value-type="float">
            <text:p>1913</text:p>
          </table:table-cell>
          <table:table-cell table:style-name="ce8" office:value-type="string" calcext:value-type="string">
            <text:p>LBSCR K Class</text:p>
          </table:table-cell>
          <table:table-cell table:style-name="ce18" office:value-type="string" calcext:value-type="string">
            <text:p>2-6-0</text:p>
          </table:table-cell>
          <table:table-cell table:style-name="ce8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G194]/[.F194]" office:value-type="float" office:value="51.76" calcext:value-type="float">
            <text:p>51.76</text:p>
          </table:table-cell>
          <table:table-cell table:style-name="ce8" office:value-type="float" office:value="170" calcext:value-type="float">
            <text:p>170</text:p>
          </table:table-cell>
          <table:table-cell table:style-name="ce66" office:value-type="float" office:value="118" calcext:value-type="float">
            <text:p>118</text:p>
          </table:table-cell>
          <table:table-cell table:style-name="ce70" table:formula="of:=([.G194]/2.5)*0.7457" office:value-type="float" office:value="385.97432" calcext:value-type="float">
            <text:p>386</text:p>
          </table:table-cell>
          <table:table-cell table:style-name="ce76" table:formula="of:=MIN(([.F194]*[.N194])*[.M194]*[.O194];[.K194])" office:value-type="float" office:value="344.89430986425" calcext:value-type="float">
            <text:p>34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0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3" calcext:value-type="float">
            <text:p>1913</text:p>
          </table:table-cell>
          <table:table-cell table:style-name="ce8" office:value-type="string" calcext:value-type="string">
            <text:p>LNWR Claughton Class</text:p>
          </table:table-cell>
          <table:table-cell table:style-name="ce18" office:value-type="string" calcext:value-type="string">
            <text:p>4-6-0</text:p>
          </table:table-cell>
          <table:table-cell table:style-name="ce8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G195]/[.F195]" office:value-type="float" office:value="58.5483870967742" calcext:value-type="float">
            <text:p>58.55</text:p>
          </table:table-cell>
          <table:table-cell table:style-name="ce8" office:value-type="float" office:value="175" calcext:value-type="float">
            <text:p>175</text:p>
          </table:table-cell>
          <table:table-cell table:style-name="ce66" office:value-type="float" office:value="120" calcext:value-type="float">
            <text:p>120</text:p>
          </table:table-cell>
          <table:table-cell table:style-name="ce70" table:formula="of:=([.G195]/2.5)*0.7457" office:value-type="float" office:value="541.3782" calcext:value-type="float">
            <text:p>541</text:p>
          </table:table-cell>
          <table:table-cell table:style-name="ce76" table:formula="of:=MIN(([.F195]*[.N195])*[.M195]*[.O195];[.K195])" office:value-type="float" office:value="440.247442591425" calcext:value-type="float">
            <text:p>44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0" office:value-type="percentage" office:value="0.07" calcext:value-type="percentage">
            <text:p>7.00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107" office:value-type="string" calcext:value-type="string">
            <text:p>http://orion.math.iastate.edu/jdhsmith/term/slgblnwr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3" calcext:value-type="float">
            <text:p>1913</text:p>
          </table:table-cell>
          <table:table-cell table:style-name="ce8" office:value-type="string" calcext:value-type="string">
            <text:p>MR 1000 Class (superheated)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G196]/[.F196]" office:value-type="float" office:value="46.5140845070423" calcext:value-type="float">
            <text:p>46.51</text:p>
          </table:table-cell>
          <table:table-cell table:style-name="ce8" office:value-type="float" office:value="200" calcext:value-type="float">
            <text:p>200</text:p>
          </table:table-cell>
          <table:table-cell table:style-name="ce57" office:value-type="float" office:value="98" calcext:value-type="float">
            <text:p>98</text:p>
          </table:table-cell>
          <table:table-cell table:style-name="ce71" table:formula="of:=([.G196]/2.5)*0.7457" office:value-type="float" office:value="394.02788" calcext:value-type="float">
            <text:p>394</text:p>
          </table:table-cell>
          <table:table-cell table:style-name="ce76" table:formula="of:=MIN(([.F196]*[.N196])*[.M196]*[.O196];[.K196])" office:value-type="float" office:value="394.02788" calcext:value-type="float">
            <text:p>39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0" office:value-type="percentage" office:value="0.07" calcext:value-type="percentage">
            <text:p>7.00%</text:p>
          </table:table-cell>
          <table:table-cell table:style-name="ce8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107" office:value-type="string" calcext:value-type="string">
            <text:p>Ahrons p. 328</text:p>
          </table:table-cell>
          <table:table-cell table:style-name="ce22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13" calcext:value-type="float">
            <text:p>1913</text:p>
          </table:table-cell>
          <table:table-cell table:style-name="ce8" office:value-type="string" calcext:value-type="string">
            <text:p>LBSCR E2 Class</text:p>
          </table:table-cell>
          <table:table-cell table:style-name="ce18" office:value-type="string" calcext:value-type="string">
            <text:p>0-6-0T</text:p>
          </table:table-cell>
          <table:table-cell table:style-name="ce8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G197]/[.F197]" office:value-type="float" office:value="64.7058823529412" calcext:value-type="float">
            <text:p>64.71</text:p>
          </table:table-cell>
          <table:table-cell table:style-name="ce8" office:value-type="float" office:value="170" calcext:value-type="float">
            <text:p>170</text:p>
          </table:table-cell>
          <table:table-cell table:style-name="ce66" office:value-type="float" office:value="95" calcext:value-type="float">
            <text:p>95</text:p>
          </table:table-cell>
          <table:table-cell table:style-name="ce71" table:formula="of:=([.G197]/2.5)*0.7457" office:value-type="float" office:value="328.108" calcext:value-type="float">
            <text:p>328</text:p>
          </table:table-cell>
          <table:table-cell table:style-name="ce76" table:formula="of:=MIN(([.F197]*[.N197])*[.M197]*[.O197];[.K197])" office:value-type="float" office:value="216.827641522724" calcext:value-type="float">
            <text:p>21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0" office:value-type="percentage" office:value="0.0495" calcext:value-type="percentage">
            <text:p>4.95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22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14" calcext:value-type="float">
            <text:p>1914</text:p>
          </table:table-cell>
          <table:table-cell table:style-name="ce8" office:value-type="string" calcext:value-type="string">
            <text:p>LBSCR L Class</text:p>
          </table:table-cell>
          <table:table-cell table:style-name="ce18" office:value-type="string" calcext:value-type="string">
            <text:p>4-6-4T</text:p>
          </table:table-cell>
          <table:table-cell table:style-name="ce8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G198]/[.F198]" office:value-type="float" office:value="62.4814814814815" calcext:value-type="float">
            <text:p>62.48</text:p>
          </table:table-cell>
          <table:table-cell table:style-name="ce8" office:value-type="float" office:value="170" calcext:value-type="float">
            <text:p>170</text:p>
          </table:table-cell>
          <table:table-cell table:style-name="ce66" office:value-type="float" office:value="108" calcext:value-type="float">
            <text:p>108</text:p>
          </table:table-cell>
          <table:table-cell table:style-name="ce70" table:formula="of:=([.G198]/2.5)*0.7457" office:value-type="float" office:value="503.19836" calcext:value-type="float">
            <text:p>503</text:p>
          </table:table-cell>
          <table:table-cell table:style-name="ce76" table:formula="of:=MIN(([.F198]*[.N198])*[.M198]*[.O198];[.K198])" office:value-type="float" office:value="375.224721231724" calcext:value-type="float">
            <text:p>37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0" office:value-type="percentage" office:value="0.0685" calcext:value-type="percentage">
            <text:p>6.85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4" calcext:value-type="float">
            <text:p>1914</text:p>
          </table:table-cell>
          <table:table-cell table:style-name="ce8" office:value-type="string" calcext:value-type="string">
            <text:p>LSWR H15</text:p>
          </table:table-cell>
          <table:table-cell table:style-name="ce18" office:value-type="string" calcext:value-type="string">
            <text:p>4-6-0</text:p>
          </table:table-cell>
          <table:table-cell table:style-name="ce8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G199]/[.F199]" office:value-type="float" office:value="62.8333333333333" calcext:value-type="float">
            <text:p>62.83</text:p>
          </table:table-cell>
          <table:table-cell table:style-name="ce8" office:value-type="float" office:value="180" calcext:value-type="float">
            <text:p>180</text:p>
          </table:table-cell>
          <table:table-cell table:style-name="ce66" office:value-type="float" office:value="117" calcext:value-type="float">
            <text:p>117</text:p>
          </table:table-cell>
          <table:table-cell table:style-name="ce71" table:formula="of:=([.G199]/2.5)*0.7457" office:value-type="float" office:value="562.2578" calcext:value-type="float">
            <text:p>562</text:p>
          </table:table-cell>
          <table:table-cell table:style-name="ce76" table:formula="of:=MIN(([.F199]*[.N199])*[.M199]*[.O199];[.K199])" office:value-type="float" office:value="418.133630958952" calcext:value-type="float">
            <text:p>41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0" office:value-type="percentage" office:value="0.0687" calcext:value-type="percentage">
            <text:p>6.87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07" office:value-type="string" calcext:value-type="string">
            <text:p>http://orion.math.iastate.edu/jdhsmith/term/slgblswr.htm</text:p>
          </table:table-cell>
          <table:table-cell table:style-name="ce22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15" calcext:value-type="float">
            <text:p>1915</text:p>
          </table:table-cell>
          <table:table-cell table:style-name="ce8" office:value-type="string" calcext:value-type="string">
            <text:p>LSWR L12 (s'heated)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G200]/[.F200]" office:value-type="float" office:value="48.125" calcext:value-type="float">
            <text:p>48.13</text:p>
          </table:table-cell>
          <table:table-cell table:style-name="ce8" office:value-type="float" office:value="175" calcext:value-type="float">
            <text:p>175</text:p>
          </table:table-cell>
          <table:table-cell table:style-name="ce66" office:value-type="float" office:value="81" calcext:value-type="float">
            <text:p>81</text:p>
          </table:table-cell>
          <table:table-cell table:style-name="ce71" table:formula="of:=([.G200]/2.5)*0.7457" office:value-type="float" office:value="344.5134" calcext:value-type="float">
            <text:p>345</text:p>
          </table:table-cell>
          <table:table-cell table:style-name="ce76" table:formula="of:=MIN(([.F200]*[.N200])*[.M200]*[.O200];[.K200])" office:value-type="float" office:value="328.86" calcext:value-type="float">
            <text:p>329</text:p>
          </table:table-cell>
          <table:table-cell table:style-name="ce82" office:value-type="float" office:value="8.12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0" office:value-type="percentage" office:value="0.0675" calcext:value-type="percentage">
            <text:p>6.75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1" office:value-type="string" calcext:value-type="string">
            <text:p>http://orion.math.iastate.edu/jdhsmith/term/slgblswr.htm</text:p>
          </table:table-cell>
          <table:table-cell table:style-name="ce22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15" calcext:value-type="float">
            <text:p>1915</text:p>
          </table:table-cell>
          <table:table-cell table:style-name="ce8" office:value-type="string" calcext:value-type="string">
            <text:p>Metropolitan G Class</text:p>
          </table:table-cell>
          <table:table-cell table:style-name="ce18" office:value-type="string" calcext:value-type="string">
            <text:p>0-6-4T</text:p>
          </table:table-cell>
          <table:table-cell table:style-name="ce8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G201]/[.F201]" office:value-type="float" office:value="55.1401869158879" calcext:value-type="float">
            <text:p>55.14</text:p>
          </table:table-cell>
          <table:table-cell table:style-name="ce8" office:value-type="float" office:value="160" calcext:value-type="float">
            <text:p>160</text:p>
          </table:table-cell>
          <table:table-cell table:style-name="ce66" office:value-type="float" office:value="91" calcext:value-type="float">
            <text:p>91</text:p>
          </table:table-cell>
          <table:table-cell table:style-name="ce70" table:formula="of:=([.G201]/2.5)*0.7457" office:value-type="float" office:value="351.9704" calcext:value-type="float">
            <text:p>352</text:p>
          </table:table-cell>
          <table:table-cell table:style-name="ce76" table:formula="of:=MIN(([.F201]*[.N201])*[.M201]*[.O201];[.K201])" office:value-type="float" office:value="329.767111687194" calcext:value-type="float">
            <text:p>330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0" office:value-type="percentage" office:value="0.0679" calcext:value-type="percentage">
            <text:p>6.79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107" office:value-type="string" calcext:value-type="string">
            <text:p>http://en.wikipedia.org/wiki/Metropolitan_Railway_G_Class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6" calcext:value-type="float">
            <text:p>1916</text:p>
          </table:table-cell>
          <table:table-cell table:style-name="ce8" office:value-type="string" calcext:value-type="string">
            <text:p>LSWR D15 (s'heated)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G202]/[.F202]" office:value-type="float" office:value="47.5925925925926" calcext:value-type="float">
            <text:p>47.59</text:p>
          </table:table-cell>
          <table:table-cell table:style-name="ce8" office:value-type="float" office:value="180" calcext:value-type="float">
            <text:p>180</text:p>
          </table:table-cell>
          <table:table-cell table:style-name="ce66" office:value-type="float" office:value="89" calcext:value-type="float">
            <text:p>89</text:p>
          </table:table-cell>
          <table:table-cell table:style-name="ce71" table:formula="of:=([.G202]/2.5)*0.7457" office:value-type="float" office:value="383.2898" calcext:value-type="float">
            <text:p>383</text:p>
          </table:table-cell>
          <table:table-cell table:style-name="ce76" table:formula="of:=MIN(([.F202]*[.N202])*[.M202]*[.O202];[.K202])" office:value-type="float" office:value="370.5156" calcext:value-type="float">
            <text:p>371</text:p>
          </table:table-cell>
          <table:table-cell table:style-name="ce82" office:value-type="float" office:value="8.12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0" office:value-type="percentage" office:value="0.0676" calcext:value-type="percentage">
            <text:p>6.76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1" office:value-type="string" calcext:value-type="string">
            <text:p>http://orion.math.iastate.edu/jdhsmith/term/slgblswr.htm</text:p>
          </table:table-cell>
          <table:table-cell table:style-name="ce22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17" calcext:value-type="float">
            <text:p>1917</text:p>
          </table:table-cell>
          <table:table-cell table:style-name="ce8" office:value-type="string" calcext:value-type="string">
            <text:p>SECR K Class</text:p>
          </table:table-cell>
          <table:table-cell table:style-name="ce18" office:value-type="string" calcext:value-type="string">
            <text:p>2-6-4T</text:p>
          </table:table-cell>
          <table:table-cell table:style-name="ce8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G203]/[.F203]" office:value-type="float" office:value="61" calcext:value-type="float">
            <text:p>61.00</text:p>
          </table:table-cell>
          <table:table-cell table:style-name="ce8" office:value-type="float" office:value="200" calcext:value-type="float">
            <text:p>200</text:p>
          </table:table-cell>
          <table:table-cell table:style-name="ce66" office:value-type="float" office:value="106" calcext:value-type="float">
            <text:p>106</text:p>
          </table:table-cell>
          <table:table-cell table:style-name="ce71" table:formula="of:=([.G203]/2.5)*0.7457" office:value-type="float" office:value="454.877" calcext:value-type="float">
            <text:p>455</text:p>
          </table:table-cell>
          <table:table-cell table:style-name="ce76" table:formula="of:=MIN(([.F203]*[.N203])*[.M203]*[.O203];[.K203])" office:value-type="float" office:value="348.444692465794" calcext:value-type="float">
            <text:p>34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0" office:value-type="percentage" office:value="0.0687" calcext:value-type="percentage">
            <text:p>6.87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107" office:value-type="string" calcext:value-type="string">
            <text:p>http://orion.math.iastate.edu/jdhsmith/term/slgbsecr.htm</text:p>
          </table:table-cell>
          <table:table-cell table:style-name="ce22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17" calcext:value-type="float">
            <text:p>1917</text:p>
          </table:table-cell>
          <table:table-cell table:style-name="ce8" office:value-type="string" calcext:value-type="string">
            <text:p>SECR N Class</text:p>
          </table:table-cell>
          <table:table-cell table:style-name="ce18" office:value-type="string" calcext:value-type="string">
            <text:p>2-6-0</text:p>
          </table:table-cell>
          <table:table-cell table:style-name="ce8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G204]/[.F204]" office:value-type="float" office:value="61" calcext:value-type="float">
            <text:p>61.00</text:p>
          </table:table-cell>
          <table:table-cell table:style-name="ce8" office:value-type="float" office:value="200" calcext:value-type="float">
            <text:p>200</text:p>
          </table:table-cell>
          <table:table-cell table:style-name="ce66" office:value-type="float" office:value="116" calcext:value-type="float">
            <text:p>116</text:p>
          </table:table-cell>
          <table:table-cell table:style-name="ce71" table:formula="of:=([.G204]/2.5)*0.7457" office:value-type="float" office:value="454.877" calcext:value-type="float">
            <text:p>455</text:p>
          </table:table-cell>
          <table:table-cell table:style-name="ce76" table:formula="of:=MIN(([.F204]*[.N204])*[.M204]*[.O204];[.K204])" office:value-type="float" office:value="348.444692465794" calcext:value-type="float">
            <text:p>34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0" office:value-type="percentage" office:value="0.0687" calcext:value-type="percentage">
            <text:p>6.87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107" office:value-type="string" calcext:value-type="string">
            <text:p>http://orion.math.iastate.edu/jdhsmith/term/slgbsecr.htm</text:p>
          </table:table-cell>
          <table:table-cell table:style-name="ce22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18" calcext:value-type="float">
            <text:p>1918</text:p>
          </table:table-cell>
          <table:table-cell table:style-name="ce8" office:value-type="string" calcext:value-type="string">
            <text:p>LSWR N15</text:p>
          </table:table-cell>
          <table:table-cell table:style-name="ce18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G205]/[.F205]" office:value-type="float" office:value="62.6666666666667" calcext:value-type="float">
            <text:p>62.67</text:p>
          </table:table-cell>
          <table:table-cell table:style-name="ce8" office:value-type="float" office:value="180" calcext:value-type="float">
            <text:p>180</text:p>
          </table:table-cell>
          <table:table-cell table:style-name="ce66" office:value-type="float" office:value="106" calcext:value-type="float">
            <text:p>106</text:p>
          </table:table-cell>
          <table:table-cell table:style-name="ce71" table:formula="of:=([.G205]/2.5)*0.7457" office:value-type="float" office:value="560.7664" calcext:value-type="float">
            <text:p>561</text:p>
          </table:table-cell>
          <table:table-cell table:style-name="ce76" table:formula="of:=MIN(([.F205]*[.N205])*[.M205]*[.O205];[.K205])" office:value-type="float" office:value="419.959542011175" calcext:value-type="float">
            <text:p>42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0" office:value-type="percentage" office:value="0.069" calcext:value-type="percentage">
            <text:p>6.90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07" office:value-type="string" calcext:value-type="string">
            <text:p>http://orion.math.iastate.edu/jdhsmith/term/slgblswr.htm</text:p>
          </table:table-cell>
          <table:table-cell table:style-name="ce22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19" calcext:value-type="float">
            <text:p>1919</text:p>
          </table:table-cell>
          <table:table-cell table:style-name="ce8" office:value-type="string" calcext:value-type="string">
            <text:p>LSWR 700 Class (s'heated)</text:p>
          </table:table-cell>
          <table:table-cell table:style-name="ce18" office:value-type="string" calcext:value-type="string">
            <text:p>0-6-0</text:p>
          </table:table-cell>
          <table:table-cell table:style-name="ce8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G206]/[.F206]" office:value-type="float" office:value="42.4691358024691" calcext:value-type="float">
            <text:p>42.47</text:p>
          </table:table-cell>
          <table:table-cell table:style-name="ce8" office:value-type="float" office:value="180" calcext:value-type="float">
            <text:p>180</text:p>
          </table:table-cell>
          <table:table-cell table:style-name="ce66" office:value-type="float" office:value="105" calcext:value-type="float">
            <text:p>105</text:p>
          </table:table-cell>
          <table:table-cell table:style-name="ce71" table:formula="of:=([.G206]/2.5)*0.7457" office:value-type="float" office:value="256.5208" calcext:value-type="float">
            <text:p>257</text:p>
          </table:table-cell>
          <table:table-cell table:style-name="ce76" table:formula="of:=MIN(([.F206]*[.N206])*[.M206]*[.O206];[.K206])" office:value-type="float" office:value="256.5208" calcext:value-type="float">
            <text:p>25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3.45" calcext:value-type="float">
            <text:p>23.45</text:p>
          </table:table-cell>
          <table:table-cell table:style-name="ce90" office:value-type="percentage" office:value="0.0666" calcext:value-type="percentage">
            <text:p>6.66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07" office:value-type="string" calcext:value-type="string">
            <text:p>https://en.wikipedia.org/wiki/LSWR_700_class</text:p>
          </table:table-cell>
          <table:table-cell table:style-name="ce22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20" calcext:value-type="float">
            <text:p>1920</text:p>
          </table:table-cell>
          <table:table-cell table:style-name="ce8" office:value-type="string" calcext:value-type="string">
            <text:p>LSWR S11 Class (s'heated)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G207]/[.F207]" office:value-type="float" office:value="48.125" calcext:value-type="float">
            <text:p>48.13</text:p>
          </table:table-cell>
          <table:table-cell table:style-name="ce8" office:value-type="float" office:value="175" calcext:value-type="float">
            <text:p>175</text:p>
          </table:table-cell>
          <table:table-cell table:style-name="ce66" office:value-type="float" office:value="85" calcext:value-type="float">
            <text:p>85</text:p>
          </table:table-cell>
          <table:table-cell table:style-name="ce71" table:formula="of:=([.G207]/2.5)*0.7457" office:value-type="float" office:value="344.5134" calcext:value-type="float">
            <text:p>345</text:p>
          </table:table-cell>
          <table:table-cell table:style-name="ce76" table:formula="of:=MIN(([.F207]*[.N207])*[.M207]*[.O207];[.K207])" office:value-type="float" office:value="324.768712488642" calcext:value-type="float">
            <text:p>32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0" office:value-type="percentage" office:value="0.0667" calcext:value-type="percentage">
            <text:p>6.67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7" office:value-type="string" calcext:value-type="string">
            <text:p>http://orion.math.iastate.edu/jdhsmith/term/slgblswr.htm</text:p>
          </table:table-cell>
          <table:table-cell table:style-name="ce22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20" calcext:value-type="float">
            <text:p>1920</text:p>
          </table:table-cell>
          <table:table-cell table:style-name="ce8" office:value-type="string" calcext:value-type="string">
            <text:p>MR 2000 Class (superheated)</text:p>
          </table:table-cell>
          <table:table-cell table:style-name="ce18" office:value-type="string" calcext:value-type="string">
            <text:p>0-6-4T</text:p>
          </table:table-cell>
          <table:table-cell table:style-name="ce8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G208]/[.F208]" office:value-type="float" office:value="55.3199052132701" calcext:value-type="float">
            <text:p>55.32</text:p>
          </table:table-cell>
          <table:table-cell table:style-name="ce8" office:value-type="float" office:value="175" calcext:value-type="float">
            <text:p>175</text:p>
          </table:table-cell>
          <table:table-cell table:style-name="ce66" office:value-type="float" office:value="88" calcext:value-type="float">
            <text:p>88</text:p>
          </table:table-cell>
          <table:table-cell table:style-name="ce70" table:formula="of:=([.G208]/2.5)*0.7457" office:value-type="float" office:value="348.16733" calcext:value-type="float">
            <text:p>348</text:p>
          </table:table-cell>
          <table:table-cell table:style-name="ce76" table:formula="of:=MIN(([.F208]*[.N208])*[.M208]*[.O208];[.K208])" office:value-type="float" office:value="294.08732044113" calcext:value-type="float">
            <text:p>29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0" office:value-type="percentage" office:value="0.0687" calcext:value-type="percentage">
            <text:p>6.87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107" office:value-type="string" calcext:value-type="string">
            <text:p>http://orion.math.iastate.edu/jdhsmith/term/slgbmr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0" calcext:value-type="float">
            <text:p>1920</text:p>
          </table:table-cell>
          <table:table-cell table:style-name="ce8" office:value-type="string" calcext:value-type="string">
            <text:p>Metropolitan H Class</text:p>
          </table:table-cell>
          <table:table-cell table:style-name="ce18" office:value-type="string" calcext:value-type="string">
            <text:p>4-4-4T</text:p>
          </table:table-cell>
          <table:table-cell table:style-name="ce8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G209]/[.F209]" office:value-type="float" office:value="55.1401869158879" calcext:value-type="float">
            <text:p>55.14</text:p>
          </table:table-cell>
          <table:table-cell table:style-name="ce8" office:value-type="float" office:value="160" calcext:value-type="float">
            <text:p>160</text:p>
          </table:table-cell>
          <table:table-cell table:style-name="ce66" office:value-type="float" office:value="82" calcext:value-type="float">
            <text:p>82</text:p>
          </table:table-cell>
          <table:table-cell table:style-name="ce70" table:formula="of:=([.G209]/2.5)*0.7457" office:value-type="float" office:value="351.9704" calcext:value-type="float">
            <text:p>352</text:p>
          </table:table-cell>
          <table:table-cell table:style-name="ce76" table:formula="of:=MIN(([.F209]*[.N209])*[.M209]*[.O209];[.K209])" office:value-type="float" office:value="337.537765276288" calcext:value-type="float">
            <text:p>338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0" office:value-type="percentage" office:value="0.0695" calcext:value-type="percentage">
            <text:p>6.95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107" office:value-type="string" calcext:value-type="string">
            <text:p>http://en.wikipedia.org/wiki/Metropolitan_Railway_H_Class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0" calcext:value-type="float">
            <text:p>1920</text:p>
          </table:table-cell>
          <table:table-cell table:style-name="ce8" office:value-type="string" calcext:value-type="string">
            <text:p>LSWR S15</text:p>
          </table:table-cell>
          <table:table-cell table:style-name="ce18" office:value-type="string" calcext:value-type="string">
            <text:p>4-6-0</text:p>
          </table:table-cell>
          <table:table-cell table:style-name="ce8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G210]/[.F210]" office:value-type="float" office:value="62.6666666666667" calcext:value-type="float">
            <text:p>62.67</text:p>
          </table:table-cell>
          <table:table-cell table:style-name="ce8" office:value-type="float" office:value="180" calcext:value-type="float">
            <text:p>180</text:p>
          </table:table-cell>
          <table:table-cell table:style-name="ce66" office:value-type="float" office:value="125" calcext:value-type="float">
            <text:p>125</text:p>
          </table:table-cell>
          <table:table-cell table:style-name="ce71" table:formula="of:=([.G210]/2.5)*0.7457" office:value-type="float" office:value="560.7664" calcext:value-type="float">
            <text:p>561</text:p>
          </table:table-cell>
          <table:table-cell table:style-name="ce76" table:formula="of:=MIN(([.F210]*[.N210])*[.M210]*[.O210];[.K210])" office:value-type="float" office:value="419.959542011175" calcext:value-type="float">
            <text:p>42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0" office:value-type="percentage" office:value="0.069" calcext:value-type="percentage">
            <text:p>6.90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07" office:value-type="string" calcext:value-type="string">
            <text:p>http://orion.math.iastate.edu/jdhsmith/term/slgblswr.htm</text:p>
          </table:table-cell>
          <table:table-cell table:style-name="ce22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8" office:value-type="string" calcext:value-type="string">
            <text:p>LSWR T14 (s'heated)</text:p>
          </table:table-cell>
          <table:table-cell table:style-name="ce18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G211]/[.F211]" office:value-type="float" office:value="45.7142857142857" calcext:value-type="float">
            <text:p>45.71</text:p>
          </table:table-cell>
          <table:table-cell table:style-name="ce8" office:value-type="float" office:value="175" calcext:value-type="float">
            <text:p>175</text:p>
          </table:table-cell>
          <table:table-cell table:style-name="ce57" office:value-type="float" office:value="98" calcext:value-type="float">
            <text:p>98</text:p>
          </table:table-cell>
          <table:table-cell table:style-name="ce71" table:formula="of:=([.G211]/2.5)*0.7457" office:value-type="float" office:value="429.5232" calcext:value-type="float">
            <text:p>430</text:p>
          </table:table-cell>
          <table:table-cell table:style-name="ce76" table:formula="of:=MIN(([.F211]*[.N211])*[.M211]*[.O211];[.K211])" office:value-type="float" office:value="420.970001187475" calcext:value-type="float">
            <text:p>42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0" office:value-type="percentage" office:value="0.0605" calcext:value-type="percentage">
            <text:p>6.05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107" office:value-type="string" calcext:value-type="string">
            <text:p>http://orion.math.iastate.edu/jdhsmith/term/slgblswr.htm</text:p>
          </table:table-cell>
          <table:table-cell table:style-name="ce22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LNER A1 Class</text:p>
          </table:table-cell>
          <table:table-cell table:style-name="ce18" office:value-type="string" calcext:value-type="string">
            <text:p>4-6-2</text:p>
          </table:table-cell>
          <table:table-cell table:style-name="ce8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G212]/[.F212]" office:value-type="float" office:value="71.4634146341463" calcext:value-type="float">
            <text:p>71.46</text:p>
          </table:table-cell>
          <table:table-cell table:style-name="ce8" office:value-type="float" office:value="180" calcext:value-type="float">
            <text:p>180</text:p>
          </table:table-cell>
          <table:table-cell table:style-name="ce66" office:value-type="float" office:value="133" calcext:value-type="float">
            <text:p>133</text:p>
          </table:table-cell>
          <table:table-cell table:style-name="ce70" table:formula="of:=([.G212]/2.5)*0.7457" office:value-type="float" office:value="873.9604" calcext:value-type="float">
            <text:p>874</text:p>
          </table:table-cell>
          <table:table-cell table:style-name="ce76" table:formula="of:=MIN(([.F212]*[.N212])*[.M212]*[.O212];[.K212])" office:value-type="float" office:value="582.262746653175" calcext:value-type="float">
            <text:p>58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0" office:value-type="percentage" office:value="0.07" calcext:value-type="percentage">
            <text:p>7.00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107" office:value-type="string" calcext:value-type="string">
            <text:p>http://orion.math.iastate.edu/jdhsmith/term/slgbln1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SR “King Arthur”</text:p>
          </table:table-cell>
          <table:table-cell table:style-name="ce18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G213]/[.F213]" office:value-type="float" office:value="67.1428571428571" calcext:value-type="float">
            <text:p>67.14</text:p>
          </table:table-cell>
          <table:table-cell table:style-name="ce8" office:value-type="float" office:value="200" calcext:value-type="float">
            <text:p>200</text:p>
          </table:table-cell>
          <table:table-cell table:style-name="ce66" office:value-type="float" office:value="106" calcext:value-type="float">
            <text:p>106</text:p>
          </table:table-cell>
          <table:table-cell table:style-name="ce70" table:formula="of:=([.G213]/2.5)*0.7457" office:value-type="float" office:value="560.7664" calcext:value-type="float">
            <text:p>561</text:p>
          </table:table-cell>
          <table:table-cell table:style-name="ce76" table:formula="of:=MIN(([.F213]*[.N213])*[.M213]*[.O213];[.K213])" office:value-type="float" office:value="432.881960861566" calcext:value-type="float">
            <text:p>43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0" office:value-type="percentage" office:value="0.07" calcext:value-type="percentage">
            <text:p>7.00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07" office:value-type="string" calcext:value-type="string">
            <text:p>http://orion.math.iastate.edu/jdhsmith/term/slgbsr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LBSCR B4x Class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G214]/[.F214]" office:value-type="float" office:value="51.76" calcext:value-type="float">
            <text:p>51.76</text:p>
          </table:table-cell>
          <table:table-cell table:style-name="ce8" office:value-type="float" office:value="180" calcext:value-type="float">
            <text:p>180</text:p>
          </table:table-cell>
          <table:table-cell table:style-name="ce66" office:value-type="float" office:value="87" calcext:value-type="float">
            <text:p>87</text:p>
          </table:table-cell>
          <table:table-cell table:style-name="ce70" table:formula="of:=([.G214]/2.5)*0.7457" office:value-type="float" office:value="385.97432" calcext:value-type="float">
            <text:p>386</text:p>
          </table:table-cell>
          <table:table-cell table:style-name="ce76" table:formula="of:=MIN(([.F214]*[.N214])*[.M214]*[.O214];[.K214])" office:value-type="float" office:value="360.110235299438" calcext:value-type="float">
            <text:p>36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0" office:value-type="percentage" office:value="0.071" calcext:value-type="percentage">
            <text:p>7.1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79" calcext:value-type="float">
            <text:p>279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SECR N1 Class</text:p>
          </table:table-cell>
          <table:table-cell table:style-name="ce18" office:value-type="string" calcext:value-type="string">
            <text:p>2-6-0</text:p>
          </table:table-cell>
          <table:table-cell table:style-name="ce8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G215]/[.F215]" office:value-type="float" office:value="61" calcext:value-type="float">
            <text:p>61.00</text:p>
          </table:table-cell>
          <table:table-cell table:style-name="ce8" office:value-type="float" office:value="190" calcext:value-type="float">
            <text:p>190</text:p>
          </table:table-cell>
          <table:table-cell table:style-name="ce66" office:value-type="float" office:value="123" calcext:value-type="float">
            <text:p>123</text:p>
          </table:table-cell>
          <table:table-cell table:style-name="ce71" table:formula="of:=([.G215]/2.5)*0.7457" office:value-type="float" office:value="454.877" calcext:value-type="float">
            <text:p>455</text:p>
          </table:table-cell>
          <table:table-cell table:style-name="ce76" table:formula="of:=MIN(([.F215]*[.N215])*[.M215]*[.O215];[.K215])" office:value-type="float" office:value="344.89430986425" calcext:value-type="float">
            <text:p>34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0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00" calcext:value-type="float">
            <text:p>200</text:p>
          </table:table-cell>
          <table:table-cell table:style-name="ce107"/>
          <table:table-cell table:style-name="ce22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GER H88 “Super Claud”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G216]/[.F216]" office:value-type="float" office:value="47.9259259259259" calcext:value-type="float">
            <text:p>47.93</text:p>
          </table:table-cell>
          <table:table-cell table:style-name="ce8" office:value-type="float" office:value="180" calcext:value-type="float">
            <text:p>180</text:p>
          </table:table-cell>
          <table:table-cell table:style-name="ce66" office:value-type="float" office:value="76" calcext:value-type="float">
            <text:p>76</text:p>
          </table:table-cell>
          <table:table-cell table:style-name="ce71" table:formula="of:=([.G216]/2.5)*0.7457" office:value-type="float" office:value="308.779456" calcext:value-type="float">
            <text:p>309</text:p>
          </table:table-cell>
          <table:table-cell table:style-name="ce76" table:formula="of:=MIN(([.F216]*[.N216])*[.M216]*[.O216];[.K216])" office:value-type="float" office:value="308.576046367919" calcext:value-type="float">
            <text:p>3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4.45" calcext:value-type="float">
            <text:p>24.45</text:p>
          </table:table-cell>
          <table:table-cell table:style-name="ce90" office:value-type="percentage" office:value="0.072" calcext:value-type="percentage">
            <text:p>7.2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02.5" calcext:value-type="float">
            <text:p>302.5</text:p>
          </table:table-cell>
          <table:table-cell table:style-name="ce107" office:value-type="string" calcext:value-type="string">
            <text:p>http://www.lner.info/locos/D/d14d15d16.php</text:p>
          </table:table-cell>
          <table:table-cell table:style-name="ce22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G217]/[.F217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6" office:value-type="float" office:value="141" calcext:value-type="float">
            <text:p>141</text:p>
          </table:table-cell>
          <table:table-cell table:style-name="ce69" table:formula="of:=([.G217]/2.5)*0.7457" office:value-type="float" office:value="602.5256" calcext:value-type="float">
            <text:p>603</text:p>
          </table:table-cell>
          <table:table-cell table:style-name="ce80" office:value-type="float" office:value="458" calcext:value-type="float">
            <text:p>458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23.81358" calcext:value-type="float">
            <text:p>23.81</text:p>
          </table:table-cell>
          <table:table-cell table:style-name="ce89" table:formula="of:=([.L217]/[.M217])/([.F217]*[.N217])" office:value-type="percentage" office:value="0.0730565242437322" calcext:value-type="percentage">
            <text:p>7.31%</text:p>
          </table:table-cell>
          <table:table-cell table:style-name="ce6" office:value-type="string" calcext:value-type="string">
            <text:p>N</text:p>
          </table:table-cell>
          <table:table-cell table:style-name="ce94" office:value-type="float" office:value="265" calcext:value-type="float">
            <text:p>265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8" office:value-type="float" office:value="1924" calcext:value-type="float">
            <text:p>1924</text:p>
          </table:table-cell>
          <table:table-cell table:style-name="ce8" office:value-type="string" calcext:value-type="string">
            <text:p>LMS 4P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G218]/[.F218]" office:value-type="float" office:value="46.2105263157895" calcext:value-type="float">
            <text:p>46.21</text:p>
          </table:table-cell>
          <table:table-cell table:style-name="ce8" office:value-type="float" office:value="200" calcext:value-type="float">
            <text:p>200</text:p>
          </table:table-cell>
          <table:table-cell table:style-name="ce66" office:value-type="float" office:value="101" calcext:value-type="float">
            <text:p>101</text:p>
          </table:table-cell>
          <table:table-cell table:style-name="ce70" table:formula="of:=([.G218]/2.5)*0.7457" office:value-type="float" office:value="392.83476" calcext:value-type="float">
            <text:p>393</text:p>
          </table:table-cell>
          <table:table-cell table:style-name="ce76" table:formula="of:=MIN(([.F218]*[.N218])*[.M218]*[.O218];[.K218])" office:value-type="float" office:value="392.83476" calcext:value-type="float">
            <text:p>39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0" office:value-type="percentage" office:value="0.0725" calcext:value-type="percentage">
            <text:p>7.25%</text:p>
          </table:table-cell>
          <table:table-cell table:style-name="ce28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107" office:value-type="string" calcext:value-type="string">
            <text:p>http://en.wikipedia.org/wiki/LMS_Compound_4-4-0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4" calcext:value-type="float">
            <text:p>1924</text:p>
          </table:table-cell>
          <table:table-cell table:style-name="ce8" office:value-type="string" calcext:value-type="string">
            <text:p>LMS 3F “Jinty”</text:p>
          </table:table-cell>
          <table:table-cell table:style-name="ce18" office:value-type="string" calcext:value-type="string">
            <text:p>0-6-0T</text:p>
          </table:table-cell>
          <table:table-cell table:style-name="ce8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G219]/[.F219]" office:value-type="float" office:value="60.4375" calcext:value-type="float">
            <text:p>60.44</text:p>
          </table:table-cell>
          <table:table-cell table:style-name="ce8" office:value-type="float" office:value="160" calcext:value-type="float">
            <text:p>160</text:p>
          </table:table-cell>
          <table:table-cell table:style-name="ce66" office:value-type="float" office:value="93" calcext:value-type="float">
            <text:p>93</text:p>
          </table:table-cell>
          <table:table-cell table:style-name="ce70" table:formula="of:=([.G219]/2.5)*0.7457" office:value-type="float" office:value="288.43676" calcext:value-type="float">
            <text:p>288</text:p>
          </table:table-cell>
          <table:table-cell table:style-name="ce76" table:formula="of:=MIN(([.F219]*[.N219])*[.M219]*[.O219];[.K219])" office:value-type="float" office:value="212.554033309365" calcext:value-type="float">
            <text:p>21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07" office:value-type="string" calcext:value-type="string">
            <text:p>http://en.wikipedia.org/wiki/LMS_Fowler_Class_3F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6" calcext:value-type="float">
            <text:p>1926</text:p>
          </table:table-cell>
          <table:table-cell table:style-name="ce8" office:value-type="string" calcext:value-type="string">
            <text:p>LMS “Crab”</text:p>
          </table:table-cell>
          <table:table-cell table:style-name="ce18" office:value-type="string" calcext:value-type="string">
            <text:p>2-6-0</text:p>
          </table:table-cell>
          <table:table-cell table:style-name="ce8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G220]/[.F220]" office:value-type="float" office:value="53.75" calcext:value-type="float">
            <text:p>53.75</text:p>
          </table:table-cell>
          <table:table-cell table:style-name="ce8" office:value-type="float" office:value="180" calcext:value-type="float">
            <text:p>180</text:p>
          </table:table-cell>
          <table:table-cell table:style-name="ce66" office:value-type="float" office:value="118" calcext:value-type="float">
            <text:p>118</text:p>
          </table:table-cell>
          <table:table-cell table:style-name="ce70" table:formula="of:=([.G220]/2.5)*0.7457" office:value-type="float" office:value="448.9114" calcext:value-type="float">
            <text:p>449</text:p>
          </table:table-cell>
          <table:table-cell table:style-name="ce76" table:formula="of:=MIN(([.F220]*[.N220])*[.M220]*[.O220];[.K220])" office:value-type="float" office:value="409.00407569784" calcext:value-type="float">
            <text:p>4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0" office:value-type="percentage" office:value="0.072" calcext:value-type="percentage">
            <text:p>7.2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07" office:value-type="string" calcext:value-type="string">
            <text:p>http://orion.math.iastate.edu/jdhsmith/term/slgblms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6" calcext:value-type="float">
            <text:p>1926</text:p>
          </table:table-cell>
          <table:table-cell table:style-name="ce8" office:value-type="string" calcext:value-type="string">
            <text:p>SR “Lord Nelson”</text:p>
          </table:table-cell>
          <table:table-cell table:style-name="ce18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G221]/[.F221]" office:value-type="float" office:value="60.3030303030303" calcext:value-type="float">
            <text:p>60.30</text:p>
          </table:table-cell>
          <table:table-cell table:style-name="ce8" office:value-type="float" office:value="220" calcext:value-type="float">
            <text:p>220</text:p>
          </table:table-cell>
          <table:table-cell table:style-name="ce66" office:value-type="float" office:value="149" calcext:value-type="float">
            <text:p>149</text:p>
          </table:table-cell>
          <table:table-cell table:style-name="ce70" table:formula="of:=([.G221]/2.5)*0.7457" office:value-type="float" office:value="593.5772" calcext:value-type="float">
            <text:p>594</text:p>
          </table:table-cell>
          <table:table-cell table:style-name="ce76" table:formula="of:=MIN(([.F221]*[.N221])*[.M221]*[.O221];[.K221])" office:value-type="float" office:value="433.655283045447" calcext:value-type="float">
            <text:p>43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0" office:value-type="percentage" office:value="0.068" calcext:value-type="percentage">
            <text:p>6.8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107" office:value-type="string" calcext:value-type="string">
            <text:p>http://orion.math.iastate.edu/jdhsmith/term/slgbsr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SAR NG G16</text:p>
          </table:table-cell>
          <table:table-cell table:style-name="ce18" office:value-type="string" calcext:value-type="string">
            <text:p>2-6-2+2-6-2</text:p>
          </table:table-cell>
          <table:table-cell table:style-name="ce8"/>
          <table:table-cell table:style-name="ce28" office:value-type="float" office:value="60" calcext:value-type="float">
            <text:p>6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G222]/[.F222]" office:value-type="float" office:value="47.2358974358974" calcext:value-type="float">
            <text:p>47.24</text:p>
          </table:table-cell>
          <table:table-cell table:style-name="ce8" office:value-type="float" office:value="180" calcext:value-type="float">
            <text:p>180</text:p>
          </table:table-cell>
          <table:table-cell table:style-name="ce66" office:value-type="float" office:value="84" calcext:value-type="float">
            <text:p>84</text:p>
          </table:table-cell>
          <table:table-cell table:style-name="ce70" table:formula="of:=([.G222]/2.5)*0.7457" office:value-type="float" office:value="274.745708" calcext:value-type="float">
            <text:p>275</text:p>
          </table:table-cell>
          <table:table-cell table:style-name="ce76" table:formula="of:=MIN(([.F222]*[.N222])*[.M222]*[.O222];[.K222])" office:value-type="float" office:value="197.807030657438" calcext:value-type="float">
            <text:p>19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0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107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G223]/[.F223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6" office:value-type="float" office:value="177" calcext:value-type="float">
            <text:p>177</text:p>
          </table:table-cell>
          <table:table-cell table:style-name="ce69" table:formula="of:=([.G223]/2.5)*0.7457" office:value-type="float" office:value="656.216" calcext:value-type="float">
            <text:p>656</text:p>
          </table:table-cell>
          <table:table-cell table:style-name="ce80" office:value-type="float" office:value="622" calcext:value-type="float">
            <text:p>622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27.2155" calcext:value-type="float">
            <text:p>27.22</text:p>
          </table:table-cell>
          <table:table-cell table:style-name="ce89" table:formula="of:=([.L223]/[.M223])/([.F223]*[.N223])" office:value-type="percentage" office:value="0.0740476646308857" calcext:value-type="percentage">
            <text:p>7.40%</text:p>
          </table:table-cell>
          <table:table-cell table:style-name="ce3" office:value-type="string" calcext:value-type="string">
            <text:p>N</text:p>
          </table:table-cell>
          <table:table-cell table:style-name="ce94" office:value-type="float" office:value="290" calcext:value-type="float">
            <text:p>29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MS 4P Tank (Fowler)</text:p>
          </table:table-cell>
          <table:table-cell table:style-name="ce18" office:value-type="string" calcext:value-type="string">
            <text:p>2-6-4T</text:p>
          </table:table-cell>
          <table:table-cell table:style-name="ce8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G224]/[.F224]" office:value-type="float" office:value="46.8518518518519" calcext:value-type="float">
            <text:p>46.85</text:p>
          </table:table-cell>
          <table:table-cell table:style-name="ce8" office:value-type="float" office:value="200" calcext:value-type="float">
            <text:p>200</text:p>
          </table:table-cell>
          <table:table-cell table:style-name="ce66" office:value-type="float" office:value="106" calcext:value-type="float">
            <text:p>106</text:p>
          </table:table-cell>
          <table:table-cell table:style-name="ce70" table:formula="of:=([.G224]/2.5)*0.7457" office:value-type="float" office:value="377.3242" calcext:value-type="float">
            <text:p>377</text:p>
          </table:table-cell>
          <table:table-cell table:style-name="ce76" table:formula="of:=MIN(([.F224]*[.N224])*[.M224]*[.O224];[.K224])" office:value-type="float" office:value="377.3242" calcext:value-type="float">
            <text:p>37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0" office:value-type="percentage" office:value="0.073" calcext:value-type="percentage">
            <text:p>7.3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107" office:value-type="string" calcext:value-type="string">
            <text:p>http://orion.math.iastate.edu/jdhsmith/term/slgblms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8"/>
          <table:table-cell table:style-name="ce28" office:value-type="float" office:value="80" calcext:value-type="float">
            <text:p>8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G225]/[.F225]" office:value-type="float" office:value="48.0224719101124" calcext:value-type="float">
            <text:p>48.02</text:p>
          </table:table-cell>
          <table:table-cell table:style-name="ce8" office:value-type="float" office:value="190" calcext:value-type="float">
            <text:p>190</text:p>
          </table:table-cell>
          <table:table-cell table:style-name="ce66" office:value-type="float" office:value="203" calcext:value-type="float">
            <text:p>203</text:p>
          </table:table-cell>
          <table:table-cell table:style-name="ce70" table:formula="of:=([.G225]/2.5)*0.7457" office:value-type="float" office:value="637.42436" calcext:value-type="float">
            <text:p>637</text:p>
          </table:table-cell>
          <table:table-cell table:style-name="ce76" table:formula="of:=MIN(([.F225]*[.N225])*[.M225]*[.O225];[.K225])" office:value-type="float" office:value="609.397813679259" calcext:value-type="float">
            <text:p>6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0" office:value-type="percentage" office:value="0.0675" calcext:value-type="percentage">
            <text:p>6.7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107" office:value-type="string" calcext:value-type="string">
            <text:p>http://en.wikipedia.org/wiki/LMS_Garratt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MS Royal Scot</text:p>
          </table:table-cell>
          <table:table-cell table:style-name="ce18" office:value-type="string" calcext:value-type="string">
            <text:p>4-6-0</text:p>
          </table:table-cell>
          <table:table-cell table:style-name="ce8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G226]/[.F226]" office:value-type="float" office:value="67.0967741935484" calcext:value-type="float">
            <text:p>67.10</text:p>
          </table:table-cell>
          <table:table-cell table:style-name="ce8" office:value-type="float" office:value="250" calcext:value-type="float">
            <text:p>250</text:p>
          </table:table-cell>
          <table:table-cell table:style-name="ce66" office:value-type="float" office:value="148" calcext:value-type="float">
            <text:p>148</text:p>
          </table:table-cell>
          <table:table-cell table:style-name="ce70" table:formula="of:=([.G226]/2.5)*0.7457" office:value-type="float" office:value="620.4224" calcext:value-type="float">
            <text:p>620</text:p>
          </table:table-cell>
          <table:table-cell table:style-name="ce76" table:formula="of:=MIN(([.F226]*[.N226])*[.M226]*[.O226];[.K226])" office:value-type="float" office:value="455.970565541119" calcext:value-type="float">
            <text:p>45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0" office:value-type="percentage" office:value="0.0725" calcext:value-type="percentage">
            <text:p>7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107" office:value-type="string" calcext:value-type="string">
            <text:p>http://orion.math.iastate.edu/jdhsmith/term/slgblms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NER A3 Class</text:p>
          </table:table-cell>
          <table:table-cell table:style-name="ce18" office:value-type="string" calcext:value-type="string">
            <text:p>4-6-2</text:p>
          </table:table-cell>
          <table:table-cell table:style-name="ce8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G227]/[.F227]" office:value-type="float" office:value="65.609756097561" calcext:value-type="float">
            <text:p>65.61</text:p>
          </table:table-cell>
          <table:table-cell table:style-name="ce8" office:value-type="float" office:value="220" calcext:value-type="float">
            <text:p>220</text:p>
          </table:table-cell>
          <table:table-cell table:style-name="ce66" office:value-type="float" office:value="146" calcext:value-type="float">
            <text:p>146</text:p>
          </table:table-cell>
          <table:table-cell table:style-name="ce70" table:formula="of:=([.G227]/2.5)*0.7457" office:value-type="float" office:value="802.3732" calcext:value-type="float">
            <text:p>802</text:p>
          </table:table-cell>
          <table:table-cell table:style-name="ce76" table:formula="of:=MIN(([.F227]*[.N227])*[.M227]*[.O227];[.K227])" office:value-type="float" office:value="622.854778134139" calcext:value-type="float">
            <text:p>62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6" calcext:value-type="float">
            <text:p>26.00</text:p>
          </table:table-cell>
          <table:table-cell table:style-name="ce90" office:value-type="percentage" office:value="0.072" calcext:value-type="percentage">
            <text:p>7.2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107" office:value-type="string" calcext:value-type="string">
            <text:p>http://orion.math.iastate.edu/jdhsmith/term/slgbln1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NER D49 Class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G228]/[.F228]" office:value-type="float" office:value="53.8461538461539" calcext:value-type="float">
            <text:p>53.85</text:p>
          </table:table-cell>
          <table:table-cell table:style-name="ce8" office:value-type="float" office:value="180" calcext:value-type="float">
            <text:p>180</text:p>
          </table:table-cell>
          <table:table-cell table:style-name="ce66" office:value-type="float" office:value="96" calcext:value-type="float">
            <text:p>96</text:p>
          </table:table-cell>
          <table:table-cell table:style-name="ce70" table:formula="of:=([.G228]/2.5)*0.7457" office:value-type="float" office:value="417.592" calcext:value-type="float">
            <text:p>418</text:p>
          </table:table-cell>
          <table:table-cell table:style-name="ce76" table:formula="of:=MIN(([.F228]*[.N228])*[.M228]*[.O228];[.K228])" office:value-type="float" office:value="374.514644711415" calcext:value-type="float">
            <text:p>37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0" office:value-type="percentage" office:value="0.071" calcext:value-type="percentage">
            <text:p>7.1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07" office:value-type="string" calcext:value-type="string">
            <text:p>http://orion.math.iastate.edu/jdhsmith/term/slgbln1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G229]/[.F229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0" office:value-type="float" office:value="121" calcext:value-type="float">
            <text:p>121</text:p>
          </table:table-cell>
          <table:table-cell table:style-name="ce69" table:formula="of:=([.G229]/2.5)*0.7457" office:value-type="float" office:value="548.8352" calcext:value-type="float">
            <text:p>549</text:p>
          </table:table-cell>
          <table:table-cell table:style-name="ce75" office:value-type="float" office:value="410" calcext:value-type="float">
            <text:p>410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23.8135" calcext:value-type="float">
            <text:p>23.81</text:p>
          </table:table-cell>
          <table:table-cell table:style-name="ce89" table:formula="of:=([.L229]/[.M229])/([.F229]*[.N229])" office:value-type="percentage" office:value="0.0702446216568018" calcext:value-type="percentage">
            <text:p>7.02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99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G230]/[.F230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4" office:value-type="float" office:value="79" calcext:value-type="float">
            <text:p>79</text:p>
          </table:table-cell>
          <table:table-cell table:style-name="ce70" table:formula="of:=([.G230]/2.5)*0.7457" office:value-type="float" office:value="345.40824" calcext:value-type="float">
            <text:p>345</text:p>
          </table:table-cell>
          <table:table-cell table:style-name="ce76" table:formula="of:=MIN(([.F230]*[.N230])*[.M230]*[.O230];[.K230])" office:value-type="float" office:value="298.232138529675" calcext:value-type="float">
            <text:p>29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0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4" office:value-type="string" calcext:value-type="string">
            <text:p>http://en.wikipedia.org/wiki/LMS_Class_2P_4-4-0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G231]/[.F231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4" office:value-type="float" office:value="100" calcext:value-type="float">
            <text:p>100</text:p>
          </table:table-cell>
          <table:table-cell table:style-name="ce70" table:formula="of:=([.G231]/2.5)*0.7457" office:value-type="float" office:value="499.619" calcext:value-type="float">
            <text:p>500</text:p>
          </table:table-cell>
          <table:table-cell table:style-name="ce76" table:formula="of:=MIN(([.F231]*[.N231])*[.M231]*[.O231];[.K231])" office:value-type="float" office:value="403.32346353537" calcext:value-type="float">
            <text:p>40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0" office:value-type="percentage" office:value="0.071" calcext:value-type="percentage">
            <text:p>7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4" office:value-type="string" calcext:value-type="string">
            <text:p>http://orion.math.iastate.edu/jdhsmith/term/slgbln1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G232]/[.F232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1" table:formula="of:=([.G232]/2.5)*0.7457" office:value-type="float" office:value="454.877" calcext:value-type="float">
            <text:p>455</text:p>
          </table:table-cell>
          <table:table-cell table:style-name="ce76" table:formula="of:=MIN(([.F232]*[.N232])*[.M232]*[.O232];[.K232])" office:value-type="float" office:value="349.966285009312" calcext:value-type="float">
            <text:p>35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0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4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4"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G233]/[.F233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4" office:value-type="float" office:value="113" calcext:value-type="float">
            <text:p>113</text:p>
          </table:table-cell>
          <table:table-cell table:style-name="ce71" table:formula="of:=([.G233]/2.5)*0.7457" office:value-type="float" office:value="454.877" calcext:value-type="float">
            <text:p>455</text:p>
          </table:table-cell>
          <table:table-cell table:style-name="ce76" table:formula="of:=MIN(([.F233]*[.N233])*[.M233]*[.O233];[.K233])" office:value-type="float" office:value="346.618781413571" calcext:value-type="float">
            <text:p>34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.5" calcext:value-type="float">
            <text:p>25.50</text:p>
          </table:table-cell>
          <table:table-cell table:style-name="ce90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4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4" table:number-columns-repeated="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G234]/[.F234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4" office:value-type="float" office:value="100" calcext:value-type="float">
            <text:p>100</text:p>
          </table:table-cell>
          <table:table-cell table:style-name="ce70" table:formula="of:=([.G234]/2.5)*0.7457" office:value-type="float" office:value="332.5822" calcext:value-type="float">
            <text:p>333</text:p>
          </table:table-cell>
          <table:table-cell table:style-name="ce76" table:formula="of:=MIN(([.F234]*[.N234])*[.M234]*[.O234];[.K234])" office:value-type="float" office:value="255.212864883648" calcext:value-type="float">
            <text:p>255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0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?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G235]/[.F235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4" office:value-type="float" office:value="132" calcext:value-type="float">
            <text:p>132</text:p>
          </table:table-cell>
          <table:table-cell table:style-name="ce70" table:formula="of:=([.G235]/2.5)*0.7457" office:value-type="float" office:value="472.47552" calcext:value-type="float">
            <text:p>472</text:p>
          </table:table-cell>
          <table:table-cell table:style-name="ce76" table:formula="of:=MIN(([.F235]*[.N235])*[.M235]*[.O235];[.K235])" office:value-type="float" office:value="331.352136226933" calcext:value-type="float">
            <text:p>33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0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4" office:value-type="string" calcext:value-type="string">
            <text:p>http://en.wikipedia.org/wiki/LMS_Class_7F_0-8-0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G236]/[.F236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4" office:value-type="float" office:value="62" calcext:value-type="float">
            <text:p>62</text:p>
          </table:table-cell>
          <table:table-cell table:style-name="ce70" table:formula="of:=([.G236]/2.5)*0.7457" office:value-type="float" office:value="284.8574" calcext:value-type="float">
            <text:p>285</text:p>
          </table:table-cell>
          <table:table-cell table:style-name="ce76" table:formula="of:=MIN(([.F236]*[.N236])*[.M236]*[.O236];[.K236])" office:value-type="float" office:value="197.051423504551" calcext:value-type="float">
            <text:p>197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G237]/[.F237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4" office:value-type="float" office:value="98" calcext:value-type="float">
            <text:p>98</text:p>
          </table:table-cell>
          <table:table-cell table:style-name="ce70" table:formula="of:=([.G237]/2.5)*0.7457" office:value-type="float" office:value="262.4864" calcext:value-type="float">
            <text:p>262</text:p>
          </table:table-cell>
          <table:table-cell table:style-name="ce76" table:formula="of:=MIN(([.F237]*[.N237])*[.M237]*[.O237];[.K237])" office:value-type="float" office:value="262.4864" calcext:value-type="float">
            <text:p>26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0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G238]/[.F238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4" office:value-type="float" office:value="118" calcext:value-type="float">
            <text:p>118</text:p>
          </table:table-cell>
          <table:table-cell table:style-name="ce70" table:formula="of:=([.G238]/2.5)*0.7457" office:value-type="float" office:value="517.5158" calcext:value-type="float">
            <text:p>518</text:p>
          </table:table-cell>
          <table:table-cell table:style-name="ce76" table:formula="of:=MIN(([.F238]*[.N238])*[.M238]*[.O238];[.K238])" office:value-type="float" office:value="449.681316361241" calcext:value-type="float">
            <text:p>45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0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G239]/[.F239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4" office:value-type="float" office:value="112" calcext:value-type="float">
            <text:p>112</text:p>
          </table:table-cell>
          <table:table-cell table:style-name="ce70" table:formula="of:=([.G239]/2.5)*0.7457" office:value-type="float" office:value="526.4642" calcext:value-type="float">
            <text:p>526</text:p>
          </table:table-cell>
          <table:table-cell table:style-name="ce76" table:formula="of:=MIN(([.F239]*[.N239])*[.M239]*[.O239];[.K239])" office:value-type="float" office:value="403.32346353537" calcext:value-type="float">
            <text:p>40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0" office:value-type="percentage" office:value="0.071" calcext:value-type="percentage">
            <text:p>7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G240]/[.F240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4" office:value-type="float" office:value="131" calcext:value-type="float">
            <text:p>131</text:p>
          </table:table-cell>
          <table:table-cell table:style-name="ce71" table:formula="of:=([.G240]/2.5)*0.7457" office:value-type="float" office:value="454.877" calcext:value-type="float">
            <text:p>455</text:p>
          </table:table-cell>
          <table:table-cell table:style-name="ce76" table:formula="of:=MIN(([.F240]*[.N240])*[.M240]*[.O240];[.K240])" office:value-type="float" office:value="349.966285009312" calcext:value-type="float">
            <text:p>35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0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4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4" table:number-columns-repeated="2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G241]/[.F241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4" office:value-type="float" office:value="76" calcext:value-type="float">
            <text:p>76</text:p>
          </table:table-cell>
          <table:table-cell table:style-name="ce70" table:formula="of:=([.G241]/2.5)*0.7457" office:value-type="float" office:value="300.06968" calcext:value-type="float">
            <text:p>300</text:p>
          </table:table-cell>
          <table:table-cell table:style-name="ce76" table:formula="of:=MIN(([.F241]*[.N241])*[.M241]*[.O241];[.K241])" office:value-type="float" office:value="232.480973932118" calcext:value-type="float">
            <text:p>23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4" office:value-type="string" calcext:value-type="string">
            <text:p>http://en.wikipedia.org/wiki/LMS_Stanier_Class_2_0-4-4T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G242]/[.F242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4" office:value-type="float" office:value="179" calcext:value-type="float">
            <text:p>179</text:p>
          </table:table-cell>
          <table:table-cell table:style-name="ce70" table:formula="of:=([.G242]/2.5)*0.7457" office:value-type="float" office:value="780.0022" calcext:value-type="float">
            <text:p>780</text:p>
          </table:table-cell>
          <table:table-cell table:style-name="ce76" table:formula="of:=MIN(([.F242]*[.N242])*[.M242]*[.O242];[.K242])" office:value-type="float" office:value="671.022311691769" calcext:value-type="float">
            <text:p>67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0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G243]/[.F243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4" office:value-type="float" office:value="117" calcext:value-type="float">
            <text:p>117</text:p>
          </table:table-cell>
          <table:table-cell table:style-name="ce70" table:formula="of:=([.G243]/2.5)*0.7457" office:value-type="float" office:value="408.6436" calcext:value-type="float">
            <text:p>409</text:p>
          </table:table-cell>
          <table:table-cell table:style-name="ce76" table:formula="of:=MIN(([.F243]*[.N243])*[.M243]*[.O243];[.K243])" office:value-type="float" office:value="408.6436" calcext:value-type="float">
            <text:p>4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0" office:value-type="percentage" office:value="0.0725" calcext:value-type="percentage">
            <text:p>7.2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8" office:value-type="float" office:value="1934" calcext:value-type="float">
            <text:p>1934</text:p>
          </table:table-cell>
          <table:table-cell table:style-name="ce8" office:value-type="string" calcext:value-type="string">
            <text:p>LMS “Black Five”</text:p>
          </table:table-cell>
          <table:table-cell table:style-name="ce18" office:value-type="string" calcext:value-type="string">
            <text:p>2-6-0</text:p>
          </table:table-cell>
          <table:table-cell table:style-name="ce8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725" calcext:value-type="float">
            <text:p>1725</text:p>
          </table:table-cell>
          <table:table-cell table:style-name="ce48" table:formula="of:=[.G244]/[.F244]" office:value-type="float" office:value="61.6071428571429" calcext:value-type="float">
            <text:p>61.61</text:p>
          </table:table-cell>
          <table:table-cell table:style-name="ce8" office:value-type="float" office:value="225" calcext:value-type="float">
            <text:p>225</text:p>
          </table:table-cell>
          <table:table-cell table:style-name="ce61" office:value-type="float" office:value="113" calcext:value-type="float">
            <text:p>113</text:p>
          </table:table-cell>
          <table:table-cell table:style-name="ce70" table:formula="of:=([.G244]/2.5)*0.7457" office:value-type="float" office:value="514.533" calcext:value-type="float">
            <text:p>515</text:p>
          </table:table-cell>
          <table:table-cell table:style-name="ce76" table:formula="of:=MIN(([.F244]*[.N244])*[.M244]*[.O244];[.K244])" office:value-type="float" office:value="440.133830348176" calcext:value-type="float">
            <text:p>44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6" calcext:value-type="float">
            <text:p>26.00</text:p>
          </table:table-cell>
          <table:table-cell table:style-name="ce90" office:value-type="percentage" office:value="0.0745" calcext:value-type="percentage">
            <text:p>7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30" calcext:value-type="float">
            <text:p>330</text:p>
          </table:table-cell>
          <table:table-cell table:style-name="ce101" office:value-type="string" calcext:value-type="string">
            <text:p>http://en.wikipedia.org/wiki/LMS_Stanier_Class_5_4-6-0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4" calcext:value-type="float">
            <text:p>1934</text:p>
          </table:table-cell>
          <table:table-cell table:style-name="ce8" office:value-type="string" calcext:value-type="string">
            <text:p>LMS 3 cylinder 4P Tank</text:p>
          </table:table-cell>
          <table:table-cell table:style-name="ce18" office:value-type="string" calcext:value-type="string">
            <text:p>4-6-2T</text:p>
          </table:table-cell>
          <table:table-cell table:style-name="ce8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265" calcext:value-type="float">
            <text:p>1265</text:p>
          </table:table-cell>
          <table:table-cell table:style-name="ce48" table:formula="of:=[.G245]/[.F245]" office:value-type="float" office:value="46.8518518518519" calcext:value-type="float">
            <text:p>46.85</text:p>
          </table:table-cell>
          <table:table-cell table:style-name="ce8" office:value-type="float" office:value="200" calcext:value-type="float">
            <text:p>200</text:p>
          </table:table-cell>
          <table:table-cell table:style-name="ce61" office:value-type="float" office:value="168" calcext:value-type="float">
            <text:p>168</text:p>
          </table:table-cell>
          <table:table-cell table:style-name="ce70" table:formula="of:=([.G245]/2.5)*0.7457" office:value-type="float" office:value="377.3242" calcext:value-type="float">
            <text:p>377</text:p>
          </table:table-cell>
          <table:table-cell table:style-name="ce76" table:formula="of:=MIN(([.F245]*[.N245])*[.M245]*[.O245];[.K245])" office:value-type="float" office:value="377.3242" calcext:value-type="float">
            <text:p>37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0" office:value-type="percentage" office:value="0.0735" calcext:value-type="percentage">
            <text:p>7.3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85" calcext:value-type="float">
            <text:p>185</text:p>
          </table:table-cell>
          <table:table-cell table:style-name="ce101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G246]/[.F246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0" office:value-type="float" office:value="200" calcext:value-type="float">
            <text:p>200</text:p>
          </table:table-cell>
          <table:table-cell table:style-name="ce69" table:formula="of:=([.G246]/2.5)*0.7457" office:value-type="float" office:value="809.8302" calcext:value-type="float">
            <text:p>810</text:p>
          </table:table-cell>
          <table:table-cell table:style-name="ce80" office:value-type="float" office:value="653" calcext:value-type="float">
            <text:p>65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3.8135" calcext:value-type="float">
            <text:p>23.81</text:p>
          </table:table-cell>
          <table:table-cell table:style-name="ce89" table:formula="of:=([.L246]/[.M246])/([.F246]*[.N246])" office:value-type="percentage" office:value="0.0675807250589802" calcext:value-type="percentage">
            <text:p>6.7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99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934" calcext:value-type="float">
            <text:p>1934</text:p>
          </table:table-cell>
          <table:table-cell table:style-name="ce8" office:value-type="string" calcext:value-type="string">
            <text:p>LMS “Jubilee”</text:p>
          </table:table-cell>
          <table:table-cell table:style-name="ce18" office:value-type="string" calcext:value-type="string">
            <text:p>4-6-0</text:p>
          </table:table-cell>
          <table:table-cell table:style-name="ce8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640" calcext:value-type="float">
            <text:p>1640</text:p>
          </table:table-cell>
          <table:table-cell table:style-name="ce48" table:formula="of:=[.G247]/[.F247]" office:value-type="float" office:value="52.9032258064516" calcext:value-type="float">
            <text:p>52.90</text:p>
          </table:table-cell>
          <table:table-cell table:style-name="ce8" office:value-type="float" office:value="225" calcext:value-type="float">
            <text:p>225</text:p>
          </table:table-cell>
          <table:table-cell table:style-name="ce61" office:value-type="float" office:value="119" calcext:value-type="float">
            <text:p>119</text:p>
          </table:table-cell>
          <table:table-cell table:style-name="ce70" table:formula="of:=([.G247]/2.5)*0.7457" office:value-type="float" office:value="489.1792" calcext:value-type="float">
            <text:p>489</text:p>
          </table:table-cell>
          <table:table-cell table:style-name="ce76" table:formula="of:=MIN(([.F247]*[.N247])*[.M247]*[.O247];[.K247])" office:value-type="float" office:value="465.404439310935" calcext:value-type="float">
            <text:p>46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0" office:value-type="percentage" office:value="0.074" calcext:value-type="percentage">
            <text:p>7.4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10" calcext:value-type="float">
            <text:p>310</text:p>
          </table:table-cell>
          <table:table-cell table:style-name="ce101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5" calcext:value-type="float">
            <text:p>1935</text:p>
          </table:table-cell>
          <table:table-cell table:style-name="ce8" office:value-type="string" calcext:value-type="string">
            <text:p>LMS 2 cylinder 4P Tank</text:p>
          </table:table-cell>
          <table:table-cell table:style-name="ce18" office:value-type="string" calcext:value-type="string">
            <text:p>2-6-4T</text:p>
          </table:table-cell>
          <table:table-cell table:style-name="ce8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265" calcext:value-type="float">
            <text:p>1265</text:p>
          </table:table-cell>
          <table:table-cell table:style-name="ce48" table:formula="of:=[.G248]/[.F248]" office:value-type="float" office:value="46.8518518518519" calcext:value-type="float">
            <text:p>46.85</text:p>
          </table:table-cell>
          <table:table-cell table:style-name="ce8" office:value-type="float" office:value="200" calcext:value-type="float">
            <text:p>200</text:p>
          </table:table-cell>
          <table:table-cell table:style-name="ce61" office:value-type="float" office:value="110" calcext:value-type="float">
            <text:p>110</text:p>
          </table:table-cell>
          <table:table-cell table:style-name="ce70" table:formula="of:=([.G248]/2.5)*0.7457" office:value-type="float" office:value="377.3242" calcext:value-type="float">
            <text:p>377</text:p>
          </table:table-cell>
          <table:table-cell table:style-name="ce76" table:formula="of:=MIN(([.F248]*[.N248])*[.M248]*[.O248];[.K248])" office:value-type="float" office:value="377.3242" calcext:value-type="float">
            <text:p>37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0" office:value-type="percentage" office:value="0.0737" calcext:value-type="percentage">
            <text:p>7.3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85" calcext:value-type="float">
            <text:p>185</text:p>
          </table:table-cell>
          <table:table-cell table:style-name="ce101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G249]/[.F249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0" office:value-type="float" office:value="158" calcext:value-type="float">
            <text:p>158</text:p>
          </table:table-cell>
          <table:table-cell table:style-name="ce69" table:formula="of:=([.G249]/2.5)*0.7457" office:value-type="float" office:value="768.071" calcext:value-type="float">
            <text:p>768</text:p>
          </table:table-cell>
          <table:table-cell table:style-name="ce80" office:value-type="float" office:value="687" calcext:value-type="float">
            <text:p>68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89" table:formula="of:=([.L249]/[.M249])/([.F249]*[.N249])" office:value-type="percentage" office:value="0.0758680888883063" calcext:value-type="percentage">
            <text:p>7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99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935" calcext:value-type="float">
            <text:p>1935</text:p>
          </table:table-cell>
          <table:table-cell table:style-name="ce8" office:value-type="string" calcext:value-type="string">
            <text:p>LMS 3P Tank (Stanier)</text:p>
          </table:table-cell>
          <table:table-cell table:style-name="ce18" office:value-type="string" calcext:value-type="string">
            <text:p>2-4-2T</text:p>
          </table:table-cell>
          <table:table-cell table:style-name="ce8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45" calcext:value-type="float">
            <text:p>1045</text:p>
          </table:table-cell>
          <table:table-cell table:style-name="ce48" table:formula="of:=[.G250]/[.F250]" office:value-type="float" office:value="55" calcext:value-type="float">
            <text:p>55.00</text:p>
          </table:table-cell>
          <table:table-cell table:style-name="ce8" office:value-type="float" office:value="200" calcext:value-type="float">
            <text:p>200</text:p>
          </table:table-cell>
          <table:table-cell table:style-name="ce61" office:value-type="float" office:value="96" calcext:value-type="float">
            <text:p>96</text:p>
          </table:table-cell>
          <table:table-cell table:style-name="ce70" table:formula="of:=([.G250]/2.5)*0.7457" office:value-type="float" office:value="311.7026" calcext:value-type="float">
            <text:p>312</text:p>
          </table:table-cell>
          <table:table-cell table:style-name="ce76" table:formula="of:=MIN(([.F250]*[.N250])*[.M250]*[.O250];[.K250])" office:value-type="float" office:value="249.67947569775" calcext:value-type="float">
            <text:p>25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3.8135" calcext:value-type="float">
            <text:p>23.81</text:p>
          </table:table-cell>
          <table:table-cell table:style-name="ce90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80" calcext:value-type="float">
            <text:p>80</text:p>
          </table:table-cell>
          <table:table-cell table:style-name="ce101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5" calcext:value-type="float">
            <text:p>1935</text:p>
          </table:table-cell>
          <table:table-cell table:style-name="ce8" office:value-type="string" calcext:value-type="string">
            <text:p>LMS Stanier 8F</text:p>
          </table:table-cell>
          <table:table-cell table:style-name="ce18" office:value-type="string" calcext:value-type="string">
            <text:p>2-8-0</text:p>
          </table:table-cell>
          <table:table-cell table:style-name="ce8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465" calcext:value-type="float">
            <text:p>1465</text:p>
          </table:table-cell>
          <table:table-cell table:style-name="ce48" table:formula="of:=[.G251]/[.F251]" office:value-type="float" office:value="52.3214285714286" calcext:value-type="float">
            <text:p>52.32</text:p>
          </table:table-cell>
          <table:table-cell table:style-name="ce8" office:value-type="float" office:value="225" calcext:value-type="float">
            <text:p>225</text:p>
          </table:table-cell>
          <table:table-cell table:style-name="ce61" office:value-type="float" office:value="144" calcext:value-type="float">
            <text:p>144</text:p>
          </table:table-cell>
          <table:table-cell table:style-name="ce70" table:formula="of:=([.G251]/2.5)*0.7457" office:value-type="float" office:value="436.9802" calcext:value-type="float">
            <text:p>437</text:p>
          </table:table-cell>
          <table:table-cell table:style-name="ce76" table:formula="of:=MIN(([.F251]*[.N251])*[.M251]*[.O251];[.K251])" office:value-type="float" office:value="420.36530002278" calcext:value-type="float">
            <text:p>42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0" office:value-type="percentage" office:value="0.074" calcext:value-type="percentage">
            <text:p>7.4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35" calcext:value-type="float">
            <text:p>235</text:p>
          </table:table-cell>
          <table:table-cell table:style-name="ce101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G252]/[.F252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0" office:value-type="float" office:value="150" calcext:value-type="float">
            <text:p>150</text:p>
          </table:table-cell>
          <table:table-cell table:style-name="ce69" table:formula="of:=([.G252]/2.5)*0.7457" office:value-type="float" office:value="724.8204" calcext:value-type="float">
            <text:p>725</text:p>
          </table:table-cell>
          <table:table-cell table:style-name="ce75" office:value-type="float" office:value="670" calcext:value-type="float">
            <text:p>67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7.22" calcext:value-type="float">
            <text:p>27.22</text:p>
          </table:table-cell>
          <table:table-cell table:style-name="ce89" table:formula="of:=([.L252]/[.M252])/([.F252]*[.N252])" office:value-type="percentage" office:value="0.0739785348471183" calcext:value-type="percentage">
            <text:p>7.4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99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937" calcext:value-type="float">
            <text:p>1937</text:p>
          </table:table-cell>
          <table:table-cell table:style-name="ce8" office:value-type="string" calcext:value-type="string">
            <text:p>LMS Princess Coronation</text:p>
          </table:table-cell>
          <table:table-cell table:style-name="ce18" office:value-type="string" calcext:value-type="string">
            <text:p>4-6-2</text:p>
          </table:table-cell>
          <table:table-cell table:style-name="ce8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2810" calcext:value-type="float">
            <text:p>2810</text:p>
          </table:table-cell>
          <table:table-cell table:style-name="ce48" table:formula="of:=[.G253]/[.F253]" office:value-type="float" office:value="56.2" calcext:value-type="float">
            <text:p>56.20</text:p>
          </table:table-cell>
          <table:table-cell table:style-name="ce8" office:value-type="float" office:value="250" calcext:value-type="float">
            <text:p>250</text:p>
          </table:table-cell>
          <table:table-cell table:style-name="ce61" office:value-type="float" office:value="180" calcext:value-type="float">
            <text:p>180</text:p>
          </table:table-cell>
          <table:table-cell table:style-name="ce70" table:formula="of:=([.G253]/2.5)*0.7457" office:value-type="float" office:value="838.1668" calcext:value-type="float">
            <text:p>838</text:p>
          </table:table-cell>
          <table:table-cell table:style-name="ce76" table:formula="of:=MIN(([.F253]*[.N253])*[.M253]*[.O253];[.K253])" office:value-type="float" office:value="760.796271759375" calcext:value-type="float">
            <text:p>76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0" office:value-type="percentage" office:value="0.075" calcext:value-type="percentage">
            <text:p>7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825" calcext:value-type="float">
            <text:p>825</text:p>
          </table:table-cell>
          <table:table-cell table:style-name="ce101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7" calcext:value-type="float">
            <text:p>1937</text:p>
          </table:table-cell>
          <table:table-cell table:style-name="ce8" office:value-type="string" calcext:value-type="string">
            <text:p>LNER B17-5 Class</text:p>
          </table:table-cell>
          <table:table-cell table:style-name="ce18" office:value-type="string" calcext:value-type="string">
            <text:p>4-6-0</text:p>
          </table:table-cell>
          <table:table-cell table:style-name="ce8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G254]/[.F254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4" office:value-type="float" office:value="100" calcext:value-type="float">
            <text:p>100</text:p>
          </table:table-cell>
          <table:table-cell table:style-name="ce70" table:formula="of:=([.G254]/2.5)*0.7457" office:value-type="float" office:value="499.619" calcext:value-type="float">
            <text:p>500</text:p>
          </table:table-cell>
          <table:table-cell table:style-name="ce76" table:formula="of:=MIN(([.F254]*[.N254])*[.M254]*[.O254];[.K254])" office:value-type="float" office:value="417.524993941545" calcext:value-type="float">
            <text:p>41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0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4" office:value-type="string" calcext:value-type="string">
            <text:p>http://orion.math.iastate.edu/jdhsmith/term/slgbln1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8" calcext:value-type="float">
            <text:p>1938</text:p>
          </table:table-cell>
          <table:table-cell table:style-name="ce8" office:value-type="string" calcext:value-type="string">
            <text:p>GWR Modified Prairie</text:p>
          </table:table-cell>
          <table:table-cell table:style-name="ce18" office:value-type="string" calcext:value-type="string">
            <text:p>2-6-2T</text:p>
          </table:table-cell>
          <table:table-cell table:style-name="ce8"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G255]/[.F255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4" office:value-type="float" office:value="139" calcext:value-type="float">
            <text:p>139</text:p>
          </table:table-cell>
          <table:table-cell table:style-name="ce70" table:formula="of:=([.G255]/2.5)*0.7457" office:value-type="float" office:value="441.4544" calcext:value-type="float">
            <text:p>441</text:p>
          </table:table-cell>
          <table:table-cell table:style-name="ce76" table:formula="of:=MIN(([.F255]*[.N255])*[.M255]*[.O255];[.K255])" office:value-type="float" office:value="353.628283368192" calcext:value-type="float">
            <text:p>354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0" office:value-type="percentage" office:value="0.0742" calcext:value-type="percentage">
            <text:p>7.4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1" calcext:value-type="float">
            <text:p>1941</text:p>
          </table:table-cell>
          <table:table-cell table:style-name="ce8" office:value-type="string" calcext:value-type="string">
            <text:p>SR Merchant Navy Class</text:p>
          </table:table-cell>
          <table:table-cell table:style-name="ce18" office:value-type="string" calcext:value-type="string">
            <text:p>4-6-2</text:p>
          </table:table-cell>
          <table:table-cell table:style-name="ce8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G256]/[.F256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4" office:value-type="float" office:value="167" calcext:value-type="float">
            <text:p>167</text:p>
          </table:table-cell>
          <table:table-cell table:style-name="ce70" table:formula="of:=([.G256]/2.5)*0.7457" office:value-type="float" office:value="730.786" calcext:value-type="float">
            <text:p>731</text:p>
          </table:table-cell>
          <table:table-cell table:style-name="ce76" table:formula="of:=MIN(([.F256]*[.N256])*[.M256]*[.O256];[.K256])" office:value-type="float" office:value="628.773573014941" calcext:value-type="float">
            <text:p>629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0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4" office:value-type="string" calcext:value-type="string">
            <text:p>http://orion.math.iastate.edu/jdhsmith/term/slgbs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2" calcext:value-type="float">
            <text:p>1942</text:p>
          </table:table-cell>
          <table:table-cell table:style-name="ce8" office:value-type="string" calcext:value-type="string">
            <text:p>SR Q1 Class</text:p>
          </table:table-cell>
          <table:table-cell table:style-name="ce18" office:value-type="string" calcext:value-type="string">
            <text:p>0-6-0</text:p>
          </table:table-cell>
          <table:table-cell table:style-name="ce8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G257]/[.F257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4" office:value-type="float" office:value="133" calcext:value-type="float">
            <text:p>133</text:p>
          </table:table-cell>
          <table:table-cell table:style-name="ce70" table:formula="of:=([.G257]/2.5)*0.7457" office:value-type="float" office:value="438.4716" calcext:value-type="float">
            <text:p>438</text:p>
          </table:table-cell>
          <table:table-cell table:style-name="ce76" table:formula="of:=MIN(([.F257]*[.N257])*[.M257]*[.O257];[.K257])" office:value-type="float" office:value="327.421032433853" calcext:value-type="float">
            <text:p>327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0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4" office:value-type="string" calcext:value-type="string">
            <text:p>http://orion.math.iastate.edu/jdhsmith/term/slgbs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3" calcext:value-type="float">
            <text:p>1943</text:p>
          </table:table-cell>
          <table:table-cell table:style-name="ce8" office:value-type="string" calcext:value-type="string">
            <text:p>LMS rebuilt Royal Scot</text:p>
          </table:table-cell>
          <table:table-cell table:style-name="ce18" office:value-type="string" calcext:value-type="string">
            <text:p>4-6-0</text:p>
          </table:table-cell>
          <table:table-cell table:style-name="ce8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G258]/[.F258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0" table:formula="of:=([.G258]/2.5)*0.7457" office:value-type="float" office:value="554.8008" calcext:value-type="float">
            <text:p>555</text:p>
          </table:table-cell>
          <table:table-cell table:style-name="ce76" table:formula="of:=MIN(([.F258]*[.N258])*[.M258]*[.O258];[.K258])" office:value-type="float" office:value="420.690232304961" calcext:value-type="float">
            <text:p>421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0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3" calcext:value-type="float">
            <text:p>1943</text:p>
          </table:table-cell>
          <table:table-cell table:style-name="ce8" office:value-type="string" calcext:value-type="string">
            <text:p>LNER J94 Class</text:p>
          </table:table-cell>
          <table:table-cell table:style-name="ce18" office:value-type="string" calcext:value-type="string">
            <text:p>0-6-0</text:p>
          </table:table-cell>
          <table:table-cell table:style-name="ce8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G259]/[.F259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4" office:value-type="float" office:value="106" calcext:value-type="float">
            <text:p>106</text:p>
          </table:table-cell>
          <table:table-cell table:style-name="ce70" table:formula="of:=([.G259]/2.5)*0.7457" office:value-type="float" office:value="286.3488" calcext:value-type="float">
            <text:p>286</text:p>
          </table:table-cell>
          <table:table-cell table:style-name="ce76" table:formula="of:=MIN(([.F259]*[.N259])*[.M259]*[.O259];[.K259])" office:value-type="float" office:value="271.869470152534" calcext:value-type="float">
            <text:p>272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0" office:value-type="percentage" office:value="0.072" calcext:value-type="percentage">
            <text:p>7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n2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3" calcext:value-type="float">
            <text:p>1943</text:p>
          </table:table-cell>
          <table:table-cell table:style-name="ce8" office:value-type="string" calcext:value-type="string">
            <text:p>WD 2-8-0</text:p>
          </table:table-cell>
          <table:table-cell table:style-name="ce18" office:value-type="string" calcext:value-type="string">
            <text:p>2-8-0</text:p>
          </table:table-cell>
          <table:table-cell table:style-name="ce8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G260]/[.F260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4" office:value-type="float" office:value="152" calcext:value-type="float">
            <text:p>152</text:p>
          </table:table-cell>
          <table:table-cell table:style-name="ce70" table:formula="of:=([.G260]/2.5)*0.7457" office:value-type="float" office:value="501.1104" calcext:value-type="float">
            <text:p>501</text:p>
          </table:table-cell>
          <table:table-cell table:style-name="ce76" table:formula="of:=MIN(([.F260]*[.N260])*[.M260]*[.O260];[.K260])" office:value-type="float" office:value="366.430013247002" calcext:value-type="float">
            <text:p>366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0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4" office:value-type="string" calcext:value-type="string">
            <text:p>http://orion.math.iastate.edu/jdhsmith/term/slgbwd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4" calcext:value-type="float">
            <text:p>1944</text:p>
          </table:table-cell>
          <table:table-cell table:style-name="ce8" office:value-type="string" calcext:value-type="string">
            <text:p>GWR Modified Hall</text:p>
          </table:table-cell>
          <table:table-cell table:style-name="ce18" office:value-type="string" calcext:value-type="string">
            <text:p>4-6-0</text:p>
          </table:table-cell>
          <table:table-cell table:style-name="ce8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G261]/[.F261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4" office:value-type="float" office:value="121" calcext:value-type="float">
            <text:p>121</text:p>
          </table:table-cell>
          <table:table-cell table:style-name="ce70" table:formula="of:=([.G261]/2.5)*0.7457" office:value-type="float" office:value="518.2615" calcext:value-type="float">
            <text:p>518</text:p>
          </table:table-cell>
          <table:table-cell table:style-name="ce76" table:formula="of:=MIN(([.F261]*[.N261])*[.M261]*[.O261];[.K261])" office:value-type="float" office:value="374.854660582465" calcext:value-type="float">
            <text:p>375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0" office:value-type="percentage" office:value="0.075" calcext:value-type="percentage">
            <text:p>7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5" calcext:value-type="float">
            <text:p>1945</text:p>
          </table:table-cell>
          <table:table-cell table:style-name="ce8" office:value-type="string" calcext:value-type="string">
            <text:p>LMS Fairburn 4P Tank</text:p>
          </table:table-cell>
          <table:table-cell table:style-name="ce18" office:value-type="string" calcext:value-type="string">
            <text:p>4-6-2T</text:p>
          </table:table-cell>
          <table:table-cell table:style-name="ce8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G262]/[.F262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4" office:value-type="float" office:value="109" calcext:value-type="float">
            <text:p>109</text:p>
          </table:table-cell>
          <table:table-cell table:style-name="ce70" table:formula="of:=([.G262]/2.5)*0.7457" office:value-type="float" office:value="407.1522" calcext:value-type="float">
            <text:p>407</text:p>
          </table:table-cell>
          <table:table-cell table:style-name="ce76" table:formula="of:=MIN(([.F262]*[.N262])*[.M262]*[.O262];[.K262])" office:value-type="float" office:value="338.86932028119" calcext:value-type="float">
            <text:p>339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0" office:value-type="percentage" office:value="0.074" calcext:value-type="percentage">
            <text:p>7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5" calcext:value-type="float">
            <text:p>1945</text:p>
          </table:table-cell>
          <table:table-cell table:style-name="ce8" office:value-type="string" calcext:value-type="string">
            <text:p>SR West Country Class</text:p>
          </table:table-cell>
          <table:table-cell table:style-name="ce18" office:value-type="string" calcext:value-type="string">
            <text:p>4-6-2</text:p>
          </table:table-cell>
          <table:table-cell table:style-name="ce8" office:value-type="float" office:value="74" calcext:value-type="float">
            <text:p>74</text:p>
          </table:table-cell>
          <table:table-cell table:style-name="ce28" office:value-type="float" office:value="155" calcext:value-type="float">
            <text:p>15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G263]/[.F263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4" office:value-type="float" office:value="137" calcext:value-type="float">
            <text:p>137</text:p>
          </table:table-cell>
          <table:table-cell table:style-name="ce70" table:formula="of:=([.G263]/2.5)*0.7457" office:value-type="float" office:value="632.3536" calcext:value-type="float">
            <text:p>632</text:p>
          </table:table-cell>
          <table:table-cell table:style-name="ce76" table:formula="of:=MIN(([.F263]*[.N263])*[.M263]*[.O263];[.K263])" office:value-type="float" office:value="491.128381799954" calcext:value-type="float">
            <text:p>491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0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4" office:value-type="string" calcext:value-type="string">
            <text:p>http://orion.math.iastate.edu/jdhsmith/term/slgbs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5" calcext:value-type="float">
            <text:p>1945</text:p>
          </table:table-cell>
          <table:table-cell table:style-name="ce8" office:value-type="string" calcext:value-type="string">
            <text:p>GWR Hawksworth County</text:p>
          </table:table-cell>
          <table:table-cell table:style-name="ce18" office:value-type="string" calcext:value-type="string">
            <text:p>4-6-0</text:p>
          </table:table-cell>
          <table:table-cell table:style-name="ce8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G264]/[.F264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4" office:value-type="float" office:value="145" calcext:value-type="float">
            <text:p>145</text:p>
          </table:table-cell>
          <table:table-cell table:style-name="ce70" table:formula="of:=([.G264]/2.5)*0.7457" office:value-type="float" office:value="511.5502" calcext:value-type="float">
            <text:p>512</text:p>
          </table:table-cell>
          <table:table-cell table:style-name="ce76" table:formula="of:=MIN(([.F264]*[.N264])*[.M264]*[.O264];[.K264])" office:value-type="float" office:value="402.115978466962" calcext:value-type="float">
            <text:p>402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0" office:value-type="percentage" office:value="0.0751" calcext:value-type="percentage">
            <text:p>7.51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6" calcext:value-type="float">
            <text:p>1946</text:p>
          </table:table-cell>
          <table:table-cell table:style-name="ce8" office:value-type="string" calcext:value-type="string">
            <text:p>LMS Ivatt 2P</text:p>
          </table:table-cell>
          <table:table-cell table:style-name="ce18" office:value-type="string" calcext:value-type="string">
            <text:p>2-6-2T</text:p>
          </table:table-cell>
          <table:table-cell table:style-name="ce8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G265]/[.F265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4" office:value-type="float" office:value="77" calcext:value-type="float">
            <text:p>77</text:p>
          </table:table-cell>
          <table:table-cell table:style-name="ce70" table:formula="of:=([.G265]/2.5)*0.7457" office:value-type="float" office:value="305.737" calcext:value-type="float">
            <text:p>306</text:p>
          </table:table-cell>
          <table:table-cell table:style-name="ce76" table:formula="of:=MIN(([.F265]*[.N265])*[.M265]*[.O265];[.K265])" office:value-type="float" office:value="227.439318567105" calcext:value-type="float">
            <text:p>227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0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7" calcext:value-type="float">
            <text:p>1947</text:p>
          </table:table-cell>
          <table:table-cell table:style-name="ce8" office:value-type="string" calcext:value-type="string">
            <text:p>LMS Ivatt 4F</text:p>
          </table:table-cell>
          <table:table-cell table:style-name="ce18" office:value-type="string" calcext:value-type="string">
            <text:p>2-6-0</text:p>
          </table:table-cell>
          <table:table-cell table:style-name="ce8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G266]/[.F266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4" office:value-type="float" office:value="108" calcext:value-type="float">
            <text:p>108</text:p>
          </table:table-cell>
          <table:table-cell table:style-name="ce70" table:formula="of:=([.G266]/2.5)*0.7457" office:value-type="float" office:value="363.9016" calcext:value-type="float">
            <text:p>364</text:p>
          </table:table-cell>
          <table:table-cell table:style-name="ce76" table:formula="of:=MIN(([.F266]*[.N266])*[.M266]*[.O266];[.K266])" office:value-type="float" office:value="316.37160985497" calcext:value-type="float">
            <text:p>316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0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12" office:value-type="string" calcext:value-type="string">
            <text:p>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G267]/[.F267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0" office:value-type="float" office:value="114" calcext:value-type="float">
            <text:p>114</text:p>
          </table:table-cell>
          <table:table-cell table:style-name="ce69" table:formula="of:=([.G267]/2.5)*0.7457" office:value-type="float" office:value="431.0146" calcext:value-type="float">
            <text:p>431</text:p>
          </table:table-cell>
          <table:table-cell table:style-name="ce75" office:value-type="float" office:value="368" calcext:value-type="float">
            <text:p>368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6" calcext:value-type="float">
            <text:p>26.00</text:p>
          </table:table-cell>
          <table:table-cell table:style-name="ce89" table:formula="of:=([.L267]/[.M267])/([.F267]*[.N267])" office:value-type="percentage" office:value="0.0772705400503288" calcext:value-type="percentage">
            <text:p>7.7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99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951" calcext:value-type="float">
            <text:p>1951</text:p>
          </table:table-cell>
          <table:table-cell table:style-name="ce8" office:value-type="string" calcext:value-type="string">
            <text:p>BR 7MT “Britannia”</text:p>
          </table:table-cell>
          <table:table-cell table:style-name="ce18" office:value-type="string" calcext:value-type="string">
            <text:p>4-6-2</text:p>
          </table:table-cell>
          <table:table-cell table:style-name="ce8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2475" calcext:value-type="float">
            <text:p>2475</text:p>
          </table:table-cell>
          <table:table-cell table:style-name="ce48" table:formula="of:=[.G268]/[.F268]" office:value-type="float" office:value="58.9285714285714" calcext:value-type="float">
            <text:p>58.93</text:p>
          </table:table-cell>
          <table:table-cell table:style-name="ce8" office:value-type="float" office:value="250" calcext:value-type="float">
            <text:p>250</text:p>
          </table:table-cell>
          <table:table-cell table:style-name="ce61" office:value-type="float" office:value="143" calcext:value-type="float">
            <text:p>143</text:p>
          </table:table-cell>
          <table:table-cell table:style-name="ce70" table:formula="of:=([.G268]/2.5)*0.7457" office:value-type="float" office:value="738.243" calcext:value-type="float">
            <text:p>738</text:p>
          </table:table-cell>
          <table:table-cell table:style-name="ce76" table:formula="of:=MIN(([.F268]*[.N268])*[.M268]*[.O268];[.K268])" office:value-type="float" office:value="600.986046149944" calcext:value-type="float">
            <text:p>601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0" office:value-type="percentage" office:value="0.0775" calcext:value-type="percentage">
            <text:p>7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674" calcext:value-type="float">
            <text:p>674</text:p>
          </table:table-cell>
          <table:table-cell table:style-name="ce101" office:value-type="string" calcext:value-type="string">
            <text:p>http://orion.math.iastate.edu/jdhsmith/term/slgbb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51" calcext:value-type="float">
            <text:p>1951</text:p>
          </table:table-cell>
          <table:table-cell table:style-name="ce8" office:value-type="string" calcext:value-type="string">
            <text:p>BR 5MT</text:p>
          </table:table-cell>
          <table:table-cell table:style-name="ce18" office:value-type="string" calcext:value-type="string">
            <text:p>2-6-0</text:p>
          </table:table-cell>
          <table:table-cell table:style-name="ce8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8" office:value-type="float" office:value="28.7" calcext:value-type="float">
            <text:p>28.7</text:p>
          </table:table-cell>
          <table:table-cell table:style-name="ce8" table:formula="of:=1479+171" office:value-type="float" office:value="1650" calcext:value-type="float">
            <text:p>1650</text:p>
          </table:table-cell>
          <table:table-cell table:style-name="ce48" table:formula="of:=[.G269]/[.F269]" office:value-type="float" office:value="57.4912891986063" calcext:value-type="float">
            <text:p>57.49</text:p>
          </table:table-cell>
          <table:table-cell table:style-name="ce8" office:value-type="float" office:value="225" calcext:value-type="float">
            <text:p>225</text:p>
          </table:table-cell>
          <table:table-cell table:style-name="ce61" office:value-type="float" office:value="116" calcext:value-type="float">
            <text:p>116</text:p>
          </table:table-cell>
          <table:table-cell table:style-name="ce70" table:formula="of:=([.G269]/2.5)*0.7457" office:value-type="float" office:value="492.162" calcext:value-type="float">
            <text:p>492</text:p>
          </table:table-cell>
          <table:table-cell table:style-name="ce76" table:formula="of:=MIN(([.F269]*[.N269])*[.M269]*[.O269];[.K269])" office:value-type="float" office:value="413.323306577961" calcext:value-type="float">
            <text:p>413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0" office:value-type="percentage" office:value="0.078" calcext:value-type="percentage">
            <text:p>7.8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58" calcext:value-type="float">
            <text:p>358</text:p>
          </table:table-cell>
          <table:table-cell table:style-name="ce101" office:value-type="string" calcext:value-type="string">
            <text:p>http://en.wikipedia.org/wiki/BR_standard_class_5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51" calcext:value-type="float">
            <text:p>1951</text:p>
          </table:table-cell>
          <table:table-cell table:style-name="ce8" office:value-type="string" calcext:value-type="string">
            <text:p>BR 4MT Tank</text:p>
          </table:table-cell>
          <table:table-cell table:style-name="ce18" office:value-type="string" calcext:value-type="string">
            <text:p>4-6-2</text:p>
          </table:table-cell>
          <table:table-cell table:style-name="ce8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8" office:value-type="float" office:value="26.7" calcext:value-type="float">
            <text:p>26.7</text:p>
          </table:table-cell>
          <table:table-cell table:style-name="ce8" table:formula="of:=1223+143" office:value-type="float" office:value="1366" calcext:value-type="float">
            <text:p>1366</text:p>
          </table:table-cell>
          <table:table-cell table:style-name="ce48" table:formula="of:=[.G270]/[.F270]" office:value-type="float" office:value="51.1610486891386" calcext:value-type="float">
            <text:p>51.16</text:p>
          </table:table-cell>
          <table:table-cell table:style-name="ce8" office:value-type="float" office:value="225" calcext:value-type="float">
            <text:p>225</text:p>
          </table:table-cell>
          <table:table-cell table:style-name="ce61" office:value-type="float" office:value="111" calcext:value-type="float">
            <text:p>111</text:p>
          </table:table-cell>
          <table:table-cell table:style-name="ce70" table:formula="of:=([.G270]/2.5)*0.7457" office:value-type="float" office:value="407.45048" calcext:value-type="float">
            <text:p>407</text:p>
          </table:table-cell>
          <table:table-cell table:style-name="ce76" table:formula="of:=MIN(([.F270]*[.N270])*[.M270]*[.O270];[.K270])" office:value-type="float" office:value="382.055415052464" calcext:value-type="float">
            <text:p>382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0" office:value-type="percentage" office:value="0.0775" calcext:value-type="percentage">
            <text:p>7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40" calcext:value-type="float">
            <text:p>240</text:p>
          </table:table-cell>
          <table:table-cell table:style-name="ce101" office:value-type="string" calcext:value-type="string">
            <text:p>http://en.wikipedia.org/wiki/BR_Standard_Class_4_2-6-4T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52" calcext:value-type="float">
            <text:p>1952</text:p>
          </table:table-cell>
          <table:table-cell table:style-name="ce8" office:value-type="string" calcext:value-type="string">
            <text:p>BR 4MT 2-6-0</text:p>
          </table:table-cell>
          <table:table-cell table:style-name="ce18" office:value-type="string" calcext:value-type="string">
            <text:p>2-6-0</text:p>
          </table:table-cell>
          <table:table-cell table:style-name="ce8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8" office:value-type="float" office:value="23" calcext:value-type="float">
            <text:p>23</text:p>
          </table:table-cell>
          <table:table-cell table:style-name="ce8" table:formula="of:=1075+131" office:value-type="float" office:value="1206" calcext:value-type="float">
            <text:p>1206</text:p>
          </table:table-cell>
          <table:table-cell table:style-name="ce48" table:formula="of:=[.G271]/[.F271]" office:value-type="float" office:value="52.4347826086957" calcext:value-type="float">
            <text:p>52.43</text:p>
          </table:table-cell>
          <table:table-cell table:style-name="ce8" office:value-type="float" office:value="225" calcext:value-type="float">
            <text:p>225</text:p>
          </table:table-cell>
          <table:table-cell table:style-name="ce61" office:value-type="float" office:value="108" calcext:value-type="float">
            <text:p>108</text:p>
          </table:table-cell>
          <table:table-cell table:style-name="ce70" table:formula="of:=([.G271]/2.5)*0.7457" office:value-type="float" office:value="359.72568" calcext:value-type="float">
            <text:p>360</text:p>
          </table:table-cell>
          <table:table-cell table:style-name="ce76" table:formula="of:=MIN(([.F271]*[.N271])*[.M271]*[.O271];[.K271])" office:value-type="float" office:value="330.810045740969" calcext:value-type="float">
            <text:p>331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0" office:value-type="percentage" office:value="0.0779" calcext:value-type="percentage">
            <text:p>7.79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47" calcext:value-type="float">
            <text:p>247</text:p>
          </table:table-cell>
          <table:table-cell table:style-name="ce101" office:value-type="string" calcext:value-type="string">
            <text:p>http://en.wikipedia.org/wiki/BR_Standard_Class_4_2-6-0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52" calcext:value-type="float">
            <text:p>1952</text:p>
          </table:table-cell>
          <table:table-cell table:style-name="ce8" office:value-type="string" calcext:value-type="string">
            <text:p>BR 2MT Tank</text:p>
          </table:table-cell>
          <table:table-cell table:style-name="ce18" office:value-type="string" calcext:value-type="string">
            <text:p>2-6-2T</text:p>
          </table:table-cell>
          <table:table-cell table:style-name="ce8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8" office:value-type="float" office:value="17.5" calcext:value-type="float">
            <text:p>17.5</text:p>
          </table:table-cell>
          <table:table-cell table:style-name="ce8" table:formula="of:=101+924" office:value-type="float" office:value="1025" calcext:value-type="float">
            <text:p>1025</text:p>
          </table:table-cell>
          <table:table-cell table:style-name="ce48" table:formula="of:=[.G272]/[.F272]" office:value-type="float" office:value="58.5714285714286" calcext:value-type="float">
            <text:p>58.57</text:p>
          </table:table-cell>
          <table:table-cell table:style-name="ce8" office:value-type="float" office:value="200" calcext:value-type="float">
            <text:p>200</text:p>
          </table:table-cell>
          <table:table-cell table:style-name="ce61" office:value-type="float" office:value="82" calcext:value-type="float">
            <text:p>82</text:p>
          </table:table-cell>
          <table:table-cell table:style-name="ce70" table:formula="of:=([.G272]/2.5)*0.7457" office:value-type="float" office:value="305.737" calcext:value-type="float">
            <text:p>306</text:p>
          </table:table-cell>
          <table:table-cell table:style-name="ce76" table:formula="of:=MIN(([.F272]*[.N272])*[.M272]*[.O272];[.K272])" office:value-type="float" office:value="250.410852562476" calcext:value-type="float">
            <text:p>250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0" office:value-type="percentage" office:value="0.0775" calcext:value-type="percentage">
            <text:p>7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24" calcext:value-type="float">
            <text:p>124</text:p>
          </table:table-cell>
          <table:table-cell table:style-name="ce101" office:value-type="string" calcext:value-type="string">
            <text:p>http://en.wikipedia.org/wiki/BR_Standard_Class_2_2-6-2T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G273]/[.F273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0" office:value-type="float" office:value="174" calcext:value-type="float">
            <text:p>174</text:p>
          </table:table-cell>
          <table:table-cell table:style-name="ce69" table:formula="of:=([.G273]/2.5)*0.7457" office:value-type="float" office:value="742.7172" calcext:value-type="float">
            <text:p>743</text:p>
          </table:table-cell>
          <table:table-cell table:style-name="ce80" office:value-type="float" office:value="697" calcext:value-type="float">
            <text:p>697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2" calcext:value-type="float">
            <text:p>27.22</text:p>
          </table:table-cell>
          <table:table-cell table:style-name="ce89" table:formula="of:=([.L273]/[.M273])/([.F273]*[.N273])" office:value-type="percentage" office:value="0.0770285669451255" calcext:value-type="percentage">
            <text:p>7.7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99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G274]/[.F274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0" table:formula="of:=([.G274]/2.5)*0.7457" office:value-type="float" office:value="601.0342" calcext:value-type="float">
            <text:p>601</text:p>
          </table:table-cell>
          <table:table-cell table:style-name="ce76" table:formula="of:=MIN(([.F274]*[.N274])*[.M274]*[.O274];[.K274])" office:value-type="float" office:value="590.831135999945" calcext:value-type="float">
            <text:p>591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0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8" office:value-type="float" office:value="1956" calcext:value-type="float">
            <text:p>1956</text:p>
          </table:table-cell>
          <table:table-cell table:style-name="ce8" office:value-type="string" calcext:value-type="string">
            <text:p>SR Rebuilt “Merchant Navy”</text:p>
          </table:table-cell>
          <table:table-cell table:style-name="ce18" office:value-type="string" calcext:value-type="string">
            <text:p>4-6-2</text:p>
          </table:table-cell>
          <table:table-cell table:style-name="ce8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8" office:value-type="float" office:value="48.5" calcext:value-type="float">
            <text:p>48.5</text:p>
          </table:table-cell>
          <table:table-cell table:style-name="ce8" office:value-type="float" office:value="2450" calcext:value-type="float">
            <text:p>2450</text:p>
          </table:table-cell>
          <table:table-cell table:style-name="ce48" table:formula="of:=[.G275]/[.F275]" office:value-type="float" office:value="50.5154639175258" calcext:value-type="float">
            <text:p>50.52</text:p>
          </table:table-cell>
          <table:table-cell table:style-name="ce8" office:value-type="float" office:value="250" calcext:value-type="float">
            <text:p>250</text:p>
          </table:table-cell>
          <table:table-cell table:style-name="ce61" office:value-type="float" office:value="149" calcext:value-type="float">
            <text:p>149</text:p>
          </table:table-cell>
          <table:table-cell table:style-name="ce71" table:formula="of:=([.G275]/2.5)*0.7457" office:value-type="float" office:value="730.786" calcext:value-type="float">
            <text:p>731</text:p>
          </table:table-cell>
          <table:table-cell table:style-name="ce76" table:formula="of:=MIN(([.F275]*[.N275])*[.M275]*[.O275];[.K275])" office:value-type="float" office:value="680.675643688228" calcext:value-type="float">
            <text:p>681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0" office:value-type="percentage" office:value="0.076" calcext:value-type="percentage">
            <text:p>7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612" calcext:value-type="float">
            <text:p>612</text:p>
          </table:table-cell>
          <table:table-cell table:style-name="ce101" office:value-type="string" calcext:value-type="string">
            <text:p>http://www.traintesting.com/bulletin_20.htm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G276]/[.F276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0" table:formula="of:=([.G276]/2.5)*0.7457" office:value-type="float" office:value="632.3536" calcext:value-type="float">
            <text:p>632</text:p>
          </table:table-cell>
          <table:table-cell table:style-name="ce76" table:formula="of:=MIN(([.F276]*[.N276])*[.M276]*[.O276];[.K276])" office:value-type="float" office:value="538.234200997259" calcext:value-type="float">
            <text:p>538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0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2"/>
          <table:table-cell table:style-name="ce1"/>
          <table:table-cell table:style-name="ce49" table:number-columns-repeated="2"/>
          <table:table-cell table:style-name="ce92"/>
          <table:table-cell table:style-name="Default" table:number-columns-repeated="1007"/>
          <table:table-cell table:number-columns-repeated="2"/>
        </table:table-row>
        <table:table-row table:style-name="ro3" table:number-rows-repeated="10482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5" table:default-cell-style-name="Default"/>
        <table:table-column table:style-name="co1" table:number-columns-repeated="2" table:default-cell-style-name="Default"/>
        <table:table-column table:style-name="co1" table:default-cell-style-name="ce117"/>
        <table:table-column table:style-name="co26" table:default-cell-style-name="ce117"/>
        <table:table-column table:style-name="co1" table:default-cell-style-name="ce92"/>
        <table:table-column table:style-name="co1" table:number-columns-repeated="3" table:default-cell-style-name="Default"/>
        <table:table-column table:style-name="co27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16" office:value-type="string" calcext:value-type="string">
            <text:p>kG/kW/hour</text:p>
          </table:table-cell>
          <table:table-cell table:style-name="ce116" office:value-type="string" calcext:value-type="string">
            <text:p>Kg/hour/grate</text:p>
          </table:table-cell>
          <table:table-cell table:style-name="ce118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217])*[Extrapolation.L217]" office:value-type="float" office:value="20.2730598234483" calcext:value-type="float">
            <text:p>20.2730598234</text:p>
          </table:table-cell>
          <table:table-cell table:style-name="ce119" table:formula="of:=1/([.D2]*[.H4])" office:value-type="percentage" office:value="0.0639924204332514" calcext:value-type="percentage">
            <text:p>6.40%</text:p>
          </table:table-cell>
          <table:table-cell table:style-name="ce121" office:value-type="string" calcext:value-type="string">
            <text:p>American</text:p>
          </table:table-cell>
          <table:table-cell table:style-name="ce126" table:formula="of:=6150/1016.0472004055" office:value-type="float" office:value="6.05286840763457" calcext:value-type="float">
            <text:p>6.0528684076</text:p>
          </table:table-cell>
          <table:table-cell table:style-name="ce92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218])*[Extrapolation.L218]" office:value-type="float" office:value="25.0086602747958" calcext:value-type="float">
            <text:p>25.0086602748</text:p>
          </table:table-cell>
          <table:table-cell table:style-name="ce120" table:formula="of:=1/([.D3]*[.H3])" office:value-type="percentage" office:value="0.0506455936516068" calcext:value-type="percentage">
            <text:p>5.06%</text:p>
          </table:table-cell>
          <table:table-cell table:style-name="ce122" office:value-type="string" calcext:value-type="string">
            <text:p>Yorkshire</text:p>
          </table:table-cell>
          <table:table-cell table:style-name="ce127" table:formula="of:=(12560*0.000293071)/0.453592" office:value-type="float" office:value="8.11516023210286" calcext:value-type="float">
            <text:p>8.1151602321</text:p>
          </table:table-cell>
          <table:table-cell table:style-name="ce92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3" office:value-type="string" calcext:value-type="string">
            <text:p>Welsh</text:p>
          </table:table-cell>
          <table:table-cell table:style-name="ce128" table:formula="of:=(14050*0.000293071)/0.453592" office:value-type="float" office:value="9.0778663424399" calcext:value-type="float">
            <text:p>9.0778663424</text:p>
          </table:table-cell>
          <table:table-cell table:style-name="ce92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4" office:value-type="string" calcext:value-type="string">
            <text:p>Coke</text:p>
          </table:table-cell>
          <table:table-cell table:style-name="ce129" table:formula="of:=(12500*0.000293071)/0.453592" office:value-type="float" office:value="8.076393543096" calcext:value-type="float">
            <text:p>8.0763935431</text:p>
          </table:table-cell>
          <table:table-cell table:style-name="ce92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5" office:value-type="string" calcext:value-type="string">
            <text:p>Sub-bitum.</text:p>
          </table:table-cell>
          <table:table-cell table:style-name="ce130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92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2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2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2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2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2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26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1" table:default-cell-style-name="ce92"/>
        <table:table-column table:style-name="co32" table:default-cell-style-name="ce92"/>
        <table:table-column table:style-name="co33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18" office:value-type="string" calcext:value-type="string">
            <text:p>Thermal efficiency (theor.)</text:p>
          </table:table-cell>
          <table:table-cell table:style-name="ce118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1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32" table:formula="of:=[Extrapolation.L217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73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94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8">00/00/0000</text:date>, <text:time style:data-style-name="N2" text:time-value="14:03:24.1390922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7-12-28T14:06:03.458787652</dc:date>
    <meta:editing-duration>P42DT19H38M20S</meta:editing-duration>
    <meta:editing-cycles>2178</meta:editing-cycles>
    <meta:generator>LibreOffice/5.1.6.2$Linux_X86_64 LibreOffice_project/10m0$Build-2</meta:generator>
    <dc:creator>James Petts</dc:creator>
    <meta:document-statistic meta:table-count="5" meta:cell-count="5268" meta:object-count="0"/>
  </office:meta>
</office:document-meta>
</file>